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afafa" draw:textarea-horizontal-align="justify" draw:textarea-vertical-align="middle" draw:auto-grow-height="false" fo:min-height="14.25cm" fo:min-width="26.25cm"/>
    </style:style>
    <style:style style:name="gr2" style:family="graphic" style:parent-style-name="standard">
      <style:graphic-properties draw:stroke="dash" draw:stroke-dash="Long_20_Dash" svg:stroke-width="0.05cm" svg:stroke-color="#000000" draw:marker-start-width="0.28cm" draw:marker-end-width="0.28cm" draw:fill-color="#fafafa" draw:textarea-horizontal-align="justify" draw:textarea-vertical-align="middle" draw:auto-grow-height="false" fo:min-height="10cm" fo:min-width="15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8cm" draw:marker-end-width="0.28cm" draw:fill-color="#536dfe" draw:textarea-horizontal-align="justify" draw:textarea-vertical-align="middle" draw:auto-grow-height="false" fo:min-height="0.053cm" fo:min-width="1.4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8cm" draw:marker-end-width="0.28cm" draw:fill-color="#7ffe00" draw:textarea-horizontal-align="justify" draw:textarea-vertical-align="middle" draw:auto-grow-height="false" fo:min-height="0.053cm" fo:min-width="1.4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8cm" draw:marker-end-width="0.28cm" draw:fill-color="#caca00" draw:textarea-horizontal-align="justify" draw:textarea-vertical-align="middle" draw:auto-grow-height="false" fo:min-height="0.053cm" fo:min-width="1.4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8cm" draw:marker-end-width="0.28cm" draw:fill-color="#fe7f00" draw:textarea-horizontal-align="justify" draw:textarea-vertical-align="middle" draw:auto-grow-height="false" fo:min-height="0.053cm" fo:min-width="1.4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08cm" draw:marker-end-width="0.08cm" draw:fill-color="#fafafa" draw:textarea-horizontal-align="justify" draw:textarea-vertical-align="middle" draw:auto-grow-height="false" fo:min-height="1.7cm" fo:min-width="0.95cm" fo:padding-top="0.15cm" fo:padding-bottom="0.15cm" fo:padding-left="0.275cm" fo:padding-right="0.275cm"/>
      <style:paragraph-properties style:writing-mode="lr-tb"/>
    </style:style>
    <style:style style:name="gr9" style:family="graphic" style:parent-style-name="objectwithoutfill">
      <style:graphic-properties svg:stroke-width="0.05cm" svg:stroke-color="#000000" draw:marker-start-width="0.08cm" draw:marker-end-width="0.08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536dfe" draw:marker-start-width="0.28cm" draw:marker-end-width="0.28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7ffe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caca00" draw:marker-start-width="0.28cm" draw:marker-end-width="0.28cm" draw:fill="none" draw:fill-color="#caca00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fe7f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caca00" draw:marker-start-width="0.28cm" draw:marker-end-width="0.28cm" draw:fill="none" draw:fill-color="#ffff00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fe7f00" draw:marker-start-width="0.28cm" draw:marker-end-width="0.28cm" draw:fill="none" draw:fill-color="#fe7f00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28cm" draw:marker-end-width="0.28cm" draw:fill-color="#fafafa" draw:textarea-horizontal-align="justify" draw:textarea-vertical-align="middle" draw:auto-grow-height="false" fo:min-height="1.75cm" fo:min-width="1cm" fo:padding-top="0.15cm" fo:padding-bottom="0.15cm" fo:padding-left="0.275cm" fo:padding-right="0.275cm"/>
      <style:paragraph-properties style:writing-mode="lr-tb"/>
    </style:style>
    <style:style style:name="gr17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7ffe00" draw:marker-start-width="0.28cm" draw:marker-end-width="0.28cm" draw:fill="none" draw:fill-color="#caca00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caca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solid" draw:stroke-dash="Ultrafine_20_Dotted_20__28_var_29_" svg:stroke-width="0.05cm" svg:stroke-color="#000000" draw:marker-start-width="0.28cm" draw:marker-end-width="0.28cm" draw:fill-color="#fafafa" draw:textarea-horizontal-align="justify" draw:textarea-vertical-align="middle" draw:auto-grow-height="false" fo:min-height="2cm" fo:min-width="1.5cm" fo:padding-top="0.15cm" fo:padding-bottom="0.15cm" fo:padding-left="0.275cm" fo:padding-right="0.275cm"/>
      <style:paragraph-properties style:writing-mode="lr-tb"/>
    </style:style>
    <style:style style:name="gr21" style:family="graphic" style:parent-style-name="objectwithoutfill">
      <style:graphic-properties draw:marker-end="线条箭头_20_1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002cm"/>
    </style:style>
    <style:style style:name="gr23" style:family="graphic" style:parent-style-name="objectwithoutfill">
      <style:graphic-properties svg:stroke-width="0.05cm" svg:stroke-color="#000000" draw:marker-start-width="0.28cm" draw:marker-end="Triangle" draw:marker-end-width="0.38cm" draw:fill="none" draw:fill-color="#fafafa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svg:stroke-color="#000000" draw:marker-start-width="0.28cm" draw:marker-end-width="0.28cm" draw:fill="none" draw:fill-color="#fafafa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cm" svg:stroke-color="#000000" draw:marker-start-width="0.28cm" draw:marker-end-width="0.28cm" draw:fill-color="#fafafa" draw:textarea-horizontal-align="justify" draw:textarea-vertical-align="middle" draw:auto-grow-height="false" fo:min-height="1.7cm" fo:min-width="0.95cm" fo:padding-top="0.15cm" fo:padding-bottom="0.15cm" fo:padding-left="0.275cm" fo:padding-right="0.275cm"/>
      <style:paragraph-properties style:writing-mode="lr-tb"/>
    </style:style>
    <style:style style:name="gr26" style:family="graphic" style:parent-style-name="objectwithoutfill">
      <style:graphic-properties svg:stroke-color="#000000" draw:marker-end="线条箭头_20_4" draw:marker-end-width="0.3cm" draw:fill="none" draw:fill-color="#fafafa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9" style:family="graphic" style:parent-style-name="standard">
      <style:graphic-properties svg:stroke-width="0.05cm" svg:stroke-color="#000000" draw:marker-start-width="0.28cm" draw:marker-end-width="0.18cm" draw:fill-color="#e8e8e8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.05cm" svg:stroke-color="#000000" draw:marker-start-width="0.28cm" draw:marker-end-width="0.18cm" draw:fill-color="#e8e8e8" draw:textarea-horizontal-align="justify" draw:textarea-vertical-align="middle" draw:auto-grow-height="false" fo:min-height="0.75cm" fo:min-width="6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.05cm" svg:stroke-color="#000000" draw:marker-start-width="0.28cm" draw:marker-end-width="0.18cm" draw:fill="none" draw:fill-color="#e8e8e8" fo:min-height="1.893cm"/>
      <style:paragraph-properties style:writing-mode="lr-tb"/>
    </style:style>
    <style:style style:name="gr32" style:family="graphic" style:parent-style-name="objectwithoutfill">
      <style:graphic-properties svg:stroke-width="0.05cm" svg:stroke-color="#000000" draw:marker-start-width="0.28cm" draw:marker-end="线条箭头_20_5" draw:marker-end-width="0.18cm" draw:fill="none" draw:fill-color="#e8e8e8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cm" svg:stroke-color="#000000" draw:marker-start-width="0.28cm" draw:marker-end-width="0.18cm" draw:fill="none" draw:fill-color="#e8e8e8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cm" svg:stroke-color="#000000" draw:marker-start-width="0.28cm" draw:marker-end="线条箭头_20_6" draw:marker-end-width="0.18cm" draw:fill="none" draw:fill-color="#e8e8e8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e8e8e8" fo:min-height="0.556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37" style:family="graphic" style:parent-style-name="standard">
      <style:graphic-properties draw:fill-color="#009c9c" draw:textarea-horizontal-align="justify" draw:textarea-vertical-align="middle" draw:auto-grow-height="false" fo:min-height="0.25cm" fo:min-width="0cm"/>
    </style:style>
    <style:style style:name="gr38" style:family="graphic" style:parent-style-name="standard">
      <style:graphic-properties svg:stroke-width="0.08cm" svg:stroke-color="#000000" draw:marker-start-width="0.13cm" draw:marker-end-width="0.13cm" draw:fill-color="#e8e8e8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svg:stroke-width="0.08cm" svg:stroke-color="#000000" draw:marker-start-width="0.13cm" draw:marker-end-width="0.13cm" draw:fill-color="#e8e8e8" draw:textarea-horizontal-align="justify" draw:textarea-vertical-align="middle" draw:auto-grow-height="false" fo:min-height="0.67cm" fo:min-width="5.92cm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width="0.08cm" svg:stroke-color="#000000" draw:marker-start-width="0.13cm" draw:marker-end-width="0.13cm" draw:fill="none" draw:fill-color="#e8e8e8" fo:min-height="1.893cm"/>
      <style:paragraph-properties style:writing-mode="lr-tb"/>
    </style:style>
    <style:style style:name="gr41" style:family="graphic" style:parent-style-name="objectwithoutfill">
      <style:graphic-properties svg:stroke-width="0.08cm" svg:stroke-color="#000000" draw:marker-start-width="0.13cm" draw:marker-end="线条箭头_20_5" draw:marker-end-width="0.13cm" draw:fill="none" draw:fill-color="#e8e8e8" draw:textarea-vertical-align="middle" fo:padding-top="0.165cm" fo:padding-bottom="0.165cm" fo:padding-left="0.29cm" fo:padding-right="0.29cm"/>
    </style:style>
    <style:style style:name="gr42" style:family="graphic" style:parent-style-name="objectwithoutfill">
      <style:graphic-properties svg:stroke-width="0.08cm" svg:stroke-color="#000000" draw:marker-start-width="0.13cm" draw:marker-end="线条箭头_20_6" draw:marker-end-width="0.13cm" draw:fill="none" draw:fill-color="#e8e8e8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svg:stroke-width="0.08cm" draw:marker-start-width="0.13cm" draw:marker-end-width="0.13cm" draw:textarea-horizontal-align="justify" draw:textarea-vertical-align="middle" draw:auto-grow-height="false" fo:min-height="0.17cm" fo:min-width="0cm" fo:padding-top="0.165cm" fo:padding-bottom="0.165cm" fo:padding-left="0.29cm" fo:padding-right="0.29cm"/>
    </style:style>
    <style:style style:name="gr44" style:family="graphic" style:parent-style-name="standard">
      <style:graphic-properties svg:stroke-width="0.08cm" draw:marker-start-width="0.13cm" draw:marker-end-width="0.13cm" draw:fill-color="#009c9c" draw:textarea-horizontal-align="justify" draw:textarea-vertical-align="middle" draw:auto-grow-height="false" fo:min-height="0.17cm" fo:min-width="0cm" fo:padding-top="0.165cm" fo:padding-bottom="0.165cm" fo:padding-left="0.29cm" fo:padding-right="0.29cm"/>
    </style:style>
    <style:style style:name="gr45" style:family="graphic" style:parent-style-name="standard">
      <style:graphic-properties svg:stroke-width="0.08cm" svg:stroke-color="#000000" draw:marker-start-width="0.12cm" draw:marker-end-width="0.12cm" draw:fill-color="#e8e8e8" draw:textarea-vertical-align="middle" fo:padding-top="0.165cm" fo:padding-bottom="0.165cm" fo:padding-left="0.29cm" fo:padding-right="0.29cm"/>
    </style:style>
    <style:style style:name="gr46" style:family="graphic" style:parent-style-name="objectwithoutfill">
      <style:graphic-properties svg:stroke-width="0.08cm" svg:stroke-color="#000000" draw:marker-start-width="0.12cm" draw:marker-end="线条箭头_20_5" draw:marker-end-width="0.12cm" draw:fill="none" draw:fill-color="#e8e8e8" draw:textarea-vertical-align="middle" fo:padding-top="0.165cm" fo:padding-bottom="0.165cm" fo:padding-left="0.29cm" fo:padding-right="0.29cm"/>
    </style:style>
    <style:style style:name="gr47" style:family="graphic" style:parent-style-name="objectwithoutfill">
      <style:graphic-properties svg:stroke-width="0.08cm" svg:stroke-color="#000000" draw:marker-start-width="0.12cm" draw:marker-end-width="0.12cm" draw:fill="none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draw:stroke="none" svg:stroke-width="0.08cm" svg:stroke-color="#000000" draw:marker-start-width="0.12cm" draw:marker-end-width="0.12cm" draw:fill="none" draw:fill-color="#ffffff" fo:min-height="0.869cm"/>
      <style:paragraph-properties style:writing-mode="lr-tb"/>
    </style:style>
    <style:style style:name="gr49" style:family="graphic" style:parent-style-name="standard">
      <style:graphic-properties draw:stroke="none" svg:stroke-width="0.08cm" svg:stroke-color="#000000" draw:marker-start-width="0.12cm" draw:marker-end-width="0.12cm" draw:fill="none" draw:fill-color="#ffffff" fo:min-height="3.71cm"/>
      <style:paragraph-properties style:writing-mode="lr-tb"/>
    </style:style>
    <style:style style:name="gr50" style:family="graphic" style:parent-style-name="standard">
      <style:graphic-properties draw:stroke="none" svg:stroke-width="0.08cm" svg:stroke-color="#000000" draw:marker-start-width="0.12cm" draw:marker-end="线条箭头_20_9" draw:marker-end-width="0.1cm" draw:fill="none" draw:fill-color="#ffffff" fo:min-height="0.869cm"/>
      <style:paragraph-properties style:writing-mode="lr-tb"/>
    </style:style>
    <style:style style:name="gr51" style:family="graphic" style:parent-style-name="standard">
      <style:graphic-properties draw:stroke="none" svg:stroke-width="0.08cm" svg:stroke-color="#000000" draw:marker-start-width="0.12cm" draw:marker-end="线条箭头_20_10" draw:marker-end-width="0.1cm" draw:fill="none" draw:fill-color="#ffffff" fo:min-height="0.869cm"/>
      <style:paragraph-properties style:writing-mode="lr-tb"/>
    </style:style>
    <style:style style:name="gr52" style:family="graphic" style:parent-style-name="standard">
      <style:graphic-properties svg:stroke-width="0.08cm" svg:stroke-color="#000000" draw:marker-start-width="0.12cm" draw:marker-end="线条箭头_20_11" draw:marker-end-width="0.1cm" draw:fill-color="#e8e8e8" draw:textarea-horizontal-align="justify" draw:textarea-vertical-align="middle" draw:auto-grow-height="false" fo:min-height="6.17cm" fo:min-width="4.17cm" fo:padding-top="0.165cm" fo:padding-bottom="0.165cm" fo:padding-left="0.29cm" fo:padding-right="0.29cm"/>
      <style:paragraph-properties style:writing-mode="lr-tb"/>
    </style:style>
    <style:style style:name="gr53" style:family="graphic" style:parent-style-name="objectwithoutfill">
      <style:graphic-properties svg:stroke-width="0.08cm" svg:stroke-color="#000000" draw:marker-start-width="0.12cm" draw:marker-end="线条箭头_20_12" draw:marker-end-width="0.1cm" draw:fill="none" draw:textarea-vertical-align="middle" fo:padding-top="0.165cm" fo:padding-bottom="0.165cm" fo:padding-left="0.29cm" fo:padding-right="0.29cm"/>
    </style:style>
    <style:style style:name="gr54" style:family="graphic" style:parent-style-name="objectwithoutfill">
      <style:graphic-properties svg:stroke-width="0.08cm" svg:stroke-color="#000000" draw:marker-start-width="0.12cm" draw:marker-end="线条箭头_20_13" draw:marker-end-width="0.1cm" draw:fill="none" draw:textarea-vertical-align="middle" fo:padding-top="0.165cm" fo:padding-bottom="0.165cm" fo:padding-left="0.29cm" fo:padding-right="0.29cm"/>
    </style:style>
    <style:style style:name="gr55" style:family="graphic" style:parent-style-name="objectwithoutfill">
      <style:graphic-properties svg:stroke-width="0.08cm" svg:stroke-color="#000000" draw:marker-start-width="0.12cm" draw:marker-end="线条箭头_20_14" draw:marker-end-width="0.1cm" draw:fill="none" draw:textarea-vertical-align="middle" fo:padding-top="0.165cm" fo:padding-bottom="0.165cm" fo:padding-left="0.29cm" fo:padding-right="0.29cm"/>
    </style:style>
    <style:style style:name="gr56" style:family="graphic" style:parent-style-name="objectwithoutfill">
      <style:graphic-properties svg:stroke-width="0.08cm" svg:stroke-color="#000000" draw:marker-start-width="0.12cm" draw:marker-end="线条箭头_20_15" draw:marker-end-width="0.1cm" draw:fill="none" draw:textarea-vertical-align="middle" fo:padding-top="0.165cm" fo:padding-bottom="0.165cm" fo:padding-left="0.29cm" fo:padding-right="0.29cm"/>
    </style:style>
    <style:style style:name="gr57" style:family="graphic" style:parent-style-name="objectwithoutfill">
      <style:graphic-properties svg:stroke-width="0.08cm" svg:stroke-color="#000000" draw:marker-start-width="0.12cm" draw:marker-end="线条箭头_20_16" draw:marker-end-width="0.1cm" draw:fill="none" draw:textarea-vertical-align="middle" fo:padding-top="0.165cm" fo:padding-bottom="0.165cm" fo:padding-left="0.29cm" fo:padding-right="0.29cm"/>
    </style:style>
    <style:style style:name="gr58" style:family="graphic" style:parent-style-name="objectwithoutfill">
      <style:graphic-properties svg:stroke-width="0.08cm" svg:stroke-color="#000000" draw:marker-start-width="0.12cm" draw:marker-end="线条箭头_20_17" draw:marker-end-width="0.1cm" draw:fill="none" draw:textarea-vertical-align="middle" fo:padding-top="0.165cm" fo:padding-bottom="0.165cm" fo:padding-left="0.29cm" fo:padding-right="0.29cm"/>
    </style:style>
    <style:style style:name="gr59" style:family="graphic" style:parent-style-name="objectwithoutfill">
      <style:graphic-properties svg:stroke-width="0.08cm" svg:stroke-color="#000000" draw:marker-start-width="0.12cm" draw:marker-end="线条箭头_20_18" draw:marker-end-width="0.1cm" draw:fill="none" draw:textarea-vertical-align="middle" fo:padding-top="0.165cm" fo:padding-bottom="0.165cm" fo:padding-left="0.29cm" fo:padding-right="0.29cm"/>
    </style:style>
    <style:style style:name="gr60" style:family="graphic" style:parent-style-name="objectwithoutfill">
      <style:graphic-properties svg:stroke-width="0.08cm" svg:stroke-color="#000000" draw:marker-start-width="0.12cm" draw:marker-end="线条箭头_20_19" draw:marker-end-width="0.1cm" draw:fill="none" draw:textarea-vertical-align="middle" fo:padding-top="0.165cm" fo:padding-bottom="0.165cm" fo:padding-left="0.29cm" fo:padding-right="0.29cm"/>
    </style:style>
    <style:style style:name="gr61" style:family="graphic" style:parent-style-name="standard">
      <style:graphic-properties draw:stroke="none" svg:stroke-width="0.08cm" svg:stroke-color="#000000" draw:marker-start-width="0.12cm" draw:marker-end="线条箭头_20_20" draw:marker-end-width="0.1cm" draw:fill="none" draw:fill-color="#ffffff" fo:min-height="3.71cm"/>
      <style:paragraph-properties style:writing-mode="lr-tb"/>
    </style:style>
    <style:style style:name="gr62" style:family="graphic" style:parent-style-name="standard">
      <style:graphic-properties draw:stroke="none" svg:stroke-width="0.08cm" svg:stroke-color="#000000" draw:marker-start-width="0.12cm" draw:marker-end="线条箭头_20_21" draw:marker-end-width="0.1cm" draw:fill="none" draw:fill-color="#ffffff" fo:min-height="0.869cm"/>
      <style:paragraph-properties style:writing-mode="lr-tb"/>
    </style:style>
    <style:style style:name="gr63" style:family="graphic" style:parent-style-name="standard">
      <style:graphic-properties draw:stroke="none" svg:stroke-width="0.08cm" svg:stroke-color="#000000" draw:marker-start-width="0.12cm" draw:marker-end="线条箭头_20_22" draw:marker-end-width="0.1cm" draw:fill="none" draw:fill-color="#ffffff" fo:min-height="0.869cm"/>
      <style:paragraph-properties style:writing-mode="lr-tb"/>
    </style:style>
    <style:style style:name="gr64" style:family="graphic" style:parent-style-name="standard">
      <style:graphic-properties svg:stroke-width="0.08cm" svg:stroke-color="#000000" draw:marker-start-width="0.12cm" draw:marker-end="线条箭头_20_23" draw:marker-end-width="0.1cm" draw:fill-color="#e8e8e8" draw:textarea-horizontal-align="justify" draw:textarea-vertical-align="middle" draw:auto-grow-height="false" fo:min-height="6.17cm" fo:min-width="4.17cm" fo:padding-top="0.165cm" fo:padding-bottom="0.165cm" fo:padding-left="0.29cm" fo:padding-right="0.29cm"/>
      <style:paragraph-properties style:writing-mode="lr-tb"/>
    </style:style>
    <style:style style:name="gr65" style:family="graphic" style:parent-style-name="objectwithoutfill">
      <style:graphic-properties svg:stroke-width="0.08cm" svg:stroke-color="#000000" draw:marker-start-width="0.12cm" draw:marker-end="线条箭头_20_24" draw:marker-end-width="0.1cm" draw:fill="none" draw:textarea-vertical-align="middle" fo:padding-top="0.165cm" fo:padding-bottom="0.165cm" fo:padding-left="0.29cm" fo:padding-right="0.29cm"/>
    </style:style>
    <style:style style:name="gr66" style:family="graphic" style:parent-style-name="objectwithoutfill">
      <style:graphic-properties svg:stroke-width="0.08cm" svg:stroke-color="#000000" draw:marker-start-width="0.12cm" draw:marker-end="线条箭头_20_25" draw:marker-end-width="0.1cm" draw:fill="none" draw:textarea-vertical-align="middle" fo:padding-top="0.165cm" fo:padding-bottom="0.165cm" fo:padding-left="0.29cm" fo:padding-right="0.29cm"/>
    </style:style>
    <style:style style:name="gr67" style:family="graphic" style:parent-style-name="objectwithoutfill">
      <style:graphic-properties svg:stroke-width="0.08cm" svg:stroke-color="#000000" draw:marker-start-width="0.12cm" draw:marker-end="线条箭头_20_26" draw:marker-end-width="0.1cm" draw:fill="none" draw:textarea-vertical-align="middle" fo:padding-top="0.165cm" fo:padding-bottom="0.165cm" fo:padding-left="0.29cm" fo:padding-right="0.29cm"/>
    </style:style>
    <style:style style:name="gr68" style:family="graphic" style:parent-style-name="objectwithoutfill">
      <style:graphic-properties svg:stroke-width="0.08cm" svg:stroke-color="#000000" draw:marker-start-width="0.12cm" draw:marker-end="线条箭头_20_27" draw:marker-end-width="0.1cm" draw:fill="none" draw:textarea-vertical-align="middle" fo:padding-top="0.165cm" fo:padding-bottom="0.165cm" fo:padding-left="0.29cm" fo:padding-right="0.29cm"/>
    </style:style>
    <style:style style:name="gr69" style:family="graphic" style:parent-style-name="objectwithoutfill">
      <style:graphic-properties svg:stroke-width="0.08cm" svg:stroke-color="#000000" draw:marker-start-width="0.12cm" draw:marker-end="线条箭头_20_28" draw:marker-end-width="0.1cm" draw:fill="none" draw:textarea-vertical-align="middle" fo:padding-top="0.165cm" fo:padding-bottom="0.165cm" fo:padding-left="0.29cm" fo:padding-right="0.29cm"/>
    </style:style>
    <style:style style:name="gr70" style:family="graphic" style:parent-style-name="objectwithoutfill">
      <style:graphic-properties svg:stroke-width="0.08cm" svg:stroke-color="#000000" draw:marker-start-width="0.12cm" draw:marker-end="线条箭头_20_29" draw:marker-end-width="0.1cm" draw:fill="none" draw:textarea-vertical-align="middle" fo:padding-top="0.165cm" fo:padding-bottom="0.165cm" fo:padding-left="0.29cm" fo:padding-right="0.29cm"/>
    </style:style>
    <style:style style:name="gr71" style:family="graphic" style:parent-style-name="objectwithoutfill">
      <style:graphic-properties svg:stroke-width="0.08cm" svg:stroke-color="#000000" draw:marker-start-width="0.12cm" draw:marker-end="线条箭头_20_30" draw:marker-end-width="0.1cm" draw:fill="none" draw:textarea-vertical-align="middle" fo:padding-top="0.165cm" fo:padding-bottom="0.165cm" fo:padding-left="0.29cm" fo:padding-right="0.29cm"/>
    </style:style>
    <style:style style:name="gr72" style:family="graphic" style:parent-style-name="objectwithoutfill">
      <style:graphic-properties svg:stroke-width="0.08cm" svg:stroke-color="#000000" draw:marker-start-width="0.12cm" draw:marker-end="线条箭头_20_31" draw:marker-end-width="0.1cm" draw:fill="none" draw:textarea-vertical-align="middle" fo:padding-top="0.165cm" fo:padding-bottom="0.165cm" fo:padding-left="0.29cm" fo:padding-right="0.29cm"/>
    </style:style>
    <style:style style:name="gr73" style:family="graphic" style:parent-style-name="standard">
      <style:graphic-properties draw:stroke="none" svg:stroke-width="0.08cm" svg:stroke-color="#000000" draw:marker-start-width="0.12cm" draw:marker-end="线条箭头_20_32" draw:marker-end-width="0.1cm" draw:fill="none" draw:fill-color="#ffffff" fo:min-height="0.869cm"/>
      <style:paragraph-properties style:writing-mode="lr-tb"/>
    </style:style>
    <style:style style:name="gr74" style:family="graphic" style:parent-style-name="standard">
      <style:graphic-properties draw:stroke="none" svg:stroke-width="0.08cm" svg:stroke-color="#000000" draw:marker-start-width="0.12cm" draw:marker-end="线条箭头_20_33" draw:marker-end-width="0.1cm" draw:fill="none" draw:fill-color="#ffffff" fo:min-height="0.869cm"/>
      <style:paragraph-properties style:writing-mode="lr-tb"/>
    </style:style>
    <style:style style:name="gr75" style:family="graphic" style:parent-style-name="standard">
      <style:graphic-properties svg:stroke-width="0.08cm" svg:stroke-color="#000000" draw:marker-start-width="0.12cm" draw:marker-end="线条箭头_20_34" draw:marker-end-width="0.1cm" draw:fill-color="#e8e8e8" draw:textarea-horizontal-align="justify" draw:textarea-vertical-align="middle" draw:auto-grow-height="false" fo:min-height="6.17cm" fo:min-width="4.17cm" fo:padding-top="0.165cm" fo:padding-bottom="0.165cm" fo:padding-left="0.29cm" fo:padding-right="0.29cm"/>
      <style:paragraph-properties style:writing-mode="lr-tb"/>
    </style:style>
    <style:style style:name="gr76" style:family="graphic" style:parent-style-name="objectwithoutfill">
      <style:graphic-properties svg:stroke-width="0.08cm" svg:stroke-color="#000000" draw:marker-start-width="0.12cm" draw:marker-end="线条箭头_20_35" draw:marker-end-width="0.1cm" draw:fill="none" draw:textarea-vertical-align="middle" fo:padding-top="0.165cm" fo:padding-bottom="0.165cm" fo:padding-left="0.29cm" fo:padding-right="0.29cm"/>
    </style:style>
    <style:style style:name="gr77" style:family="graphic" style:parent-style-name="objectwithoutfill">
      <style:graphic-properties svg:stroke-width="0.08cm" svg:stroke-color="#000000" draw:marker-start-width="0.12cm" draw:marker-end="线条箭头_20_36" draw:marker-end-width="0.1cm" draw:fill="none" draw:textarea-vertical-align="middle" fo:padding-top="0.165cm" fo:padding-bottom="0.165cm" fo:padding-left="0.29cm" fo:padding-right="0.29cm"/>
    </style:style>
    <style:style style:name="gr78" style:family="graphic" style:parent-style-name="objectwithoutfill">
      <style:graphic-properties svg:stroke-width="0.08cm" svg:stroke-color="#000000" draw:marker-start-width="0.12cm" draw:marker-end="线条箭头_20_37" draw:marker-end-width="0.1cm" draw:fill="none" draw:textarea-vertical-align="middle" fo:padding-top="0.165cm" fo:padding-bottom="0.165cm" fo:padding-left="0.29cm" fo:padding-right="0.29cm"/>
    </style:style>
    <style:style style:name="gr79" style:family="graphic" style:parent-style-name="objectwithoutfill">
      <style:graphic-properties svg:stroke-width="0.08cm" svg:stroke-color="#000000" draw:marker-start-width="0.12cm" draw:marker-end="线条箭头_20_38" draw:marker-end-width="0.1cm" draw:fill="none" draw:textarea-vertical-align="middle" fo:padding-top="0.165cm" fo:padding-bottom="0.165cm" fo:padding-left="0.29cm" fo:padding-right="0.29cm"/>
    </style:style>
    <style:style style:name="gr80" style:family="graphic" style:parent-style-name="objectwithoutfill">
      <style:graphic-properties svg:stroke-width="0.08cm" svg:stroke-color="#000000" draw:marker-start-width="0.12cm" draw:marker-end="线条箭头_20_39" draw:marker-end-width="0.1cm" draw:fill="none" draw:textarea-vertical-align="middle" fo:padding-top="0.165cm" fo:padding-bottom="0.165cm" fo:padding-left="0.29cm" fo:padding-right="0.29cm"/>
    </style:style>
    <style:style style:name="gr81" style:family="graphic" style:parent-style-name="objectwithoutfill">
      <style:graphic-properties svg:stroke-width="0.08cm" svg:stroke-color="#000000" draw:marker-start-width="0.12cm" draw:marker-end="线条箭头_20_40" draw:marker-end-width="0.1cm" draw:fill="none" draw:textarea-vertical-align="middle" fo:padding-top="0.165cm" fo:padding-bottom="0.165cm" fo:padding-left="0.29cm" fo:padding-right="0.29cm"/>
    </style:style>
    <style:style style:name="gr82" style:family="graphic" style:parent-style-name="objectwithoutfill">
      <style:graphic-properties svg:stroke-width="0.08cm" svg:stroke-color="#000000" draw:marker-start-width="0.12cm" draw:marker-end="线条箭头_20_41" draw:marker-end-width="0.1cm" draw:fill="none" draw:textarea-vertical-align="middle" fo:padding-top="0.165cm" fo:padding-bottom="0.165cm" fo:padding-left="0.29cm" fo:padding-right="0.29cm"/>
    </style:style>
    <style:style style:name="gr83" style:family="graphic" style:parent-style-name="objectwithoutfill">
      <style:graphic-properties svg:stroke-width="0.08cm" svg:stroke-color="#000000" draw:marker-start-width="0.12cm" draw:marker-end="线条箭头_20_42" draw:marker-end-width="0.1cm" draw:fill="none" draw:textarea-vertical-align="middle" fo:padding-top="0.165cm" fo:padding-bottom="0.165cm" fo:padding-left="0.29cm" fo:padding-right="0.29cm"/>
    </style:style>
    <style:style style:name="gr84" style:family="graphic" style:parent-style-name="standard">
      <style:graphic-properties draw:stroke="none" svg:stroke-width="0.08cm" svg:stroke-color="#000000" draw:marker-start-width="0.12cm" draw:marker-end="线条箭头_20_43" draw:marker-end-width="0.1cm" draw:fill="none" draw:fill-color="#ffffff" fo:min-height="0.869cm"/>
      <style:paragraph-properties style:writing-mode="lr-tb"/>
    </style:style>
    <style:style style:name="gr85" style:family="graphic" style:parent-style-name="standard">
      <style:graphic-properties draw:stroke="none" svg:stroke-width="0.08cm" svg:stroke-color="#000000" draw:marker-start-width="0.12cm" draw:marker-end="线条箭头_20_44" draw:marker-end-width="0.1cm" draw:fill="none" draw:fill-color="#ffffff" fo:min-height="0.869cm"/>
      <style:paragraph-properties style:writing-mode="lr-tb"/>
    </style:style>
    <style:style style:name="gr86" style:family="graphic" style:parent-style-name="standard">
      <style:graphic-properties svg:stroke-width="0.08cm" svg:stroke-color="#000000" draw:marker-start-width="0.12cm" draw:marker-end="线条箭头_20_45" draw:marker-end-width="0.1cm" draw:fill-color="#e8e8e8" draw:textarea-horizontal-align="justify" draw:textarea-vertical-align="middle" draw:auto-grow-height="false" fo:min-height="6.17cm" fo:min-width="4.17cm" fo:padding-top="0.165cm" fo:padding-bottom="0.165cm" fo:padding-left="0.29cm" fo:padding-right="0.29cm"/>
      <style:paragraph-properties style:writing-mode="lr-tb"/>
    </style:style>
    <style:style style:name="gr87" style:family="graphic" style:parent-style-name="objectwithoutfill">
      <style:graphic-properties svg:stroke-width="0.08cm" svg:stroke-color="#000000" draw:marker-start-width="0.12cm" draw:marker-end="线条箭头_20_46" draw:marker-end-width="0.1cm" draw:fill="none" draw:textarea-vertical-align="middle" fo:padding-top="0.165cm" fo:padding-bottom="0.165cm" fo:padding-left="0.29cm" fo:padding-right="0.29cm"/>
    </style:style>
    <style:style style:name="gr88" style:family="graphic" style:parent-style-name="objectwithoutfill">
      <style:graphic-properties svg:stroke-width="0.08cm" svg:stroke-color="#000000" draw:marker-start-width="0.12cm" draw:marker-end="线条箭头_20_47" draw:marker-end-width="0.1cm" draw:fill="none" draw:textarea-vertical-align="middle" fo:padding-top="0.165cm" fo:padding-bottom="0.165cm" fo:padding-left="0.29cm" fo:padding-right="0.29cm"/>
    </style:style>
    <style:style style:name="gr89" style:family="graphic" style:parent-style-name="objectwithoutfill">
      <style:graphic-properties svg:stroke-width="0.08cm" svg:stroke-color="#000000" draw:marker-start-width="0.12cm" draw:marker-end="线条箭头_20_48" draw:marker-end-width="0.1cm" draw:fill="none" draw:textarea-vertical-align="middle" fo:padding-top="0.165cm" fo:padding-bottom="0.165cm" fo:padding-left="0.29cm" fo:padding-right="0.29cm"/>
    </style:style>
    <style:style style:name="gr90" style:family="graphic" style:parent-style-name="objectwithoutfill">
      <style:graphic-properties svg:stroke-width="0.08cm" svg:stroke-color="#000000" draw:marker-start-width="0.12cm" draw:marker-end="线条箭头_20_49" draw:marker-end-width="0.1cm" draw:fill="none" draw:textarea-vertical-align="middle" fo:padding-top="0.165cm" fo:padding-bottom="0.165cm" fo:padding-left="0.29cm" fo:padding-right="0.29cm"/>
    </style:style>
    <style:style style:name="gr91" style:family="graphic" style:parent-style-name="objectwithoutfill">
      <style:graphic-properties svg:stroke-width="0.08cm" svg:stroke-color="#000000" draw:marker-start-width="0.12cm" draw:marker-end="线条箭头_20_50" draw:marker-end-width="0.1cm" draw:fill="none" draw:textarea-vertical-align="middle" fo:padding-top="0.165cm" fo:padding-bottom="0.165cm" fo:padding-left="0.29cm" fo:padding-right="0.29cm"/>
    </style:style>
    <style:style style:name="gr92" style:family="graphic" style:parent-style-name="objectwithoutfill">
      <style:graphic-properties svg:stroke-width="0.08cm" svg:stroke-color="#000000" draw:marker-start-width="0.12cm" draw:marker-end="线条箭头_20_51" draw:marker-end-width="0.1cm" draw:fill="none" draw:textarea-vertical-align="middle" fo:padding-top="0.165cm" fo:padding-bottom="0.165cm" fo:padding-left="0.29cm" fo:padding-right="0.29cm"/>
    </style:style>
    <style:style style:name="gr93" style:family="graphic" style:parent-style-name="objectwithoutfill">
      <style:graphic-properties svg:stroke-width="0.08cm" svg:stroke-color="#000000" draw:marker-start-width="0.12cm" draw:marker-end="线条箭头_20_52" draw:marker-end-width="0.1cm" draw:fill="none" draw:textarea-vertical-align="middle" fo:padding-top="0.165cm" fo:padding-bottom="0.165cm" fo:padding-left="0.29cm" fo:padding-right="0.29cm"/>
    </style:style>
    <style:style style:name="gr94" style:family="graphic" style:parent-style-name="objectwithoutfill">
      <style:graphic-properties svg:stroke-width="0.08cm" svg:stroke-color="#000000" draw:marker-start-width="0.12cm" draw:marker-end="线条箭头_20_53" draw:marker-end-width="0.1cm" draw:fill="none" draw:textarea-vertical-align="middle" fo:padding-top="0.165cm" fo:padding-bottom="0.165cm" fo:padding-left="0.29cm" fo:padding-right="0.29cm"/>
    </style:style>
    <style:style style:name="gr95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7.75cm"/>
      <style:paragraph-properties style:writing-mode="lr-tb"/>
    </style:style>
    <style:style style:name="gr96" style:family="graphic" style:parent-style-name="standard">
      <style:graphic-properties draw:stroke="none" svg:stroke-width="0.08cm" svg:stroke-color="#000000" draw:marker-start-width="0.12cm" draw:marker-end="线条箭头_20_54" draw:marker-end-width="0.1cm" draw:fill="none" draw:fill-color="#ffffff" fo:min-height="0.869cm"/>
      <style:paragraph-properties style:writing-mode="lr-tb"/>
    </style:style>
    <style:style style:name="gr97" style:family="graphic" style:parent-style-name="standard">
      <style:graphic-properties svg:stroke-width="0.08cm" svg:stroke-color="#000000" draw:marker-start-width="0.12cm" draw:marker-end="线条箭头_20_55" draw:marker-end-width="0.1cm" draw:fill-color="#e8e8e8" draw:textarea-horizontal-align="justify" draw:textarea-vertical-align="middle" draw:auto-grow-height="false" fo:min-height="6.17cm" fo:min-width="4.17cm" fo:padding-top="0.165cm" fo:padding-bottom="0.165cm" fo:padding-left="0.29cm" fo:padding-right="0.29cm"/>
      <style:paragraph-properties style:writing-mode="lr-tb"/>
    </style:style>
    <style:style style:name="gr98" style:family="graphic" style:parent-style-name="objectwithoutfill">
      <style:graphic-properties svg:stroke-width="0.08cm" svg:stroke-color="#000000" draw:marker-start-width="0.12cm" draw:marker-end="线条箭头_20_56" draw:marker-end-width="0.1cm" draw:fill="none" draw:textarea-vertical-align="middle" fo:padding-top="0.165cm" fo:padding-bottom="0.165cm" fo:padding-left="0.29cm" fo:padding-right="0.29cm"/>
    </style:style>
    <style:style style:name="gr99" style:family="graphic" style:parent-style-name="objectwithoutfill">
      <style:graphic-properties svg:stroke-width="0.08cm" svg:stroke-color="#000000" draw:marker-start-width="0.12cm" draw:marker-end="线条箭头_20_57" draw:marker-end-width="0.1cm" draw:fill="none" draw:textarea-vertical-align="middle" fo:padding-top="0.165cm" fo:padding-bottom="0.165cm" fo:padding-left="0.29cm" fo:padding-right="0.29cm"/>
    </style:style>
    <style:style style:name="gr100" style:family="graphic" style:parent-style-name="objectwithoutfill">
      <style:graphic-properties svg:stroke-width="0.08cm" svg:stroke-color="#000000" draw:marker-start-width="0.12cm" draw:marker-end="线条箭头_20_58" draw:marker-end-width="0.1cm" draw:fill="none" draw:textarea-vertical-align="middle" fo:padding-top="0.165cm" fo:padding-bottom="0.165cm" fo:padding-left="0.29cm" fo:padding-right="0.29cm"/>
    </style:style>
    <style:style style:name="gr101" style:family="graphic" style:parent-style-name="objectwithoutfill">
      <style:graphic-properties svg:stroke-width="0.08cm" svg:stroke-color="#000000" draw:marker-start-width="0.12cm" draw:marker-end="线条箭头_20_59" draw:marker-end-width="0.1cm" draw:fill="none" draw:textarea-vertical-align="middle" fo:padding-top="0.165cm" fo:padding-bottom="0.165cm" fo:padding-left="0.29cm" fo:padding-right="0.29cm"/>
    </style:style>
    <style:style style:name="gr102" style:family="graphic" style:parent-style-name="objectwithoutfill">
      <style:graphic-properties svg:stroke-width="0.16cm" svg:stroke-color="#000000" draw:marker-start-width="0.44cm" draw:marker-end="线条箭头_20_60" draw:marker-end-width="0.1cm" draw:fill="none" draw:textarea-vertical-align="middle" fo:padding-top="0.205cm" fo:padding-bottom="0.205cm" fo:padding-left="0.33cm" fo:padding-right="0.33cm"/>
    </style:style>
    <style:style style:name="gr103" style:family="graphic" style:parent-style-name="objectwithoutfill">
      <style:graphic-properties svg:stroke-width="0.16cm" svg:stroke-color="#000000" draw:marker-start-width="0.44cm" draw:marker-end="线条箭头_20_61" draw:marker-end-width="0.1cm" draw:fill="none" draw:textarea-vertical-align="middle" fo:padding-top="0.205cm" fo:padding-bottom="0.205cm" fo:padding-left="0.33cm" fo:padding-right="0.33cm"/>
    </style:style>
    <style:style style:name="gr104" style:family="graphic" style:parent-style-name="objectwithoutfill">
      <style:graphic-properties svg:stroke-width="0.08cm" svg:stroke-color="#000000" draw:marker-start-width="0.32cm" draw:marker-end="线条箭头_20_62" draw:marker-end-width="0.1cm" draw:fill="none" draw:textarea-vertical-align="middle" fo:padding-top="0.165cm" fo:padding-bottom="0.165cm" fo:padding-left="0.29cm" fo:padding-right="0.29cm"/>
    </style:style>
    <style:style style:name="gr105" style:family="graphic" style:parent-style-name="objectwithoutfill">
      <style:graphic-properties svg:stroke-width="0.08cm" svg:stroke-color="#000000" draw:marker-start-width="0.32cm" draw:marker-end="线条箭头_20_63" draw:marker-end-width="0.1cm" draw:fill="none" draw:textarea-vertical-align="middle" fo:padding-top="0.165cm" fo:padding-bottom="0.165cm" fo:padding-left="0.29cm" fo:padding-right="0.29cm"/>
    </style:style>
    <style:style style:name="gr106" style:family="graphic" style:parent-style-name="objectwithoutfill">
      <style:graphic-properties svg:stroke-width="0.08cm" svg:stroke-color="#000000" draw:marker-start-width="0.32cm" draw:marker-end="线条箭头_20_64" draw:marker-end-width="0.1cm" draw:fill="none" draw:textarea-vertical-align="middle" fo:padding-top="0.165cm" fo:padding-bottom="0.165cm" fo:padding-left="0.29cm" fo:padding-right="0.29cm"/>
    </style:style>
    <style:style style:name="gr107" style:family="graphic" style:parent-style-name="objectwithoutfill">
      <style:graphic-properties svg:stroke-width="0.08cm" svg:stroke-color="#000000" draw:marker-start-width="0.32cm" draw:marker-end="线条箭头_20_65" draw:marker-end-width="0.1cm" draw:fill="none" draw:textarea-vertical-align="middle" fo:padding-top="0.165cm" fo:padding-bottom="0.165cm" fo:padding-left="0.29cm" fo:padding-right="0.29cm"/>
    </style:style>
    <style:style style:name="gr108" style:family="graphic" style:parent-style-name="objectwithoutfill">
      <style:graphic-properties svg:stroke-width="0.08cm" svg:stroke-color="#000000" draw:marker-start-width="0.32cm" draw:marker-end="线条箭头_20_66" draw:marker-end-width="0.1cm" draw:fill="none" draw:textarea-vertical-align="middle" fo:padding-top="0.165cm" fo:padding-bottom="0.165cm" fo:padding-left="0.29cm" fo:padding-right="0.29cm"/>
    </style:style>
    <style:style style:name="gr109" style:family="graphic" style:parent-style-name="objectwithoutfill">
      <style:graphic-properties svg:stroke-width="0.08cm" svg:stroke-color="#000000" draw:marker-start-width="0.32cm" draw:marker-end="线条箭头_20_67" draw:marker-end-width="0.1cm" draw:fill="none" draw:textarea-vertical-align="middle" fo:padding-top="0.165cm" fo:padding-bottom="0.165cm" fo:padding-left="0.29cm" fo:padding-right="0.29cm"/>
    </style:style>
    <style:style style:name="gr110" style:family="graphic" style:parent-style-name="objectwithoutfill">
      <style:graphic-properties svg:stroke-width="0.08cm" svg:stroke-color="#000000" draw:marker-start-width="0.32cm" draw:marker-end="线条箭头_20_68" draw:marker-end-width="0.1cm" draw:fill="none" draw:textarea-vertical-align="middle" fo:padding-top="0.165cm" fo:padding-bottom="0.165cm" fo:padding-left="0.29cm" fo:padding-right="0.29cm"/>
    </style:style>
    <style:style style:name="gr111" style:family="graphic" style:parent-style-name="objectwithoutfill">
      <style:graphic-properties svg:stroke-width="0.08cm" svg:stroke-color="#000000" draw:marker-start-width="0.32cm" draw:marker-end="线条箭头_20_69" draw:marker-end-width="0.1cm" draw:fill="none" draw:textarea-vertical-align="middle" fo:padding-top="0.165cm" fo:padding-bottom="0.165cm" fo:padding-left="0.29cm" fo:padding-right="0.29cm"/>
    </style:style>
    <style:style style:name="gr112" style:family="graphic" style:parent-style-name="objectwithoutfill">
      <style:graphic-properties svg:stroke-width="0.08cm" svg:stroke-color="#000000" draw:marker-start-width="0.32cm" draw:marker-end="线条箭头_20_70" draw:marker-end-width="0.1cm" draw:fill="none" draw:textarea-vertical-align="middle" fo:padding-top="0.165cm" fo:padding-bottom="0.165cm" fo:padding-left="0.29cm" fo:padding-right="0.29cm"/>
    </style:style>
    <style:style style:name="gr113" style:family="graphic" style:parent-style-name="objectwithoutfill">
      <style:graphic-properties svg:stroke-width="0.08cm" svg:stroke-color="#000000" draw:marker-start-width="0.32cm" draw:marker-end="线条箭头_20_71" draw:marker-end-width="0.1cm" draw:fill="none" draw:textarea-vertical-align="middle" fo:padding-top="0.165cm" fo:padding-bottom="0.165cm" fo:padding-left="0.29cm" fo:padding-right="0.29cm"/>
    </style:style>
    <style:style style:name="gr114" style:family="graphic" style:parent-style-name="objectwithoutfill">
      <style:graphic-properties svg:stroke-width="0.08cm" svg:stroke-color="#000000" draw:marker-start-width="0.32cm" draw:marker-end="线条箭头_20_72" draw:marker-end-width="0.1cm" draw:fill="none" draw:textarea-vertical-align="middle" fo:padding-top="0.165cm" fo:padding-bottom="0.165cm" fo:padding-left="0.29cm" fo:padding-right="0.29cm"/>
    </style:style>
    <style:style style:name="gr115" style:family="graphic" style:parent-style-name="objectwithoutfill">
      <style:graphic-properties svg:stroke-width="0.08cm" svg:stroke-color="#000000" draw:marker-start-width="0.32cm" draw:marker-end="线条箭头_20_73" draw:marker-end-width="0.1cm" draw:fill="none" draw:textarea-vertical-align="middle" fo:padding-top="0.165cm" fo:padding-bottom="0.165cm" fo:padding-left="0.29cm" fo:padding-right="0.29cm"/>
    </style:style>
    <style:style style:name="gr116" style:family="graphic" style:parent-style-name="objectwithoutfill">
      <style:graphic-properties svg:stroke-width="0.08cm" svg:stroke-color="#000000" draw:marker-start-width="0.32cm" draw:marker-end="线条箭头_20_74" draw:marker-end-width="0.1cm" draw:fill="none" draw:textarea-vertical-align="middle" fo:padding-top="0.165cm" fo:padding-bottom="0.165cm" fo:padding-left="0.29cm" fo:padding-right="0.29cm"/>
    </style:style>
    <style:style style:name="gr117" style:family="graphic" style:parent-style-name="objectwithoutfill">
      <style:graphic-properties svg:stroke-width="0.08cm" svg:stroke-color="#000000" draw:marker-start-width="0.32cm" draw:marker-end="线条箭头_20_75" draw:marker-end-width="0.1cm" draw:fill="none" draw:textarea-vertical-align="middle" fo:padding-top="0.165cm" fo:padding-bottom="0.165cm" fo:padding-left="0.29cm" fo:padding-right="0.29cm"/>
    </style:style>
    <style:style style:name="gr118" style:family="graphic" style:parent-style-name="objectwithoutfill">
      <style:graphic-properties svg:stroke-width="0.08cm" svg:stroke-color="#000000" draw:marker-start-width="0.32cm" draw:marker-end="线条箭头_20_76" draw:marker-end-width="0.1cm" draw:fill="none" draw:textarea-vertical-align="middle" fo:padding-top="0.165cm" fo:padding-bottom="0.165cm" fo:padding-left="0.29cm" fo:padding-right="0.29cm"/>
    </style:style>
    <style:style style:name="gr119" style:family="graphic" style:parent-style-name="objectwithoutfill">
      <style:graphic-properties svg:stroke-width="0.08cm" svg:stroke-color="#000000" draw:marker-start-width="0.32cm" draw:marker-end="线条箭头_20_77" draw:marker-end-width="0.1cm" draw:fill="none" draw:textarea-vertical-align="middle" fo:padding-top="0.165cm" fo:padding-bottom="0.165cm" fo:padding-left="0.29cm" fo:padding-right="0.29cm"/>
    </style:style>
    <style:style style:name="gr120" style:family="graphic" style:parent-style-name="objectwithoutfill">
      <style:graphic-properties svg:stroke-width="0.08cm" svg:stroke-color="#000000" draw:marker-start-width="0.32cm" draw:marker-end-width="0.32cm" draw:fill="none" draw:textarea-vertical-align="middle" fo:padding-top="0.165cm" fo:padding-bottom="0.165cm" fo:padding-left="0.29cm" fo:padding-right="0.29cm"/>
    </style:style>
    <style:style style:name="gr121" style:family="graphic" style:parent-style-name="standard">
      <style:graphic-properties svg:stroke-color="#000000" draw:fill-color="#e8e8e8" draw:textarea-horizontal-align="justify" draw:textarea-vertical-align="middle" draw:auto-grow-height="false" fo:min-height="5.5cm" fo:min-width="6.25cm"/>
      <style:paragraph-properties style:writing-mode="lr-tb"/>
    </style:style>
    <style:style style:name="gr122" style:family="graphic" style:parent-style-name="standard">
      <style:graphic-properties svg:stroke-width="0.1cm" draw:marker-start-width="0.35cm" draw:marker-end="线条箭头_20_78" draw:marker-end-width="0.1cm" draw:textarea-vertical-align="middle" draw:auto-grow-height="false" fo:min-height="1.901cm" fo:min-width="0.401cm" fo:padding-top="0.175cm" fo:padding-bottom="0.175cm" fo:padding-left="0.3cm" fo:padding-right="0.3cm" fo:wrap-option="wrap"/>
    </style:style>
    <style:style style:name="P1" style:family="paragraph">
      <loext:graphic-properties draw:fill-color="#fafafa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536dfe"/>
      <style:paragraph-properties fo:text-align="center"/>
    </style:style>
    <style:style style:name="P4" style:family="paragraph">
      <loext:graphic-properties draw:fill-color="#7ffe00"/>
      <style:paragraph-properties fo:text-align="center"/>
    </style:style>
    <style:style style:name="P5" style:family="paragraph">
      <loext:graphic-properties draw:fill-color="#caca00"/>
      <style:paragraph-properties fo:text-align="center"/>
    </style:style>
    <style:style style:name="P6" style:family="paragraph">
      <loext:graphic-properties draw:fill-color="#fe7f00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afafa"/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 draw:fill-color="#caca00"/>
      <style:paragraph-properties fo:text-align="center"/>
    </style:style>
    <style:style style:name="P11" style:family="paragraph">
      <loext:graphic-properties draw:fill="none" draw:fill-color="#ffff00"/>
      <style:paragraph-properties fo:text-align="center"/>
    </style:style>
    <style:style style:name="P12" style:family="paragraph">
      <loext:graphic-properties draw:fill="none" draw:fill-color="#fe7f00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afafa"/>
      <style:paragraph-properties fo:text-align="center"/>
    </style:style>
    <style:style style:name="P15" style:family="paragraph">
      <loext:graphic-properties draw:fill-color="#e8e8e8"/>
      <style:paragraph-properties fo:text-align="center"/>
    </style:style>
    <style:style style:name="P16" style:family="paragraph">
      <loext:graphic-properties draw:fill="none" draw:fill-color="#e8e8e8"/>
      <style:paragraph-properties style:writing-mode="lr-tb"/>
    </style:style>
    <style:style style:name="P17" style:family="paragraph">
      <loext:graphic-properties draw:fill="none" draw:fill-color="#e8e8e8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-color="#009c9c"/>
      <style:paragraph-properties fo:text-align="center"/>
    </style:style>
    <style:style style:name="P20" style:family="paragraph">
      <loext:graphic-properties draw:fill-color="#ffffff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94.0999984741211pt" style:font-size-asian="94.0999984741211pt" style:font-size-complex="94.0999984741211pt"/>
    </style:style>
    <style:style style:name="T9" style:family="text">
      <style:text-properties fo:font-size="96pt" style:font-size-asian="96pt" style:font-size-complex="96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measurelines" svg:width="26.75cm" svg:height="14.5cm" svg:x="1.75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measurelines" svg:width="15.5cm" svg:height="10.25cm" svg:x="2cm" svg:y="6.25cm">
          <text:p/>
          <draw:enhanced-geometry svg:viewBox="0 0 21600 21600" draw:type="rectangle" draw:enhanced-path="M 0 0 L 21600 0 21600 21600 0 21600 0 0 Z N"/>
        </draw:custom-shape>
        <draw:g xml:id="id2" draw:id="id2"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13.25cm 6.75cm)" svg:viewBox="0 0 2000 500" draw:points="0,500 2000,500 1750,0 250,0">
            <text:p/>
          </draw:polygon>
          <draw:line draw:style-name="gr3" draw:text-style-name="P2" draw:layer="layout" svg:x1="12.25cm" svg:y1="7cm" svg:x2="12.75cm" svg:y2="7cm">
            <text:p/>
          </draw:line>
          <draw:line draw:style-name="gr3" draw:text-style-name="P2" draw:layer="layout" svg:x1="12.25cm" svg:y1="7.5cm" svg:x2="12.75cm" svg:y2="7.5cm">
            <text:p/>
          </draw:line>
          <draw:line draw:style-name="gr3" draw:text-style-name="P2" draw:layer="layout" svg:x1="12.25cm" svg:y1="8cm" svg:x2="12.75cm" svg:y2="8cm">
            <text:p/>
          </draw:line>
          <draw:line draw:style-name="gr3" draw:text-style-name="P2" draw:layer="layout" svg:x1="12.25cm" svg:y1="8.5cm" svg:x2="12.75cm" svg:y2="8.5cm">
            <text:p/>
          </draw:line>
          <draw:line draw:style-name="gr3" draw:text-style-name="P2" draw:layer="layout" svg:x1="13.25cm" svg:y1="7.75cm" svg:x2="13.75cm" svg:y2="7.75cm">
            <text:p/>
          </draw:line>
        </draw:g>
        <draw:g xml:id="id7" draw:id="id7">
          <draw:g>
            <draw:polygon draw:style-name="gr3" draw:text-style-name="P2" draw:layer="measurelines" svg:width="1.999cm" svg:height="0.519cm" draw:transform="rotate (-1.5707963267949) translate (17.25cm 6.75cm)" svg:viewBox="0 0 2000 520" draw:points="0,520 2000,520 1765,0 235,0">
              <text:p/>
            </draw:polygon>
            <draw:custom-shape draw:style-name="gr4" draw:text-style-name="P3" draw:layer="measurelines" svg:width="1.95cm" svg:height="0.353cm" svg:x="14.65cm" svg:y="6.86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measurelines" svg:width="1.95cm" svg:height="0.353cm" svg:x="14.65cm" svg:y="7.33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measurelines" svg:width="1.95cm" svg:height="0.353cm" svg:x="14.65cm" svg:y="7.80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measurelines" svg:width="1.95cm" svg:height="0.353cm" svg:x="14.65cm" svg:y="8.2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14cm 8.75cm)" svg:viewBox="0 0 2000 520" draw:points="2000,520 0,520 235,0 1765,0">
              <text:p/>
            </draw:polygon>
          </draw:g>
          <draw:line draw:style-name="gr3" draw:text-style-name="P2" draw:layer="measurelines" svg:x1="14cm" svg:y1="7.75cm" svg:x2="13.75cm" svg:y2="7.75cm">
            <text:p/>
          </draw:line>
          <draw:line draw:style-name="gr3" draw:text-style-name="P2" draw:layer="measurelines" svg:x1="17.25cm" svg:y1="7.75cm" svg:x2="17.5cm" svg:y2="7.75cm">
            <text:p/>
          </draw:line>
        </draw:g>
        <draw:g xml:id="id9" draw:id="id9">
          <draw:g>
            <draw:polygon draw:style-name="gr3" draw:text-style-name="P2" draw:layer="measurelines" svg:width="1.999cm" svg:height="0.519cm" draw:transform="rotate (-1.5707963267949) translate (17.25cm 9.25cm)" svg:viewBox="0 0 2000 520" draw:points="0,520 2000,520 1765,0 235,0">
              <text:p/>
            </draw:polygon>
            <draw:custom-shape draw:style-name="gr4" draw:text-style-name="P3" draw:layer="measurelines" svg:width="1.95cm" svg:height="0.353cm" svg:x="14.65cm" svg:y="9.36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measurelines" svg:width="1.95cm" svg:height="0.353cm" svg:x="14.65cm" svg:y="9.83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measurelines" svg:width="1.95cm" svg:height="0.353cm" svg:x="14.65cm" svg:y="10.30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measurelines" svg:width="1.95cm" svg:height="0.353cm" svg:x="14.65cm" svg:y="10.7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14cm 11.25cm)" svg:viewBox="0 0 2000 520" draw:points="2000,520 0,520 235,0 1765,0">
              <text:p/>
            </draw:polygon>
          </draw:g>
          <draw:line draw:style-name="gr3" draw:text-style-name="P2" draw:layer="measurelines" svg:x1="14cm" svg:y1="10.25cm" svg:x2="13.75cm" svg:y2="10.25cm">
            <text:p/>
          </draw:line>
          <draw:line draw:style-name="gr3" draw:text-style-name="P2" draw:layer="measurelines" svg:x1="17.25cm" svg:y1="10.25cm" svg:x2="17.5cm" svg:y2="10.25cm">
            <text:p/>
          </draw:line>
        </draw:g>
        <draw:g xml:id="id10" draw:id="id10">
          <draw:g>
            <draw:polygon draw:style-name="gr3" draw:text-style-name="P2" draw:layer="measurelines" svg:width="1.999cm" svg:height="0.519cm" draw:transform="rotate (-1.5707963267949) translate (17.25cm 11.75cm)" svg:viewBox="0 0 2000 520" draw:points="0,520 2000,520 1765,0 235,0">
              <text:p/>
            </draw:polygon>
            <draw:custom-shape draw:style-name="gr4" draw:text-style-name="P3" draw:layer="measurelines" svg:width="1.95cm" svg:height="0.353cm" svg:x="14.65cm" svg:y="11.86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measurelines" svg:width="1.95cm" svg:height="0.353cm" svg:x="14.65cm" svg:y="12.33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measurelines" svg:width="1.95cm" svg:height="0.353cm" svg:x="14.65cm" svg:y="12.80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measurelines" svg:width="1.95cm" svg:height="0.353cm" svg:x="14.65cm" svg:y="13.2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14cm 13.75cm)" svg:viewBox="0 0 2000 520" draw:points="2000,520 0,520 235,0 1765,0">
              <text:p/>
            </draw:polygon>
          </draw:g>
          <draw:line draw:style-name="gr3" draw:text-style-name="P2" draw:layer="measurelines" svg:x1="14cm" svg:y1="12.75cm" svg:x2="13.75cm" svg:y2="12.75cm">
            <text:p/>
          </draw:line>
          <draw:line draw:style-name="gr3" draw:text-style-name="P2" draw:layer="measurelines" svg:x1="17.25cm" svg:y1="12.75cm" svg:x2="17.5cm" svg:y2="12.75cm">
            <text:p/>
          </draw:line>
        </draw:g>
        <draw:g xml:id="id11" draw:id="id11">
          <draw:g>
            <draw:polygon draw:style-name="gr3" draw:text-style-name="P2" draw:layer="measurelines" svg:width="1.999cm" svg:height="0.519cm" draw:transform="rotate (-1.5707963267949) translate (17.25cm 14.25cm)" svg:viewBox="0 0 2000 520" draw:points="0,520 2000,520 1765,0 235,0">
              <text:p/>
            </draw:polygon>
            <draw:custom-shape draw:style-name="gr4" draw:text-style-name="P3" draw:layer="measurelines" svg:width="1.95cm" svg:height="0.353cm" svg:x="14.65cm" svg:y="14.36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measurelines" svg:width="1.95cm" svg:height="0.353cm" svg:x="14.65cm" svg:y="14.83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measurelines" svg:width="1.95cm" svg:height="0.353cm" svg:x="14.65cm" svg:y="15.30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measurelines" svg:width="1.95cm" svg:height="0.353cm" svg:x="14.65cm" svg:y="15.7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14cm 16.25cm)" svg:viewBox="0 0 2000 520" draw:points="2000,520 0,520 235,0 1765,0">
              <text:p/>
            </draw:polygon>
          </draw:g>
          <draw:line draw:style-name="gr3" draw:text-style-name="P2" draw:layer="measurelines" svg:x1="14cm" svg:y1="15.25cm" svg:x2="13.75cm" svg:y2="15.25cm">
            <text:p/>
          </draw:line>
          <draw:line draw:style-name="gr3" draw:text-style-name="P2" draw:layer="measurelines" svg:x1="17.25cm" svg:y1="15.25cm" svg:x2="17.5cm" svg:y2="15.25cm">
            <text:p/>
          </draw:line>
        </draw:g>
        <draw:g xml:id="id6" draw:id="id6"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13.25cm 9.25cm)" svg:viewBox="0 0 2000 500" draw:points="0,500 2000,500 1750,0 250,0">
            <text:p/>
          </draw:polygon>
          <draw:line draw:style-name="gr3" draw:text-style-name="P2" draw:layer="layout" svg:x1="12.25cm" svg:y1="9.5cm" svg:x2="12.75cm" svg:y2="9.5cm">
            <text:p/>
          </draw:line>
          <draw:line draw:style-name="gr3" draw:text-style-name="P2" draw:layer="layout" svg:x1="12.25cm" svg:y1="10cm" svg:x2="12.75cm" svg:y2="10cm">
            <text:p/>
          </draw:line>
          <draw:line draw:style-name="gr3" draw:text-style-name="P2" draw:layer="layout" svg:x1="12.25cm" svg:y1="10.5cm" svg:x2="12.75cm" svg:y2="10.5cm">
            <text:p/>
          </draw:line>
          <draw:line draw:style-name="gr3" draw:text-style-name="P2" draw:layer="layout" svg:x1="12.25cm" svg:y1="11cm" svg:x2="12.75cm" svg:y2="11cm">
            <text:p/>
          </draw:line>
          <draw:line draw:style-name="gr3" draw:text-style-name="P2" draw:layer="layout" svg:x1="13.25cm" svg:y1="10.25cm" svg:x2="13.75cm" svg:y2="10.25cm">
            <text:p/>
          </draw:line>
        </draw:g>
        <draw:g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13.25cm 11.75cm)" svg:viewBox="0 0 2000 500" draw:points="0,500 2000,500 1750,0 250,0">
            <text:p/>
          </draw:polygon>
          <draw:line draw:style-name="gr3" draw:text-style-name="P2" draw:layer="layout" svg:x1="12.25cm" svg:y1="12cm" svg:x2="12.75cm" svg:y2="12cm">
            <text:p/>
          </draw:line>
          <draw:line draw:style-name="gr3" draw:text-style-name="P2" draw:layer="layout" svg:x1="12.25cm" svg:y1="12.5cm" svg:x2="12.75cm" svg:y2="12.5cm">
            <text:p/>
          </draw:line>
          <draw:line draw:style-name="gr3" draw:text-style-name="P2" draw:layer="layout" svg:x1="12.25cm" svg:y1="13cm" svg:x2="12.75cm" svg:y2="13cm">
            <text:p/>
          </draw:line>
          <draw:line draw:style-name="gr3" draw:text-style-name="P2" draw:layer="layout" svg:x1="12.25cm" svg:y1="13.5cm" svg:x2="12.75cm" svg:y2="13.5cm">
            <text:p/>
          </draw:line>
          <draw:line draw:style-name="gr3" draw:text-style-name="P2" draw:layer="layout" svg:x1="13.25cm" svg:y1="12.75cm" svg:x2="13.75cm" svg:y2="12.75cm">
            <text:p/>
          </draw:line>
        </draw:g>
        <draw:g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13.25cm 14.25cm)" svg:viewBox="0 0 2000 500" draw:points="0,500 2000,500 1750,0 250,0">
            <text:p/>
          </draw:polygon>
          <draw:line draw:style-name="gr3" draw:text-style-name="P2" draw:layer="layout" svg:x1="12.25cm" svg:y1="14.5cm" svg:x2="12.75cm" svg:y2="14.5cm">
            <text:p/>
          </draw:line>
          <draw:line draw:style-name="gr3" draw:text-style-name="P2" draw:layer="layout" svg:x1="12.25cm" svg:y1="15cm" svg:x2="12.75cm" svg:y2="15cm">
            <text:p/>
          </draw:line>
          <draw:line draw:style-name="gr3" draw:text-style-name="P2" draw:layer="layout" svg:x1="12.25cm" svg:y1="15.5cm" svg:x2="12.75cm" svg:y2="15.5cm">
            <text:p/>
          </draw:line>
          <draw:line draw:style-name="gr3" draw:text-style-name="P2" draw:layer="layout" svg:x1="12.25cm" svg:y1="16cm" svg:x2="12.75cm" svg:y2="16cm">
            <text:p/>
          </draw:line>
          <draw:line draw:style-name="gr3" draw:text-style-name="P2" draw:layer="layout" svg:x1="13.25cm" svg:y1="15.25cm" svg:x2="13.75cm" svg:y2="15.25cm">
            <text:p/>
          </draw:line>
        </draw:g>
        <draw:g xml:id="id5" draw:id="id5">
          <draw:glue-point draw:id="4" svg:x="5cm" svg:y="-3.75cm"/>
          <draw:glue-point draw:id="5" svg:x="5cm" svg:y="-1.25cm"/>
          <draw:glue-point draw:id="6" svg:x="5cm" svg:y="1.25cm"/>
          <draw:glue-point draw:id="7" svg:x="5cm" svg:y="3.75cm"/>
          <draw:glue-point draw:id="8" svg:x="-5cm" svg:y="3.75cm"/>
          <draw:glue-point draw:id="9" svg:x="-5cm" svg:y="1.25cm"/>
          <draw:glue-point draw:id="10" svg:x="-5cm" svg:y="-1.25cm"/>
          <draw:glue-point draw:id="11" svg:x="-5cm" svg:y="-3.75cm"/>
          <draw:custom-shape draw:style-name="gr8" draw:text-style-name="P8" draw:layer="measurelines" svg:width="1.5cm" svg:height="2cm" svg:x="5.75cm" svg:y="6.75cm">
            <text:p text:style-name="P7"><text:span text:style-name="T1">过滤器</text:span></text:p>
            <text:p text:style-name="P7"><text:span text:style-name="T1">(</text:span><text:span text:style-name="T1">通过</text:span><text:span text:style-name="T1">0)</text:span></text:p>
            <draw:enhanced-geometry svg:viewBox="0 0 21600 21600" draw:type="rectangle" draw:enhanced-path="M 0 0 L 21600 0 21600 21600 0 21600 0 0 Z N"/>
          </draw:custom-shape>
          <draw:line draw:style-name="gr9" draw:text-style-name="P2" draw:layer="measurelines" svg:x1="7.75cm" svg:y1="7cm" svg:x2="7.25cm" svg:y2="7cm">
            <text:p/>
          </draw:line>
          <draw:line draw:style-name="gr9" draw:text-style-name="P2" draw:layer="measurelines" svg:x1="7.75cm" svg:y1="7.5cm" svg:x2="7.25cm" svg:y2="7.5cm">
            <text:p/>
          </draw:line>
          <draw:line draw:style-name="gr9" draw:text-style-name="P2" draw:layer="measurelines" svg:x1="7.75cm" svg:y1="8cm" svg:x2="7.25cm" svg:y2="8cm">
            <text:p/>
          </draw:line>
          <draw:line draw:style-name="gr9" draw:text-style-name="P2" draw:layer="measurelines" svg:x1="7.75cm" svg:y1="8.5cm" svg:x2="7.25cm" svg:y2="8.5cm">
            <text:p/>
          </draw:line>
          <draw:line draw:style-name="gr9" draw:text-style-name="P2" draw:layer="measurelines" svg:x1="5.25cm" svg:y1="7cm" svg:x2="5.75cm" svg:y2="7cm">
            <text:p/>
          </draw:line>
          <draw:line draw:style-name="gr9" draw:text-style-name="P2" draw:layer="measurelines" svg:x1="5.25cm" svg:y1="7.5cm" svg:x2="5.75cm" svg:y2="7.5cm">
            <text:p/>
          </draw:line>
          <draw:line draw:style-name="gr9" draw:text-style-name="P2" draw:layer="measurelines" svg:x1="5.25cm" svg:y1="8cm" svg:x2="5.75cm" svg:y2="8cm">
            <text:p/>
          </draw:line>
          <draw:line draw:style-name="gr9" draw:text-style-name="P2" draw:layer="measurelines" svg:x1="5.25cm" svg:y1="8.5cm" svg:x2="5.75cm" svg:y2="8.5cm">
            <text:p/>
          </draw:line>
        </draw:g>
        <draw:g xml:id="id1" draw:id="id1">
          <draw:glue-point draw:id="4" svg:x="5cm" svg:y="-3.75cm"/>
          <draw:glue-point draw:id="5" svg:x="5cm" svg:y="-1.25cm"/>
          <draw:glue-point draw:id="6" svg:x="5cm" svg:y="1.25cm"/>
          <draw:glue-point draw:id="7" svg:x="5cm" svg:y="3.75cm"/>
          <draw:glue-point draw:id="8" svg:x="-5cm" svg:y="3.75cm"/>
          <draw:glue-point draw:id="9" svg:x="-5cm" svg:y="1.25cm"/>
          <draw:glue-point draw:id="10" svg:x="-5cm" svg:y="-1.25cm"/>
          <draw:glue-point draw:id="11" svg:x="-5cm" svg:y="-3.75cm"/>
          <draw:custom-shape draw:style-name="gr8" draw:text-style-name="P8" draw:layer="measurelines" svg:width="1.5cm" svg:height="2cm" svg:x="5.75cm" svg:y="9.25cm">
            <text:p text:style-name="P9"><text:span text:style-name="T1">过</text:span><text:span text:style-name="T1">滤</text:span><text:span text:style-name="T1">器</text:span></text:p>
            <text:p text:style-name="P9"><text:span text:style-name="T1">(</text:span><text:span text:style-name="T1">通</text:span><text:span text:style-name="T1">过</text:span><text:span text:style-name="T1">1)</text:span></text:p>
            <draw:enhanced-geometry svg:viewBox="0 0 21600 21600" draw:type="rectangle" draw:enhanced-path="M 0 0 L 21600 0 21600 21600 0 21600 0 0 Z N"/>
          </draw:custom-shape>
          <draw:line draw:style-name="gr9" draw:text-style-name="P2" draw:layer="measurelines" svg:x1="7.75cm" svg:y1="9.5cm" svg:x2="7.25cm" svg:y2="9.5cm">
            <text:p/>
          </draw:line>
          <draw:line draw:style-name="gr9" draw:text-style-name="P2" draw:layer="measurelines" svg:x1="7.75cm" svg:y1="10cm" svg:x2="7.25cm" svg:y2="10cm">
            <text:p/>
          </draw:line>
          <draw:line draw:style-name="gr9" draw:text-style-name="P2" draw:layer="measurelines" svg:x1="7.75cm" svg:y1="10.5cm" svg:x2="7.25cm" svg:y2="10.5cm">
            <text:p/>
          </draw:line>
          <draw:line draw:style-name="gr9" draw:text-style-name="P2" draw:layer="measurelines" svg:x1="7.75cm" svg:y1="11cm" svg:x2="7.25cm" svg:y2="11cm">
            <text:p/>
          </draw:line>
          <draw:line draw:style-name="gr9" draw:text-style-name="P2" draw:layer="measurelines" svg:x1="5.25cm" svg:y1="9.5cm" svg:x2="5.75cm" svg:y2="9.5cm">
            <text:p/>
          </draw:line>
          <draw:line draw:style-name="gr9" draw:text-style-name="P2" draw:layer="measurelines" svg:x1="5.25cm" svg:y1="10cm" svg:x2="5.75cm" svg:y2="10cm">
            <text:p/>
          </draw:line>
          <draw:line draw:style-name="gr9" draw:text-style-name="P2" draw:layer="measurelines" svg:x1="5.25cm" svg:y1="10.5cm" svg:x2="5.75cm" svg:y2="10.5cm">
            <text:p/>
          </draw:line>
          <draw:line draw:style-name="gr9" draw:text-style-name="P2" draw:layer="measurelines" svg:x1="5.25cm" svg:y1="11cm" svg:x2="5.75cm" svg:y2="11cm">
            <text:p/>
          </draw:line>
        </draw:g>
        <draw:g xml:id="id3" draw:id="id3">
          <draw:glue-point draw:id="4" svg:x="5cm" svg:y="-3.75cm"/>
          <draw:glue-point draw:id="5" svg:x="5cm" svg:y="-1.25cm"/>
          <draw:glue-point draw:id="6" svg:x="5cm" svg:y="1.25cm"/>
          <draw:glue-point draw:id="7" svg:x="5cm" svg:y="3.75cm"/>
          <draw:glue-point draw:id="8" svg:x="-5cm" svg:y="3.75cm"/>
          <draw:glue-point draw:id="9" svg:x="-5cm" svg:y="1.25cm"/>
          <draw:glue-point draw:id="10" svg:x="-5cm" svg:y="-1.25cm"/>
          <draw:glue-point draw:id="11" svg:x="-5cm" svg:y="-3.75cm"/>
          <draw:custom-shape draw:style-name="gr8" draw:text-style-name="P8" draw:layer="measurelines" svg:width="1.5cm" svg:height="2cm" svg:x="5.75cm" svg:y="11.75cm">
            <text:p text:style-name="P9"><text:span text:style-name="T1">过滤器</text:span></text:p>
            <text:p text:style-name="P9"><text:span text:style-name="T1">(</text:span><text:span text:style-name="T1">通过</text:span><text:span text:style-name="T1">2)</text:span></text:p>
            <draw:enhanced-geometry svg:viewBox="0 0 21600 21600" draw:type="rectangle" draw:enhanced-path="M 0 0 L 21600 0 21600 21600 0 21600 0 0 Z N"/>
          </draw:custom-shape>
          <draw:line draw:style-name="gr9" draw:text-style-name="P2" draw:layer="measurelines" svg:x1="7.75cm" svg:y1="12cm" svg:x2="7.25cm" svg:y2="12cm">
            <text:p/>
          </draw:line>
          <draw:line draw:style-name="gr9" draw:text-style-name="P2" draw:layer="measurelines" svg:x1="7.75cm" svg:y1="12.5cm" svg:x2="7.25cm" svg:y2="12.5cm">
            <text:p/>
          </draw:line>
          <draw:line draw:style-name="gr9" draw:text-style-name="P2" draw:layer="measurelines" svg:x1="7.75cm" svg:y1="13cm" svg:x2="7.25cm" svg:y2="13cm">
            <text:p/>
          </draw:line>
          <draw:line draw:style-name="gr9" draw:text-style-name="P2" draw:layer="measurelines" svg:x1="7.75cm" svg:y1="13.5cm" svg:x2="7.25cm" svg:y2="13.5cm">
            <text:p/>
          </draw:line>
          <draw:line draw:style-name="gr9" draw:text-style-name="P2" draw:layer="measurelines" svg:x1="5.25cm" svg:y1="12cm" svg:x2="5.75cm" svg:y2="12cm">
            <text:p/>
          </draw:line>
          <draw:line draw:style-name="gr9" draw:text-style-name="P2" draw:layer="measurelines" svg:x1="5.25cm" svg:y1="12.5cm" svg:x2="5.75cm" svg:y2="12.5cm">
            <text:p/>
          </draw:line>
          <draw:line draw:style-name="gr9" draw:text-style-name="P2" draw:layer="measurelines" svg:x1="5.25cm" svg:y1="13cm" svg:x2="5.75cm" svg:y2="13cm">
            <text:p/>
          </draw:line>
          <draw:line draw:style-name="gr9" draw:text-style-name="P2" draw:layer="measurelines" svg:x1="5.25cm" svg:y1="13.5cm" svg:x2="5.75cm" svg:y2="13.5cm">
            <text:p/>
          </draw:line>
        </draw:g>
        <draw:g xml:id="id4" draw:id="id4">
          <draw:glue-point draw:id="4" svg:x="5cm" svg:y="-3.75cm"/>
          <draw:glue-point draw:id="5" svg:x="5cm" svg:y="-1.25cm"/>
          <draw:glue-point draw:id="6" svg:x="5cm" svg:y="1.25cm"/>
          <draw:glue-point draw:id="7" svg:x="5cm" svg:y="3.75cm"/>
          <draw:glue-point draw:id="8" svg:x="-5cm" svg:y="3.75cm"/>
          <draw:glue-point draw:id="9" svg:x="-5cm" svg:y="1.25cm"/>
          <draw:glue-point draw:id="10" svg:x="-5cm" svg:y="-1.25cm"/>
          <draw:glue-point draw:id="11" svg:x="-5cm" svg:y="-3.75cm"/>
          <draw:custom-shape draw:style-name="gr8" draw:text-style-name="P8" draw:layer="measurelines" svg:width="1.5cm" svg:height="2cm" svg:x="5.75cm" svg:y="14.25cm">
            <text:p text:style-name="P9"><text:span text:style-name="T1">过滤器</text:span></text:p>
            <text:p text:style-name="P9"><text:span text:style-name="T1">(</text:span><text:span text:style-name="T1">通过</text:span><text:span text:style-name="T1">3)</text:span></text:p>
            <draw:enhanced-geometry svg:viewBox="0 0 21600 21600" draw:type="rectangle" draw:enhanced-path="M 0 0 L 21600 0 21600 21600 0 21600 0 0 Z N"/>
          </draw:custom-shape>
          <draw:line draw:style-name="gr9" draw:text-style-name="P2" draw:layer="measurelines" svg:x1="7.75cm" svg:y1="14.5cm" svg:x2="7.25cm" svg:y2="14.5cm">
            <text:p/>
          </draw:line>
          <draw:line draw:style-name="gr9" draw:text-style-name="P2" draw:layer="measurelines" svg:x1="7.75cm" svg:y1="15cm" svg:x2="7.25cm" svg:y2="15cm">
            <text:p/>
          </draw:line>
          <draw:line draw:style-name="gr9" draw:text-style-name="P2" draw:layer="measurelines" svg:x1="7.75cm" svg:y1="15.5cm" svg:x2="7.25cm" svg:y2="15.5cm">
            <text:p/>
          </draw:line>
          <draw:line draw:style-name="gr9" draw:text-style-name="P2" draw:layer="measurelines" svg:x1="7.75cm" svg:y1="16cm" svg:x2="7.25cm" svg:y2="16cm">
            <text:p/>
          </draw:line>
          <draw:line draw:style-name="gr9" draw:text-style-name="P2" draw:layer="measurelines" svg:x1="5.25cm" svg:y1="14.5cm" svg:x2="5.75cm" svg:y2="14.5cm">
            <text:p/>
          </draw:line>
          <draw:line draw:style-name="gr9" draw:text-style-name="P2" draw:layer="measurelines" svg:x1="5.25cm" svg:y1="15cm" svg:x2="5.75cm" svg:y2="15cm">
            <text:p/>
          </draw:line>
          <draw:line draw:style-name="gr9" draw:text-style-name="P2" draw:layer="measurelines" svg:x1="5.25cm" svg:y1="15.5cm" svg:x2="5.75cm" svg:y2="15.5cm">
            <text:p/>
          </draw:line>
          <draw:line draw:style-name="gr9" draw:text-style-name="P2" draw:layer="measurelines" svg:x1="5.25cm" svg:y1="16cm" svg:x2="5.75cm" svg:y2="16cm">
            <text:p/>
          </draw:line>
        </draw:g>
        <draw:line draw:style-name="gr10" draw:text-style-name="P2" draw:layer="measurelines" svg:x1="7.75cm" svg:y1="7cm" svg:x2="12.25cm" svg:y2="7cm">
          <text:p/>
        </draw:line>
        <draw:connector draw:style-name="gr11" draw:text-style-name="P2" draw:layer="measurelines" draw:type="line" svg:x1="7.75cm" svg:y1="9.5cm" svg:x2="12.25cm" svg:y2="7.5cm" draw:start-shape="id1" draw:start-glue-point="4" draw:end-shape="id2" draw:end-glue-point="5" svg:d="M7750 9500l4500-2000" svg:viewBox="0 0 4501 2001">
          <text:p/>
        </draw:connector>
        <draw:connector draw:style-name="gr12" draw:text-style-name="P10" draw:layer="measurelines" draw:type="line" svg:x1="7.75cm" svg:y1="12cm" svg:x2="12.25cm" svg:y2="8cm" draw:start-shape="id3" draw:start-glue-point="4" draw:end-shape="id2" draw:end-glue-point="6" svg:d="M7750 12000l4500-4000" svg:viewBox="0 0 4501 4001">
          <text:p/>
        </draw:connector>
        <draw:connector draw:style-name="gr13" draw:text-style-name="P2" draw:layer="measurelines" draw:type="line" svg:x1="7.75cm" svg:y1="14.5cm" svg:x2="12.25cm" svg:y2="8.5cm" draw:start-shape="id4" draw:start-glue-point="4" draw:end-shape="id2" draw:end-glue-point="7" svg:d="M7750 14500l4500-6000" svg:viewBox="0 0 4501 6001">
          <text:p/>
        </draw:connector>
        <draw:connector draw:style-name="gr10" draw:text-style-name="P2" draw:layer="measurelines" draw:type="line" svg:x1="7.75cm" svg:y1="7.5cm" svg:x2="12.25cm" svg:y2="9.5cm" draw:start-shape="id5" draw:start-glue-point="5" draw:end-shape="id6" draw:end-glue-point="4" svg:d="M7750 7500l4500 2000" svg:viewBox="0 0 4501 2001">
          <text:p/>
        </draw:connector>
        <draw:connector draw:style-name="gr11" draw:text-style-name="P2" draw:layer="measurelines" draw:type="line" svg:x1="7.75cm" svg:y1="10cm" svg:x2="12.25cm" svg:y2="10cm" draw:start-shape="id1" draw:start-glue-point="5" draw:end-shape="id6" draw:end-glue-point="5" svg:d="M7750 10000h4500" svg:viewBox="0 0 4501 1">
          <text:p/>
        </draw:connector>
        <draw:line draw:style-name="gr14" draw:text-style-name="P11" draw:layer="measurelines" svg:x1="7.75cm" svg:y1="12.5cm" svg:x2="12.25cm" svg:y2="10.5cm">
          <text:p/>
        </draw:line>
        <draw:connector draw:style-name="gr15" draw:text-style-name="P12" draw:layer="measurelines" draw:type="line" svg:x1="7.75cm" svg:y1="15cm" svg:x2="12.25cm" svg:y2="11cm" draw:start-shape="id4" draw:start-glue-point="5" draw:end-shape="id6" draw:end-glue-point="7" svg:d="M7750 15000l4500-4000" svg:viewBox="0 0 4501 4001">
          <text:p/>
        </draw:connector>
        <draw:line draw:style-name="gr10" draw:text-style-name="P2" draw:layer="measurelines" svg:x1="7.75cm" svg:y1="8cm" svg:x2="12.25cm" svg:y2="12cm">
          <text:p/>
        </draw:line>
        <draw:line draw:style-name="gr11" draw:text-style-name="P2" draw:layer="measurelines" svg:x1="7.75cm" svg:y1="10.5cm" svg:x2="12.25cm" svg:y2="12.5cm">
          <text:p/>
        </draw:line>
        <draw:line draw:style-name="gr14" draw:text-style-name="P11" draw:layer="measurelines" svg:x1="7.75cm" svg:y1="13cm" svg:x2="12.25cm" svg:y2="13cm">
          <text:p/>
        </draw:line>
        <draw:line draw:style-name="gr15" draw:text-style-name="P12" draw:layer="measurelines" svg:x1="7.75cm" svg:y1="15.5cm" svg:x2="12.25cm" svg:y2="13.5cm">
          <text:p/>
        </draw:line>
        <draw:line draw:style-name="gr10" draw:text-style-name="P2" draw:layer="measurelines" svg:x1="7.75cm" svg:y1="8.5cm" svg:x2="12.25cm" svg:y2="14.5cm">
          <text:p/>
        </draw:line>
        <draw:line draw:style-name="gr11" draw:text-style-name="P2" draw:layer="measurelines" svg:x1="7.75cm" svg:y1="11cm" svg:x2="12.25cm" svg:y2="15cm">
          <text:p/>
        </draw:line>
        <draw:line draw:style-name="gr12" draw:text-style-name="P10" draw:layer="measurelines" svg:x1="7.75cm" svg:y1="13.5cm" svg:x2="12.25cm" svg:y2="15.5cm">
          <text:p/>
        </draw:line>
        <draw:line draw:style-name="gr15" draw:text-style-name="P12" draw:layer="measurelines" svg:x1="7.75cm" svg:y1="16cm" svg:x2="12.25cm" svg:y2="16cm">
          <text:p/>
        </draw:line>
        <draw:custom-shape draw:style-name="gr16" draw:text-style-name="P8" draw:layer="measurelines" svg:width="1.5cm" svg:height="2cm" svg:x="2.25cm" svg:y="10.5cm">
          <text:p text:style-name="P7"><text:span text:style-name="T2">旋转移动器</text:span></text:p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3.75cm" svg:y1="11.5cm" svg:x2="4.25cm" svg:y2="11.501cm">
          <text:p/>
        </draw:line>
        <draw:g>
          <draw:line draw:style-name="gr17" draw:text-style-name="P2" draw:layer="measurelines" svg:x1="4.25cm" svg:y1="7cm" svg:x2="4.25cm" svg:y2="16cm">
            <text:p/>
          </draw:line>
          <draw:line draw:style-name="gr17" draw:text-style-name="P2" draw:layer="measurelines" svg:x1="4.25cm" svg:y1="7cm" svg:x2="5.25cm" svg:y2="7cm">
            <text:p/>
          </draw:line>
          <draw:line draw:style-name="gr17" draw:text-style-name="P2" draw:layer="measurelines" svg:x1="5.25cm" svg:y1="7.5cm" svg:x2="4.25cm" svg:y2="7.5cm">
            <text:p/>
          </draw:line>
          <draw:line draw:style-name="gr17" draw:text-style-name="P2" draw:layer="measurelines" svg:x1="5.25cm" svg:y1="8cm" svg:x2="4.25cm" svg:y2="8cm">
            <text:p/>
          </draw:line>
          <draw:line draw:style-name="gr17" draw:text-style-name="P2" draw:layer="measurelines" svg:x1="5.25cm" svg:y1="8.5cm" svg:x2="4.25cm" svg:y2="8.5cm">
            <text:p/>
          </draw:line>
          <draw:line draw:style-name="gr17" draw:text-style-name="P2" draw:layer="measurelines" svg:x1="5.25cm" svg:y1="9.5cm" svg:x2="4.25cm" svg:y2="9.5cm">
            <text:p/>
          </draw:line>
          <draw:line draw:style-name="gr17" draw:text-style-name="P2" draw:layer="measurelines" svg:x1="5.25cm" svg:y1="10cm" svg:x2="4.25cm" svg:y2="10cm">
            <text:p/>
          </draw:line>
          <draw:line draw:style-name="gr17" draw:text-style-name="P2" draw:layer="measurelines" svg:x1="5.25cm" svg:y1="10.5cm" svg:x2="4.25cm" svg:y2="10.5cm">
            <text:p/>
          </draw:line>
          <draw:line draw:style-name="gr17" draw:text-style-name="P2" draw:layer="measurelines" svg:x1="5.25cm" svg:y1="11cm" svg:x2="4.25cm" svg:y2="11cm">
            <text:p/>
          </draw:line>
          <draw:line draw:style-name="gr17" draw:text-style-name="P2" draw:layer="measurelines" svg:x1="5.25cm" svg:y1="12cm" svg:x2="4.25cm" svg:y2="12cm">
            <text:p/>
          </draw:line>
          <draw:line draw:style-name="gr17" draw:text-style-name="P2" draw:layer="measurelines" svg:x1="5.25cm" svg:y1="12.5cm" svg:x2="4.25cm" svg:y2="12.5cm">
            <text:p/>
          </draw:line>
          <draw:line draw:style-name="gr17" draw:text-style-name="P2" draw:layer="measurelines" svg:x1="5.25cm" svg:y1="13cm" svg:x2="4.25cm" svg:y2="13cm">
            <text:p/>
          </draw:line>
          <draw:line draw:style-name="gr17" draw:text-style-name="P2" draw:layer="measurelines" svg:x1="5.25cm" svg:y1="13.5cm" svg:x2="4.25cm" svg:y2="13.5cm">
            <text:p/>
          </draw:line>
          <draw:line draw:style-name="gr17" draw:text-style-name="P2" draw:layer="measurelines" svg:x1="5.25cm" svg:y1="14.5cm" svg:x2="4.25cm" svg:y2="14.5cm">
            <text:p/>
          </draw:line>
          <draw:line draw:style-name="gr17" draw:text-style-name="P2" draw:layer="measurelines" svg:x1="5.25cm" svg:y1="15cm" svg:x2="4.25cm" svg:y2="15cm">
            <text:p/>
          </draw:line>
          <draw:line draw:style-name="gr17" draw:text-style-name="P2" draw:layer="measurelines" svg:x1="5.25cm" svg:y1="15.5cm" svg:x2="4.25cm" svg:y2="15.5cm">
            <text:p/>
          </draw:line>
          <draw:line draw:style-name="gr17" draw:text-style-name="P2" draw:layer="measurelines" svg:x1="5.25cm" svg:y1="16cm" svg:x2="4.25cm" svg:y2="16cm">
            <text:p/>
          </draw:line>
        </draw:g>
        <draw:g>
          <draw:g>
            <draw:polygon draw:style-name="gr3" draw:text-style-name="P2" draw:layer="measurelines" svg:width="1.999cm" svg:height="0.519cm" draw:transform="rotate (-1.5707963267949) translate (25.25cm 6.75cm)" svg:viewBox="0 0 2000 520" draw:points="0,520 2000,520 1765,0 235,0">
              <text:p/>
            </draw:polygon>
            <draw:custom-shape draw:style-name="gr4" draw:text-style-name="P3" draw:layer="measurelines" svg:width="1.95cm" svg:height="0.353cm" svg:x="22.65cm" svg:y="6.86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measurelines" svg:width="1.95cm" svg:height="0.353cm" svg:x="22.65cm" svg:y="7.33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measurelines" svg:width="1.95cm" svg:height="0.353cm" svg:x="22.65cm" svg:y="7.809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measurelines" svg:width="1.95cm" svg:height="0.353cm" svg:x="22.65cm" svg:y="8.2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22cm 8.75cm)" svg:viewBox="0 0 2000 520" draw:points="2000,520 0,520 235,0 1765,0">
              <text:p/>
            </draw:polygon>
          </draw:g>
          <draw:line draw:style-name="gr3" draw:text-style-name="P2" draw:layer="measurelines" svg:x1="22cm" svg:y1="7.75cm" svg:x2="21.75cm" svg:y2="7.75cm">
            <text:p/>
          </draw:line>
          <draw:line draw:style-name="gr3" draw:text-style-name="P2" draw:layer="measurelines" svg:x1="25.25cm" svg:y1="7.75cm" svg:x2="25.5cm" svg:y2="7.75cm">
            <text:p/>
          </draw:line>
        </draw:g>
        <draw:g>
          <draw:g>
            <draw:polygon draw:style-name="gr3" draw:text-style-name="P2" draw:layer="measurelines" svg:width="1.999cm" svg:height="0.519cm" draw:transform="rotate (-1.5707963267949) translate (25.25cm 9.25cm)" svg:viewBox="0 0 2000 520" draw:points="0,520 2000,520 1765,0 235,0">
              <text:p/>
            </draw:polygon>
            <draw:custom-shape draw:style-name="gr5" draw:text-style-name="P4" draw:layer="measurelines" svg:width="1.95cm" svg:height="0.353cm" svg:x="22.65cm" svg:y="9.36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measurelines" svg:width="1.95cm" svg:height="0.353cm" svg:x="22.65cm" svg:y="9.83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measurelines" svg:width="1.95cm" svg:height="0.353cm" svg:x="22.65cm" svg:y="10.309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measurelines" svg:width="1.95cm" svg:height="0.353cm" svg:x="22.65cm" svg:y="10.7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22cm 11.25cm)" svg:viewBox="0 0 2000 520" draw:points="2000,520 0,520 235,0 1765,0">
              <text:p/>
            </draw:polygon>
          </draw:g>
          <draw:line draw:style-name="gr3" draw:text-style-name="P2" draw:layer="measurelines" svg:x1="22cm" svg:y1="10.25cm" svg:x2="21.75cm" svg:y2="10.25cm">
            <text:p/>
          </draw:line>
          <draw:line draw:style-name="gr3" draw:text-style-name="P2" draw:layer="measurelines" svg:x1="25.25cm" svg:y1="10.25cm" svg:x2="25.5cm" svg:y2="10.25cm">
            <text:p/>
          </draw:line>
        </draw:g>
        <draw:g>
          <draw:g>
            <draw:polygon draw:style-name="gr3" draw:text-style-name="P2" draw:layer="measurelines" svg:width="1.999cm" svg:height="0.519cm" draw:transform="rotate (-1.5707963267949) translate (25.25cm 11.75cm)" svg:viewBox="0 0 2000 520" draw:points="0,520 2000,520 1765,0 235,0">
              <text:p/>
            </draw:polygon>
            <draw:custom-shape draw:style-name="gr6" draw:text-style-name="P5" draw:layer="measurelines" svg:width="1.95cm" svg:height="0.353cm" svg:x="22.65cm" svg:y="11.86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measurelines" svg:width="1.95cm" svg:height="0.353cm" svg:x="22.65cm" svg:y="12.33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measurelines" svg:width="1.95cm" svg:height="0.353cm" svg:x="22.65cm" svg:y="12.80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measurelines" svg:width="1.95cm" svg:height="0.353cm" svg:x="22.65cm" svg:y="13.2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22cm 13.75cm)" svg:viewBox="0 0 2000 520" draw:points="2000,520 0,520 235,0 1765,0">
              <text:p/>
            </draw:polygon>
          </draw:g>
          <draw:line draw:style-name="gr3" draw:text-style-name="P2" draw:layer="measurelines" svg:x1="22cm" svg:y1="12.75cm" svg:x2="21.75cm" svg:y2="12.75cm">
            <text:p/>
          </draw:line>
          <draw:line draw:style-name="gr3" draw:text-style-name="P2" draw:layer="measurelines" svg:x1="25.25cm" svg:y1="12.75cm" svg:x2="25.5cm" svg:y2="12.75cm">
            <text:p/>
          </draw:line>
        </draw:g>
        <draw:g>
          <draw:g>
            <draw:polygon draw:style-name="gr3" draw:text-style-name="P2" draw:layer="measurelines" svg:width="1.999cm" svg:height="0.519cm" draw:transform="rotate (-1.5707963267949) translate (25.25cm 14.25cm)" svg:viewBox="0 0 2000 520" draw:points="0,520 2000,520 1765,0 235,0">
              <text:p/>
            </draw:polygon>
            <draw:custom-shape draw:style-name="gr7" draw:text-style-name="P6" draw:layer="measurelines" svg:width="1.95cm" svg:height="0.353cm" svg:x="22.65cm" svg:y="14.36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measurelines" svg:width="1.95cm" svg:height="0.353cm" svg:x="22.65cm" svg:y="14.83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measurelines" svg:width="1.95cm" svg:height="0.353cm" svg:x="22.65cm" svg:y="15.30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measurelines" svg:width="1.95cm" svg:height="0.353cm" svg:x="22.65cm" svg:y="15.7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22cm 16.25cm)" svg:viewBox="0 0 2000 520" draw:points="2000,520 0,520 235,0 1765,0">
              <text:p/>
            </draw:polygon>
          </draw:g>
          <draw:line draw:style-name="gr3" draw:text-style-name="P2" draw:layer="measurelines" svg:x1="22cm" svg:y1="15.25cm" svg:x2="21.75cm" svg:y2="15.25cm">
            <text:p/>
          </draw:line>
          <draw:line draw:style-name="gr3" draw:text-style-name="P2" draw:layer="measurelines" svg:x1="25.25cm" svg:y1="15.25cm" svg:x2="25.5cm" svg:y2="15.25cm">
            <text:p/>
          </draw:line>
        </draw:g>
        <draw:g xml:id="id8" draw:id="id8"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21.25cm 6.75cm)" svg:viewBox="0 0 2000 500" draw:points="0,500 2000,500 1750,0 250,0">
            <text:p/>
          </draw:polygon>
          <draw:line draw:style-name="gr3" draw:text-style-name="P2" draw:layer="layout" svg:x1="20.25cm" svg:y1="7cm" svg:x2="20.75cm" svg:y2="7cm">
            <text:p/>
          </draw:line>
          <draw:line draw:style-name="gr3" draw:text-style-name="P2" draw:layer="layout" svg:x1="20.25cm" svg:y1="7.5cm" svg:x2="20.75cm" svg:y2="7.5cm">
            <text:p/>
          </draw:line>
          <draw:line draw:style-name="gr3" draw:text-style-name="P2" draw:layer="layout" svg:x1="20.25cm" svg:y1="8cm" svg:x2="20.75cm" svg:y2="8cm">
            <text:p/>
          </draw:line>
          <draw:line draw:style-name="gr3" draw:text-style-name="P2" draw:layer="layout" svg:x1="20.25cm" svg:y1="8.5cm" svg:x2="20.75cm" svg:y2="8.5cm">
            <text:p/>
          </draw:line>
          <draw:line draw:style-name="gr3" draw:text-style-name="P2" draw:layer="layout" svg:x1="21.25cm" svg:y1="7.75cm" svg:x2="21.75cm" svg:y2="7.75cm">
            <text:p/>
          </draw:line>
        </draw:g>
        <draw:g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21.25cm 9.25cm)" svg:viewBox="0 0 2000 500" draw:points="0,500 2000,500 1750,0 250,0">
            <text:p/>
          </draw:polygon>
          <draw:line draw:style-name="gr3" draw:text-style-name="P2" draw:layer="layout" svg:x1="20.25cm" svg:y1="9.5cm" svg:x2="20.75cm" svg:y2="9.5cm">
            <text:p/>
          </draw:line>
          <draw:line draw:style-name="gr3" draw:text-style-name="P2" draw:layer="layout" svg:x1="20.25cm" svg:y1="10cm" svg:x2="20.75cm" svg:y2="10cm">
            <text:p/>
          </draw:line>
          <draw:line draw:style-name="gr3" draw:text-style-name="P2" draw:layer="layout" svg:x1="20.25cm" svg:y1="10.5cm" svg:x2="20.75cm" svg:y2="10.5cm">
            <text:p/>
          </draw:line>
          <draw:line draw:style-name="gr3" draw:text-style-name="P2" draw:layer="layout" svg:x1="20.25cm" svg:y1="11cm" svg:x2="20.75cm" svg:y2="11cm">
            <text:p/>
          </draw:line>
          <draw:line draw:style-name="gr3" draw:text-style-name="P2" draw:layer="layout" svg:x1="21.25cm" svg:y1="10.25cm" svg:x2="21.75cm" svg:y2="10.25cm">
            <text:p/>
          </draw:line>
        </draw:g>
        <draw:g xml:id="id12" draw:id="id12"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21.25cm 11.75cm)" svg:viewBox="0 0 2000 500" draw:points="0,500 2000,500 1750,0 250,0">
            <text:p/>
          </draw:polygon>
          <draw:line draw:style-name="gr3" draw:text-style-name="P2" draw:layer="layout" svg:x1="20.25cm" svg:y1="12cm" svg:x2="20.75cm" svg:y2="12cm">
            <text:p/>
          </draw:line>
          <draw:line draw:style-name="gr3" draw:text-style-name="P2" draw:layer="layout" svg:x1="20.25cm" svg:y1="12.5cm" svg:x2="20.75cm" svg:y2="12.5cm">
            <text:p/>
          </draw:line>
          <draw:line draw:style-name="gr3" draw:text-style-name="P2" draw:layer="layout" svg:x1="20.25cm" svg:y1="13cm" svg:x2="20.75cm" svg:y2="13cm">
            <text:p/>
          </draw:line>
          <draw:line draw:style-name="gr3" draw:text-style-name="P2" draw:layer="layout" svg:x1="20.25cm" svg:y1="13.5cm" svg:x2="20.75cm" svg:y2="13.5cm">
            <text:p/>
          </draw:line>
          <draw:line draw:style-name="gr3" draw:text-style-name="P2" draw:layer="layout" svg:x1="21.25cm" svg:y1="12.75cm" svg:x2="21.75cm" svg:y2="12.75cm">
            <text:p/>
          </draw:line>
        </draw:g>
        <draw:g xml:id="id13" draw:id="id13"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21.25cm 14.25cm)" svg:viewBox="0 0 2000 500" draw:points="0,500 2000,500 1750,0 250,0">
            <text:p/>
          </draw:polygon>
          <draw:line draw:style-name="gr3" draw:text-style-name="P2" draw:layer="layout" svg:x1="20.25cm" svg:y1="14.5cm" svg:x2="20.75cm" svg:y2="14.5cm">
            <text:p/>
          </draw:line>
          <draw:line draw:style-name="gr3" draw:text-style-name="P2" draw:layer="layout" svg:x1="20.25cm" svg:y1="15cm" svg:x2="20.75cm" svg:y2="15cm">
            <text:p/>
          </draw:line>
          <draw:line draw:style-name="gr3" draw:text-style-name="P2" draw:layer="layout" svg:x1="20.25cm" svg:y1="15.5cm" svg:x2="20.75cm" svg:y2="15.5cm">
            <text:p/>
          </draw:line>
          <draw:line draw:style-name="gr3" draw:text-style-name="P2" draw:layer="layout" svg:x1="20.25cm" svg:y1="16cm" svg:x2="20.75cm" svg:y2="16cm">
            <text:p/>
          </draw:line>
          <draw:line draw:style-name="gr3" draw:text-style-name="P2" draw:layer="layout" svg:x1="21.25cm" svg:y1="15.25cm" svg:x2="21.75cm" svg:y2="15.25cm">
            <text:p/>
          </draw:line>
        </draw:g>
        <draw:connector draw:style-name="gr10" draw:text-style-name="P2" draw:layer="measurelines" draw:type="line" svg:x1="17.5cm" svg:y1="7.75cm" svg:x2="20.25cm" svg:y2="7cm" draw:start-shape="id7" draw:start-glue-point="1" draw:end-shape="id8" draw:end-glue-point="4" svg:d="M17500 7750l2750-750" svg:viewBox="0 0 2751 751">
          <text:p/>
        </draw:connector>
        <draw:connector draw:style-name="gr10" draw:text-style-name="P2" draw:layer="measurelines" draw:type="line" svg:x1="17.5cm" svg:y1="10.25cm" svg:x2="20.25cm" svg:y2="7.5cm" draw:start-shape="id9" draw:start-glue-point="1" draw:end-shape="id8" draw:end-glue-point="5" svg:d="M17500 10250l2750-2750" svg:viewBox="0 0 2751 2751">
          <text:p/>
        </draw:connector>
        <draw:connector draw:style-name="gr10" draw:text-style-name="P2" draw:layer="measurelines" draw:type="line" svg:x1="17.5cm" svg:y1="12.75cm" svg:x2="20.25cm" svg:y2="8cm" draw:start-shape="id10" draw:start-glue-point="1" draw:end-shape="id8" draw:end-glue-point="6" svg:d="M17500 12750l2750-4750" svg:viewBox="0 0 2751 4751">
          <text:p/>
        </draw:connector>
        <draw:connector draw:style-name="gr10" draw:text-style-name="P2" draw:layer="measurelines" draw:type="line" svg:x1="17.5cm" svg:y1="15.25cm" svg:x2="20.25cm" svg:y2="8.5cm" draw:start-shape="id11" draw:start-glue-point="1" draw:end-shape="id8" draw:end-glue-point="7" svg:d="M17500 15250l2750-6750" svg:viewBox="0 0 2751 6751">
          <text:p/>
        </draw:connector>
        <draw:line draw:style-name="gr11" draw:text-style-name="P2" draw:layer="measurelines" svg:x1="17.5cm" svg:y1="7.75cm" svg:x2="20.25cm" svg:y2="9.5cm">
          <text:p/>
        </draw:line>
        <draw:line draw:style-name="gr18" draw:text-style-name="P10" draw:layer="measurelines" svg:x1="17.5cm" svg:y1="10.25cm" svg:x2="20.25cm" svg:y2="10cm">
          <text:p/>
        </draw:line>
        <draw:connector draw:style-name="gr12" draw:text-style-name="P10" draw:layer="measurelines" draw:type="line" svg:x1="17.5cm" svg:y1="10.25cm" svg:x2="20.25cm" svg:y2="12.5cm" draw:start-shape="id9" draw:start-glue-point="1" draw:end-shape="id12" draw:end-glue-point="5" svg:d="M17500 10250l2750 2250" svg:viewBox="0 0 2751 2251">
          <text:p/>
        </draw:connector>
        <draw:line draw:style-name="gr11" draw:text-style-name="P2" draw:layer="measurelines" svg:x1="17.5cm" svg:y1="12.75cm" svg:x2="20.25cm" svg:y2="10.5cm">
          <text:p/>
        </draw:line>
        <draw:line draw:style-name="gr11" draw:text-style-name="P2" draw:layer="measurelines" svg:x1="17.5cm" svg:y1="15.25cm" svg:x2="20.25cm" svg:y2="11cm">
          <text:p/>
        </draw:line>
        <draw:line draw:style-name="gr19" draw:text-style-name="P2" draw:layer="measurelines" svg:x1="17.5cm" svg:y1="7.75cm" svg:x2="20.25cm" svg:y2="12cm">
          <text:p/>
        </draw:line>
        <draw:line draw:style-name="gr19" draw:text-style-name="P2" draw:layer="measurelines" svg:x1="17.5cm" svg:y1="12.75cm" svg:x2="20.25cm" svg:y2="13cm">
          <text:p/>
        </draw:line>
        <draw:line draw:style-name="gr19" draw:text-style-name="P2" draw:layer="measurelines" svg:x1="17.5cm" svg:y1="15.25cm" svg:x2="20.25cm" svg:y2="13.5cm">
          <text:p/>
        </draw:line>
        <draw:line draw:style-name="gr13" draw:text-style-name="P2" draw:layer="measurelines" svg:x1="17.5cm" svg:y1="7.75cm" svg:x2="20.25cm" svg:y2="14.5cm">
          <text:p/>
        </draw:line>
        <draw:connector draw:style-name="gr13" draw:text-style-name="P2" draw:layer="measurelines" draw:type="line" svg:x1="17.5cm" svg:y1="10.25cm" svg:x2="20.25cm" svg:y2="15cm" draw:start-shape="id9" draw:start-glue-point="1" draw:end-shape="id13" draw:end-glue-point="5" svg:d="M17500 10250l2750 4750" svg:viewBox="0 0 2751 4751">
          <text:p/>
        </draw:connector>
        <draw:line draw:style-name="gr13" draw:text-style-name="P2" draw:layer="measurelines" svg:x1="17.5cm" svg:y1="12.75cm" svg:x2="20.25cm" svg:y2="15.5cm">
          <text:p/>
        </draw:line>
        <draw:connector draw:style-name="gr13" draw:text-style-name="P2" draw:layer="measurelines" draw:type="line" svg:x1="17.5cm" svg:y1="15.25cm" svg:x2="20.25cm" svg:y2="16cm" draw:start-shape="id11" draw:start-glue-point="1" draw:end-shape="id13" draw:end-glue-point="7" svg:d="M17500 15250l2750 750" svg:viewBox="0 0 2751 751">
          <text:p/>
        </draw:connector>
        <draw:custom-shape draw:style-name="gr20" draw:text-style-name="P8" xml:id="id14" draw:id="id14" draw:layer="layout" svg:width="2cm" svg:height="2.25cm" svg:x="18.25cm" svg:y="16.75cm">
          <text:p text:style-name="P7"><text:span text:style-name="T3">选择</text:span><text:span text:style-name="T3">控制</text:span><text:span text:style-name="T3">器</text:span></text:p>
          <draw:enhanced-geometry svg:viewBox="0 0 21600 21600" draw:type="rectangle" draw:enhanced-path="M 0 0 L 21600 0 21600 21600 0 21600 0 0 Z N"/>
        </draw:custom-shape>
        <draw:line draw:style-name="gr21" draw:text-style-name="P2" draw:layer="measurelines" svg:x1="0.75cm" svg:y1="10.75cm" svg:x2="2.25cm" svg:y2="10.75cm">
          <text:p/>
        </draw:line>
        <draw:line draw:style-name="gr21" draw:text-style-name="P2" draw:layer="measurelines" svg:x1="0.75cm" svg:y1="11.25cm" svg:x2="2.25cm" svg:y2="11.25cm">
          <text:p/>
        </draw:line>
        <draw:line draw:style-name="gr21" draw:text-style-name="P2" draw:layer="measurelines" svg:x1="0.75cm" svg:y1="11.75cm" svg:x2="2.25cm" svg:y2="11.75cm">
          <text:p/>
        </draw:line>
        <draw:line draw:style-name="gr21" draw:text-style-name="P2" draw:layer="measurelines" svg:x1="0.75cm" svg:y1="12.25cm" svg:x2="2.25cm" svg:y2="12.25cm">
          <text:p/>
        </draw:line>
        <draw:frame draw:style-name="gr22" draw:text-style-name="P13" draw:layer="measurelines" svg:width="0.502cm" svg:height="1.466cm" svg:x="6.75cm" svg:y="7.75cm">
          <draw:text-box>
            <text:p/>
          </draw:text-box>
        </draw:frame>
        <draw:connector draw:style-name="gr23" draw:text-style-name="P14" draw:layer="measurelines" svg:x1="20.25cm" svg:y1="17.875cm" svg:x2="21cm" svg:y2="16.25cm" draw:start-shape="id14" draw:start-glue-point="1" draw:end-shape="id13" draw:end-glue-point="2" svg:d="M20250 17875h750v-1625" svg:viewBox="0 0 751 1626">
          <text:p/>
        </draw:connector>
        <draw:g>
          <draw:g>
            <draw:line draw:style-name="gr24" draw:text-style-name="P14" draw:layer="measurelines" svg:x1="25.5cm" svg:y1="7.75cm" svg:x2="25.75cm" svg:y2="7.75cm">
              <text:p/>
            </draw:line>
            <draw:g>
              <draw:custom-shape draw:style-name="gr16" draw:text-style-name="P8" draw:layer="measurelines" svg:width="1.5cm" svg:height="2cm" svg:x="25.75cm" svg:y="6.75cm">
                <text:p text:style-name="P7"><text:span text:style-name="T2">调度器</text:span></text:p>
                <draw:enhanced-geometry svg:viewBox="0 0 21600 21600" draw:type="rectangle" draw:enhanced-path="M 0 0 L 21600 0 21600 21600 0 21600 0 0 Z N"/>
              </draw:custom-shape>
              <draw:line draw:style-name="gr24" draw:text-style-name="P14" draw:layer="measurelines" svg:x1="27.25cm" svg:y1="7.75cm" svg:x2="27.5cm" svg:y2="7.75cm">
                <text:p/>
              </draw:line>
            </draw:g>
          </draw:g>
          <draw:g>
            <draw:line draw:style-name="gr24" draw:text-style-name="P14" draw:layer="measurelines" svg:x1="25.5cm" svg:y1="10.25cm" svg:x2="25.75cm" svg:y2="10.25cm">
              <text:p/>
            </draw:line>
            <draw:g>
              <draw:custom-shape draw:style-name="gr25" draw:text-style-name="P8" draw:layer="measurelines" svg:width="1.5cm" svg:height="2cm" svg:x="25.75cm" svg:y="9.25cm">
                <text:p text:style-name="P7"><text:span text:style-name="T2">调度器</text:span></text:p>
                <draw:enhanced-geometry svg:viewBox="0 0 21600 21600" draw:type="rectangle" draw:enhanced-path="M 0 0 L 21600 0 21600 21600 0 21600 0 0 Z N"/>
              </draw:custom-shape>
              <draw:line draw:style-name="gr24" draw:text-style-name="P14" draw:layer="measurelines" svg:x1="27.25cm" svg:y1="10.25cm" svg:x2="27.5cm" svg:y2="10.25cm">
                <text:p/>
              </draw:line>
            </draw:g>
          </draw:g>
          <draw:g>
            <draw:line draw:style-name="gr24" draw:text-style-name="P14" draw:layer="measurelines" svg:x1="25.5cm" svg:y1="12.75cm" svg:x2="25.75cm" svg:y2="12.75cm">
              <text:p/>
            </draw:line>
            <draw:g>
              <draw:custom-shape draw:style-name="gr25" draw:text-style-name="P8" draw:layer="measurelines" svg:width="1.5cm" svg:height="2cm" svg:x="25.75cm" svg:y="11.75cm">
                <text:p text:style-name="P7"><text:span text:style-name="T2">调度器</text:span></text:p>
                <draw:enhanced-geometry svg:viewBox="0 0 21600 21600" draw:type="rectangle" draw:enhanced-path="M 0 0 L 21600 0 21600 21600 0 21600 0 0 Z N"/>
              </draw:custom-shape>
              <draw:line draw:style-name="gr24" draw:text-style-name="P14" draw:layer="measurelines" svg:x1="27.25cm" svg:y1="12.75cm" svg:x2="27.5cm" svg:y2="12.75cm">
                <text:p/>
              </draw:line>
            </draw:g>
          </draw:g>
          <draw:g>
            <draw:line draw:style-name="gr24" draw:text-style-name="P14" draw:layer="measurelines" svg:x1="25.5cm" svg:y1="15.25cm" svg:x2="25.75cm" svg:y2="15.25cm">
              <text:p/>
            </draw:line>
            <draw:g>
              <draw:custom-shape draw:style-name="gr25" draw:text-style-name="P8" draw:layer="measurelines" svg:width="1.5cm" svg:height="2cm" svg:x="25.75cm" svg:y="14.25cm">
                <text:p text:style-name="P7"><text:span text:style-name="T2">调度器</text:span></text:p>
                <draw:enhanced-geometry svg:viewBox="0 0 21600 21600" draw:type="rectangle" draw:enhanced-path="M 0 0 L 21600 0 21600 21600 0 21600 0 0 Z N"/>
              </draw:custom-shape>
              <draw:line draw:style-name="gr24" draw:text-style-name="P14" draw:layer="measurelines" svg:x1="27.25cm" svg:y1="15.25cm" svg:x2="27.5cm" svg:y2="15.25cm">
                <text:p/>
              </draw:line>
            </draw:g>
          </draw:g>
          <draw:line draw:style-name="gr26" draw:text-style-name="P14" draw:layer="measurelines" svg:x1="27.5cm" svg:y1="7.75cm" svg:x2="28.7cm" svg:y2="7.75cm">
            <text:p/>
          </draw:line>
          <draw:line draw:style-name="gr26" draw:text-style-name="P14" draw:layer="measurelines" svg:x1="27.5cm" svg:y1="10.25cm" svg:x2="28.7cm" svg:y2="10.25cm">
            <text:p/>
          </draw:line>
          <draw:line draw:style-name="gr26" draw:text-style-name="P14" draw:layer="measurelines" svg:x1="27.5cm" svg:y1="12.75cm" svg:x2="28.7cm" svg:y2="12.75cm">
            <text:p/>
          </draw:line>
          <draw:line draw:style-name="gr26" draw:text-style-name="P14" draw:layer="measurelines" svg:x1="27.5cm" svg:y1="15.25cm" svg:x2="28.7cm" svg:y2="15.25cm">
            <text:p/>
          </draw:line>
        </draw:g>
        <draw:frame draw:style-name="gr27" draw:text-style-name="P13" draw:layer="layout" svg:width="2.75cm" svg:height="2.75cm" svg:x="1.5cm" svg:y="8.25cm">
          <draw:text-box>
            <text:p><text:span text:style-name="T4">旋转移位器广播到每个过滤器的输入</text:span></text:p>
          </draw:text-box>
        </draw:frame>
        <draw:frame draw:style-name="gr28" draw:text-style-name="P13" draw:layer="layout" svg:width="3.25cm" svg:height="1.5cm" svg:x="5.25cm" svg:y="5cm">
          <draw:text-box>
            <text:p><text:span text:style-name="T4">过滤器只通过指定的接收端口</text:span></text:p>
          </draw:text-box>
        </draw:frame>
      </draw:page>
      <draw:page draw:name="page2" draw:style-name="dp1" draw:master-page-name="默认">
        <draw:polygon draw:style-name="gr29" draw:text-style-name="P15" draw:layer="layout" svg:width="0.999cm" svg:height="6.499cm" svg:x="6cm" svg:y="3.75cm" svg:viewBox="0 0 1000 6500" draw:points="0,500 1000,0 1000,6500 0,6000">
          <text:p/>
        </draw:polygon>
        <draw:custom-shape draw:style-name="gr30" draw:text-style-name="P15" draw:layer="layout" svg:width="6.5cm" svg:height="1cm" svg:x="7.5cm" svg:y="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6.5cm" svg:height="1cm" svg:x="7.5cm" svg:y="5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6.5cm" svg:height="1cm" svg:x="7.5cm" svg:y="7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6.5cm" svg:height="1cm" svg:x="7.5cm" svg:y="9cm">
          <text:p/>
          <draw:enhanced-geometry svg:viewBox="0 0 21600 21600" draw:type="rectangle" draw:enhanced-path="M 0 0 L 21600 0 21600 21600 0 21600 0 0 Z N"/>
        </draw:custom-shape>
        <draw:polygon draw:style-name="gr29" draw:text-style-name="P15" draw:layer="layout" svg:width="0.999cm" svg:height="6.499cm" svg:x="14.5cm" svg:y="3.75cm" svg:viewBox="0 0 1000 6500" draw:points="1000,500 0,0 0,6500 1000,6000">
          <text:p/>
        </draw:polygon>
        <draw:frame draw:style-name="gr31" draw:text-style-name="P16" draw:layer="layout" svg:width="3.25cm" svg:height="2.143cm" svg:x="9.5cm" svg:y="5.5cm">
          <draw:text-box>
            <text:p><text:span text:style-name="T5">. . .</text:span></text:p>
          </draw:text-box>
        </draw:frame>
        <draw:line draw:style-name="gr32" draw:text-style-name="P17" draw:layer="layout" svg:x1="7cm" svg:y1="4.5cm" svg:x2="7.5cm" svg:y2="4.5cm">
          <text:p/>
        </draw:line>
        <draw:line draw:style-name="gr32" draw:text-style-name="P17" draw:layer="layout" svg:x1="7cm" svg:y1="8.25cm" svg:x2="7.5cm" svg:y2="8.25cm">
          <text:p/>
        </draw:line>
        <draw:line draw:style-name="gr32" draw:text-style-name="P17" draw:layer="layout" svg:x1="7cm" svg:y1="5.75cm" svg:x2="7.5cm" svg:y2="5.75cm">
          <text:p/>
        </draw:line>
        <draw:line draw:style-name="gr32" draw:text-style-name="P17" draw:layer="layout" svg:x1="7cm" svg:y1="9.5cm" svg:x2="7.5cm" svg:y2="9.5cm">
          <text:p/>
        </draw:line>
        <draw:line draw:style-name="gr32" draw:text-style-name="P17" draw:layer="layout" svg:x1="14cm" svg:y1="4.5cm" svg:x2="14.5cm" svg:y2="4.5cm">
          <text:p/>
        </draw:line>
        <draw:line draw:style-name="gr32" draw:text-style-name="P17" draw:layer="layout" svg:x1="14cm" svg:y1="5.75cm" svg:x2="14.5cm" svg:y2="5.75cm">
          <text:p/>
        </draw:line>
        <draw:line draw:style-name="gr32" draw:text-style-name="P17" draw:layer="layout" svg:x1="14cm" svg:y1="8.25cm" svg:x2="14.5cm" svg:y2="8.25cm">
          <text:p/>
        </draw:line>
        <draw:line draw:style-name="gr32" draw:text-style-name="P17" draw:layer="layout" svg:x1="14cm" svg:y1="9.5cm" svg:x2="14.5cm" svg:y2="9.5cm">
          <text:p/>
        </draw:line>
        <draw:line draw:style-name="gr33" draw:text-style-name="P17" draw:layer="layout" svg:x1="6.5cm" svg:y1="10cm" svg:x2="6.5cm" svg:y2="11cm">
          <text:p/>
        </draw:line>
        <draw:line draw:style-name="gr33" draw:text-style-name="P17" draw:layer="layout" svg:x1="15cm" svg:y1="10cm" svg:x2="15cm" svg:y2="11cm">
          <text:p/>
        </draw:line>
        <draw:line draw:style-name="gr34" draw:text-style-name="P17" draw:layer="layout" svg:x1="4cm" svg:y1="7cm" svg:x2="6cm" svg:y2="7cm">
          <text:p/>
        </draw:line>
        <draw:line draw:style-name="gr34" draw:text-style-name="P17" draw:layer="layout" svg:x1="15.5cm" svg:y1="7cm" svg:x2="17.5cm" svg:y2="7cm">
          <text:p/>
        </draw:line>
        <draw:frame draw:style-name="gr35" draw:text-style-name="P16" draw:layer="layout" svg:width="2.75cm" svg:height="0.806cm" svg:x="2.75cm" svg:y="7.198cm">
          <draw:text-box>
            <text:p><text:span text:style-name="T6">wr_data</text:span></text:p>
          </draw:text-box>
        </draw:frame>
        <draw:custom-shape draw:style-name="gr36" draw:text-style-name="P18" draw:layer="layout" svg:width="0.5cm" svg:height="0.5cm" svg:x="13.25cm" svg:y="4.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0.5cm" svg:height="0.5cm" svg:x="12.5cm" svg:y="4.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0.5cm" svg:height="0.5cm" svg:x="11.75cm" svg:y="4.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0.5cm" svg:height="0.5cm" svg:x="13.25cm" svg:y="5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0.5cm" svg:height="0.5cm" svg:x="12.5cm" svg:y="5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0.5cm" svg:height="0.5cm" svg:x="11.75cm" svg:y="5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0.5cm" svg:height="0.5cm" svg:x="11cm" svg:y="5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0.5cm" svg:height="0.5cm" svg:x="13.25cm" svg:y="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0.5cm" svg:height="0.5cm" svg:x="12.5cm" svg:y="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0.5cm" svg:height="0.5cm" svg:x="13.25cm" svg:y="9.25cm">
          <text:p/>
          <draw:enhanced-geometry svg:viewBox="0 0 21600 21600" draw:type="rectangle" draw:enhanced-path="M 0 0 L 21600 0 21600 21600 0 21600 0 0 Z N"/>
        </draw:custom-shape>
        <draw:frame draw:style-name="gr35" draw:text-style-name="P16" draw:layer="layout" svg:width="2.75cm" svg:height="0.806cm" svg:x="4.5cm" svg:y="10.198cm">
          <draw:text-box>
            <text:p><text:span text:style-name="T6">rd_sel</text:span></text:p>
          </draw:text-box>
        </draw:frame>
        <draw:frame draw:style-name="gr35" draw:text-style-name="P16" draw:layer="layout" svg:width="2.75cm" svg:height="0.806cm" svg:x="13cm" svg:y="10.448cm">
          <draw:text-box>
            <text:p><text:span text:style-name="T6">wr_sel</text:span></text:p>
          </draw:text-box>
        </draw:frame>
        <draw:frame draw:style-name="gr35" draw:text-style-name="P16" draw:layer="layout" svg:width="2.75cm" svg:height="0.806cm" svg:x="16cm" svg:y="7.25cm">
          <draw:text-box>
            <text:p><text:span text:style-name="T6">rd_data</text:span></text:p>
          </draw:text-box>
        </draw:frame>
      </draw:page>
      <draw:page draw:name="page3" draw:style-name="dp1" draw:master-page-name="默认">
        <draw:g>
          <draw:polygon draw:style-name="gr38" draw:text-style-name="P15" draw:layer="layout" svg:width="0.999cm" svg:height="6.499cm" svg:x="40.75cm" svg:y="3.75cm" svg:viewBox="0 0 1000 6500" draw:points="0,500 1000,0 1000,6500 0,6000">
            <text:p/>
          </draw:polygon>
          <draw:custom-shape draw:style-name="gr39" draw:text-style-name="P15" draw:layer="layout" svg:width="6.5cm" svg:height="1cm" svg:x="42.25cm" svg:y="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42.25cm" svg:y="5.2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42.25cm" svg:y="7.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42.25cm" svg:y="9cm">
            <text:p/>
            <draw:enhanced-geometry svg:viewBox="0 0 21600 21600" draw:type="rectangle" draw:enhanced-path="M 0 0 L 21600 0 21600 21600 0 21600 0 0 Z N"/>
          </draw:custom-shape>
          <draw:polygon draw:style-name="gr38" draw:text-style-name="P15" draw:layer="layout" svg:width="0.999cm" svg:height="6.499cm" svg:x="49.25cm" svg:y="3.75cm" svg:viewBox="0 0 1000 6500" draw:points="1000,500 0,0 0,6500 1000,6000">
            <text:p/>
          </draw:polygon>
          <draw:frame draw:style-name="gr40" draw:text-style-name="P16" draw:layer="layout" svg:width="3.25cm" svg:height="2.143cm" svg:x="44.25cm" svg:y="5.5cm">
            <draw:text-box>
              <text:p><text:span text:style-name="T5">. . .</text:span></text:p>
            </draw:text-box>
          </draw:frame>
          <draw:line draw:style-name="gr41" draw:text-style-name="P17" draw:layer="layout" svg:x1="41.75cm" svg:y1="4.5cm" svg:x2="42.25cm" svg:y2="4.5cm">
            <text:p/>
          </draw:line>
          <draw:line draw:style-name="gr41" draw:text-style-name="P17" draw:layer="layout" svg:x1="41.75cm" svg:y1="8.25cm" svg:x2="42.25cm" svg:y2="8.25cm">
            <text:p/>
          </draw:line>
          <draw:line draw:style-name="gr41" draw:text-style-name="P17" draw:layer="layout" svg:x1="41.75cm" svg:y1="5.75cm" svg:x2="42.25cm" svg:y2="5.75cm">
            <text:p/>
          </draw:line>
          <draw:line draw:style-name="gr41" draw:text-style-name="P17" draw:layer="layout" svg:x1="41.75cm" svg:y1="9.5cm" svg:x2="42.25cm" svg:y2="9.5cm">
            <text:p/>
          </draw:line>
          <draw:line draw:style-name="gr41" draw:text-style-name="P17" draw:layer="layout" svg:x1="48.75cm" svg:y1="4.5cm" svg:x2="49.25cm" svg:y2="4.5cm">
            <text:p/>
          </draw:line>
          <draw:line draw:style-name="gr41" draw:text-style-name="P17" draw:layer="layout" svg:x1="48.75cm" svg:y1="5.75cm" svg:x2="49.25cm" svg:y2="5.75cm">
            <text:p/>
          </draw:line>
          <draw:line draw:style-name="gr41" draw:text-style-name="P17" draw:layer="layout" svg:x1="48.75cm" svg:y1="8.25cm" svg:x2="49.25cm" svg:y2="8.25cm">
            <text:p/>
          </draw:line>
          <draw:line draw:style-name="gr41" draw:text-style-name="P17" draw:layer="layout" svg:x1="48.75cm" svg:y1="9.5cm" svg:x2="49.25cm" svg:y2="9.5cm">
            <text:p/>
          </draw:line>
          <draw:line draw:style-name="gr42" draw:text-style-name="P17" draw:layer="layout" svg:x1="38.75cm" svg:y1="7cm" svg:x2="40.75cm" svg:y2="7cm">
            <text:p/>
          </draw:line>
          <draw:line draw:style-name="gr42" draw:text-style-name="P17" draw:layer="layout" svg:x1="50.25cm" svg:y1="7cm" svg:x2="52.25cm" svg:y2="7cm">
            <text:p/>
          </draw:line>
          <draw:custom-shape draw:style-name="gr43" draw:text-style-name="P18" draw:layer="layout" svg:width="0.5cm" svg:height="0.5cm" svg:x="48cm" svg:y="4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47.25cm" svg:y="4.2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46.5cm" svg:y="4.2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48cm" svg:y="5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47.25cm" svg:y="5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46.5cm" svg:y="5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45.75cm" svg:y="5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48cm" svg:y="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47.25cm" svg:y="8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48cm" svg:y="9.25cm">
            <text:p/>
            <draw:enhanced-geometry svg:viewBox="0 0 21600 21600" draw:type="rectangle" draw:enhanced-path="M 0 0 L 21600 0 21600 21600 0 21600 0 0 Z N"/>
          </draw:custom-shape>
        </draw:g>
        <draw:polygon draw:style-name="gr45" draw:text-style-name="P15" draw:layer="layout" svg:width="0.999cm" svg:height="6.499cm" svg:x="37.25cm" svg:y="3.75cm" svg:viewBox="0 0 1000 6500" draw:points="1000,500 0,0 0,6500 1000,6000">
          <text:p/>
        </draw:polygon>
        <draw:line draw:style-name="gr46" draw:text-style-name="P17" draw:layer="layout" svg:x1="36.75cm" svg:y1="4.5cm" svg:x2="37.25cm" svg:y2="4.5cm">
          <text:p/>
        </draw:line>
        <draw:line draw:style-name="gr46" draw:text-style-name="P17" draw:layer="layout" svg:x1="36.75cm" svg:y1="5.75cm" svg:x2="37.25cm" svg:y2="5.75cm">
          <text:p/>
        </draw:line>
        <draw:line draw:style-name="gr46" draw:text-style-name="P17" draw:layer="layout" svg:x1="36.75cm" svg:y1="8.25cm" svg:x2="37.25cm" svg:y2="8.25cm">
          <text:p/>
        </draw:line>
        <draw:line draw:style-name="gr46" draw:text-style-name="P17" draw:layer="layout" svg:x1="36.75cm" svg:y1="9.5cm" svg:x2="37.25cm" svg:y2="9.5cm">
          <text:p/>
        </draw:line>
        <draw:line draw:style-name="gr47" draw:text-style-name="P2" draw:layer="layout" svg:x1="38.251cm" svg:y1="7cm" svg:x2="39.75cm" svg:y2="7cm">
          <text:p/>
        </draw:line>
        <draw:frame draw:style-name="gr48" draw:text-style-name="P13" draw:layer="layout" svg:width="1.75cm" svg:height="1.119cm" svg:x="35.5cm" svg:y="6.25cm">
          <draw:text-box>
            <text:p><text:span text:style-name="T7">.</text:span><text:span text:style-name="T7"> </text:span><text:span text:style-name="T7">.</text:span><text:span text:style-name="T7"> </text:span><text:span text:style-name="T7">.</text:span></text:p>
          </draw:text-box>
        </draw:frame>
        <draw:g>
          <draw:polygon draw:style-name="gr38" draw:text-style-name="P15" draw:layer="layout" svg:width="0.999cm" svg:height="6.499cm" svg:x="40.75cm" svg:y="12.25cm" svg:viewBox="0 0 1000 6500" draw:points="0,500 1000,0 1000,6500 0,6000">
            <text:p/>
          </draw:polygon>
          <draw:custom-shape draw:style-name="gr39" draw:text-style-name="P15" draw:layer="layout" svg:width="6.5cm" svg:height="1cm" svg:x="42.25cm" svg:y="12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42.25cm" svg:y="13.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42.25cm" svg:y="16.2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42.25cm" svg:y="17.5cm">
            <text:p/>
            <draw:enhanced-geometry svg:viewBox="0 0 21600 21600" draw:type="rectangle" draw:enhanced-path="M 0 0 L 21600 0 21600 21600 0 21600 0 0 Z N"/>
          </draw:custom-shape>
          <draw:polygon draw:style-name="gr38" draw:text-style-name="P15" draw:layer="layout" svg:width="0.999cm" svg:height="6.499cm" svg:x="49.25cm" svg:y="12.25cm" svg:viewBox="0 0 1000 6500" draw:points="1000,500 0,0 0,6500 1000,6000">
            <text:p/>
          </draw:polygon>
          <draw:frame draw:style-name="gr40" draw:text-style-name="P16" draw:layer="layout" svg:width="3.25cm" svg:height="2.143cm" svg:x="44.25cm" svg:y="14cm">
            <draw:text-box>
              <text:p><text:span text:style-name="T5">. . </text:span><text:span text:style-name="T5">.</text:span></text:p>
            </draw:text-box>
          </draw:frame>
          <draw:line draw:style-name="gr41" draw:text-style-name="P17" draw:layer="layout" svg:x1="41.75cm" svg:y1="13cm" svg:x2="42.25cm" svg:y2="13cm">
            <text:p/>
          </draw:line>
          <draw:line draw:style-name="gr41" draw:text-style-name="P17" draw:layer="layout" svg:x1="41.75cm" svg:y1="16.75cm" svg:x2="42.25cm" svg:y2="16.75cm">
            <text:p/>
          </draw:line>
          <draw:line draw:style-name="gr41" draw:text-style-name="P17" draw:layer="layout" svg:x1="41.75cm" svg:y1="14.25cm" svg:x2="42.25cm" svg:y2="14.25cm">
            <text:p/>
          </draw:line>
          <draw:line draw:style-name="gr41" draw:text-style-name="P17" draw:layer="layout" svg:x1="41.75cm" svg:y1="18cm" svg:x2="42.25cm" svg:y2="18cm">
            <text:p/>
          </draw:line>
          <draw:line draw:style-name="gr41" draw:text-style-name="P17" draw:layer="layout" svg:x1="48.75cm" svg:y1="13cm" svg:x2="49.25cm" svg:y2="13cm">
            <text:p/>
          </draw:line>
          <draw:line draw:style-name="gr41" draw:text-style-name="P17" draw:layer="layout" svg:x1="48.75cm" svg:y1="14.25cm" svg:x2="49.25cm" svg:y2="14.25cm">
            <text:p/>
          </draw:line>
          <draw:line draw:style-name="gr41" draw:text-style-name="P17" draw:layer="layout" svg:x1="48.75cm" svg:y1="16.75cm" svg:x2="49.25cm" svg:y2="16.75cm">
            <text:p/>
          </draw:line>
          <draw:line draw:style-name="gr41" draw:text-style-name="P17" draw:layer="layout" svg:x1="48.75cm" svg:y1="18cm" svg:x2="49.25cm" svg:y2="18cm">
            <text:p/>
          </draw:line>
          <draw:line draw:style-name="gr42" draw:text-style-name="P17" draw:layer="layout" svg:x1="38.75cm" svg:y1="15.5cm" svg:x2="40.75cm" svg:y2="15.5cm">
            <text:p/>
          </draw:line>
          <draw:line draw:style-name="gr42" draw:text-style-name="P17" draw:layer="layout" svg:x1="50.25cm" svg:y1="15.5cm" svg:x2="52.25cm" svg:y2="15.5cm">
            <text:p/>
          </draw:line>
          <draw:custom-shape draw:style-name="gr43" draw:text-style-name="P18" draw:layer="layout" svg:width="0.5cm" svg:height="0.5cm" svg:x="48cm" svg:y="12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47.25cm" svg:y="12.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46.5cm" svg:y="12.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48cm" svg:y="1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47.25cm" svg:y="14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46.5cm" svg:y="1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45.75cm" svg:y="1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48cm" svg:y="1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47.25cm" svg:y="16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48cm" svg:y="17.75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38" draw:text-style-name="P15" draw:layer="layout" svg:width="0.999cm" svg:height="6.499cm" svg:x="41cm" svg:y="23.75cm" svg:viewBox="0 0 1000 6500" draw:points="0,500 1000,0 1000,6500 0,6000">
            <text:p/>
          </draw:polygon>
          <draw:custom-shape draw:style-name="gr39" draw:text-style-name="P15" draw:layer="layout" svg:width="6.5cm" svg:height="1cm" svg:x="42.5cm" svg:y="2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42.5cm" svg:y="25.2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42.5cm" svg:y="27.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42.5cm" svg:y="29cm">
            <text:p/>
            <draw:enhanced-geometry svg:viewBox="0 0 21600 21600" draw:type="rectangle" draw:enhanced-path="M 0 0 L 21600 0 21600 21600 0 21600 0 0 Z N"/>
          </draw:custom-shape>
          <draw:polygon draw:style-name="gr38" draw:text-style-name="P15" draw:layer="layout" svg:width="0.999cm" svg:height="6.499cm" svg:x="49.5cm" svg:y="23.75cm" svg:viewBox="0 0 1000 6500" draw:points="1000,500 0,0 0,6500 1000,6000">
            <text:p/>
          </draw:polygon>
          <draw:frame draw:style-name="gr40" draw:text-style-name="P16" draw:layer="layout" svg:width="3.25cm" svg:height="2.143cm" svg:x="44.5cm" svg:y="25.5cm">
            <draw:text-box>
              <text:p><text:span text:style-name="T5">. . .</text:span></text:p>
            </draw:text-box>
          </draw:frame>
          <draw:line draw:style-name="gr41" draw:text-style-name="P17" draw:layer="layout" svg:x1="42cm" svg:y1="24.5cm" svg:x2="42.5cm" svg:y2="24.5cm">
            <text:p/>
          </draw:line>
          <draw:line draw:style-name="gr41" draw:text-style-name="P17" draw:layer="layout" svg:x1="42cm" svg:y1="28.25cm" svg:x2="42.5cm" svg:y2="28.25cm">
            <text:p/>
          </draw:line>
          <draw:line draw:style-name="gr41" draw:text-style-name="P17" draw:layer="layout" svg:x1="42cm" svg:y1="25.75cm" svg:x2="42.5cm" svg:y2="25.75cm">
            <text:p/>
          </draw:line>
          <draw:line draw:style-name="gr41" draw:text-style-name="P17" draw:layer="layout" svg:x1="42cm" svg:y1="29.5cm" svg:x2="42.5cm" svg:y2="29.5cm">
            <text:p/>
          </draw:line>
          <draw:line draw:style-name="gr41" draw:text-style-name="P17" draw:layer="layout" svg:x1="49cm" svg:y1="24.5cm" svg:x2="49.5cm" svg:y2="24.5cm">
            <text:p/>
          </draw:line>
          <draw:line draw:style-name="gr41" draw:text-style-name="P17" draw:layer="layout" svg:x1="49cm" svg:y1="25.75cm" svg:x2="49.5cm" svg:y2="25.75cm">
            <text:p/>
          </draw:line>
          <draw:line draw:style-name="gr41" draw:text-style-name="P17" draw:layer="layout" svg:x1="49cm" svg:y1="28.25cm" svg:x2="49.5cm" svg:y2="28.25cm">
            <text:p/>
          </draw:line>
          <draw:line draw:style-name="gr41" draw:text-style-name="P17" draw:layer="layout" svg:x1="49cm" svg:y1="29.5cm" svg:x2="49.5cm" svg:y2="29.5cm">
            <text:p/>
          </draw:line>
          <draw:line draw:style-name="gr42" draw:text-style-name="P17" draw:layer="layout" svg:x1="39cm" svg:y1="27cm" svg:x2="41cm" svg:y2="27cm">
            <text:p/>
          </draw:line>
          <draw:line draw:style-name="gr42" draw:text-style-name="P17" draw:layer="layout" svg:x1="50.5cm" svg:y1="27cm" svg:x2="52.5cm" svg:y2="27cm">
            <text:p/>
          </draw:line>
          <draw:custom-shape draw:style-name="gr43" draw:text-style-name="P18" draw:layer="layout" svg:width="0.5cm" svg:height="0.5cm" svg:x="48.25cm" svg:y="24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47.5cm" svg:y="24.2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46.75cm" svg:y="24.2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48.25cm" svg:y="25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47.5cm" svg:y="25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46.75cm" svg:y="25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46cm" svg:y="25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48.25cm" svg:y="2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47.5cm" svg:y="28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48.25cm" svg:y="29.25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38" draw:text-style-name="P15" draw:layer="layout" svg:width="0.999cm" svg:height="6.499cm" svg:x="41cm" svg:y="32.25cm" svg:viewBox="0 0 1000 6500" draw:points="0,500 1000,0 1000,6500 0,6000">
            <text:p/>
          </draw:polygon>
          <draw:custom-shape draw:style-name="gr39" draw:text-style-name="P15" draw:layer="layout" svg:width="6.5cm" svg:height="1cm" svg:x="42.5cm" svg:y="32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42.5cm" svg:y="33.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42.5cm" svg:y="36.2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42.5cm" svg:y="37.5cm">
            <text:p/>
            <draw:enhanced-geometry svg:viewBox="0 0 21600 21600" draw:type="rectangle" draw:enhanced-path="M 0 0 L 21600 0 21600 21600 0 21600 0 0 Z N"/>
          </draw:custom-shape>
          <draw:polygon draw:style-name="gr38" draw:text-style-name="P15" draw:layer="layout" svg:width="0.999cm" svg:height="6.499cm" svg:x="49.5cm" svg:y="32.25cm" svg:viewBox="0 0 1000 6500" draw:points="1000,500 0,0 0,6500 1000,6000">
            <text:p/>
          </draw:polygon>
          <draw:frame draw:style-name="gr40" draw:text-style-name="P16" draw:layer="layout" svg:width="3.25cm" svg:height="2.143cm" svg:x="44.5cm" svg:y="34cm">
            <draw:text-box>
              <text:p><text:span text:style-name="T5">. </text:span><text:span text:style-name="T5">. </text:span><text:span text:style-name="T5">.</text:span></text:p>
            </draw:text-box>
          </draw:frame>
          <draw:line draw:style-name="gr41" draw:text-style-name="P17" draw:layer="layout" svg:x1="42cm" svg:y1="33cm" svg:x2="42.5cm" svg:y2="33cm">
            <text:p/>
          </draw:line>
          <draw:line draw:style-name="gr41" draw:text-style-name="P17" draw:layer="layout" svg:x1="42cm" svg:y1="36.75cm" svg:x2="42.5cm" svg:y2="36.75cm">
            <text:p/>
          </draw:line>
          <draw:line draw:style-name="gr41" draw:text-style-name="P17" draw:layer="layout" svg:x1="42cm" svg:y1="34.25cm" svg:x2="42.5cm" svg:y2="34.25cm">
            <text:p/>
          </draw:line>
          <draw:line draw:style-name="gr41" draw:text-style-name="P17" draw:layer="layout" svg:x1="42cm" svg:y1="38cm" svg:x2="42.5cm" svg:y2="38cm">
            <text:p/>
          </draw:line>
          <draw:line draw:style-name="gr41" draw:text-style-name="P17" draw:layer="layout" svg:x1="49cm" svg:y1="33cm" svg:x2="49.5cm" svg:y2="33cm">
            <text:p/>
          </draw:line>
          <draw:line draw:style-name="gr41" draw:text-style-name="P17" draw:layer="layout" svg:x1="49cm" svg:y1="34.25cm" svg:x2="49.5cm" svg:y2="34.25cm">
            <text:p/>
          </draw:line>
          <draw:line draw:style-name="gr41" draw:text-style-name="P17" draw:layer="layout" svg:x1="49cm" svg:y1="36.75cm" svg:x2="49.5cm" svg:y2="36.75cm">
            <text:p/>
          </draw:line>
          <draw:line draw:style-name="gr41" draw:text-style-name="P17" draw:layer="layout" svg:x1="49cm" svg:y1="38cm" svg:x2="49.5cm" svg:y2="38cm">
            <text:p/>
          </draw:line>
          <draw:line draw:style-name="gr42" draw:text-style-name="P17" draw:layer="layout" svg:x1="39cm" svg:y1="35.5cm" svg:x2="41cm" svg:y2="35.5cm">
            <text:p/>
          </draw:line>
          <draw:line draw:style-name="gr42" draw:text-style-name="P17" draw:layer="layout" svg:x1="50.5cm" svg:y1="35.5cm" svg:x2="52.5cm" svg:y2="35.5cm">
            <text:p/>
          </draw:line>
          <draw:custom-shape draw:style-name="gr43" draw:text-style-name="P18" draw:layer="layout" svg:width="0.5cm" svg:height="0.5cm" svg:x="48.25cm" svg:y="32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47.5cm" svg:y="32.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46.75cm" svg:y="32.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48.25cm" svg:y="3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47.5cm" svg:y="34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46.75cm" svg:y="3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46cm" svg:y="3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48.25cm" svg:y="3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47.5cm" svg:y="36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48.25cm" svg:y="37.75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45" draw:text-style-name="P15" draw:layer="layout" svg:width="0.999cm" svg:height="6.499cm" svg:x="37.25cm" svg:y="12.25cm" svg:viewBox="0 0 1000 6500" draw:points="1000,500 0,0 0,6500 1000,6000">
            <text:p/>
          </draw:polygon>
          <draw:line draw:style-name="gr46" draw:text-style-name="P17" draw:layer="layout" svg:x1="36.75cm" svg:y1="13cm" svg:x2="37.25cm" svg:y2="13cm">
            <text:p/>
          </draw:line>
          <draw:line draw:style-name="gr46" draw:text-style-name="P17" draw:layer="layout" svg:x1="36.75cm" svg:y1="14.25cm" svg:x2="37.25cm" svg:y2="14.25cm">
            <text:p/>
          </draw:line>
          <draw:line draw:style-name="gr46" draw:text-style-name="P17" draw:layer="layout" svg:x1="36.75cm" svg:y1="16.75cm" svg:x2="37.25cm" svg:y2="16.75cm">
            <text:p/>
          </draw:line>
          <draw:line draw:style-name="gr46" draw:text-style-name="P17" draw:layer="layout" svg:x1="36.75cm" svg:y1="18cm" svg:x2="37.25cm" svg:y2="18cm">
            <text:p/>
          </draw:line>
          <draw:line draw:style-name="gr47" draw:text-style-name="P2" draw:layer="layout" svg:x1="38.251cm" svg:y1="15.5cm" svg:x2="39.75cm" svg:y2="15.5cm">
            <text:p/>
          </draw:line>
          <draw:frame draw:style-name="gr48" draw:text-style-name="P13" draw:layer="layout" svg:width="1.75cm" svg:height="1.119cm" svg:x="35.5cm" svg:y="14.75cm">
            <draw:text-box>
              <text:p><text:span text:style-name="T7">.</text:span><text:span text:style-name="T7"> </text:span><text:span text:style-name="T7">.</text:span><text:span text:style-name="T7"> </text:span><text:span text:style-name="T7">.</text:span></text:p>
            </draw:text-box>
          </draw:frame>
        </draw:g>
        <draw:g>
          <draw:polygon draw:style-name="gr45" draw:text-style-name="P15" draw:layer="layout" svg:width="0.999cm" svg:height="6.499cm" svg:x="37.25cm" svg:y="23.75cm" svg:viewBox="0 0 1000 6500" draw:points="1000,500 0,0 0,6500 1000,6000">
            <text:p/>
          </draw:polygon>
          <draw:line draw:style-name="gr46" draw:text-style-name="P17" draw:layer="layout" svg:x1="36.75cm" svg:y1="24.5cm" svg:x2="37.25cm" svg:y2="24.5cm">
            <text:p/>
          </draw:line>
          <draw:line draw:style-name="gr46" draw:text-style-name="P17" draw:layer="layout" svg:x1="36.75cm" svg:y1="25.75cm" svg:x2="37.25cm" svg:y2="25.75cm">
            <text:p/>
          </draw:line>
          <draw:line draw:style-name="gr46" draw:text-style-name="P17" draw:layer="layout" svg:x1="36.75cm" svg:y1="28.25cm" svg:x2="37.25cm" svg:y2="28.25cm">
            <text:p/>
          </draw:line>
          <draw:line draw:style-name="gr46" draw:text-style-name="P17" draw:layer="layout" svg:x1="36.75cm" svg:y1="29.5cm" svg:x2="37.25cm" svg:y2="29.5cm">
            <text:p/>
          </draw:line>
          <draw:line draw:style-name="gr47" draw:text-style-name="P2" draw:layer="layout" svg:x1="38.251cm" svg:y1="27cm" svg:x2="39.75cm" svg:y2="27cm">
            <text:p/>
          </draw:line>
          <draw:frame draw:style-name="gr48" draw:text-style-name="P13" draw:layer="layout" svg:width="1.75cm" svg:height="1.119cm" svg:x="35.5cm" svg:y="26.25cm">
            <draw:text-box>
              <text:p><text:span text:style-name="T7">. </text:span><text:span text:style-name="T7">. </text:span><text:span text:style-name="T7">.</text:span></text:p>
            </draw:text-box>
          </draw:frame>
        </draw:g>
        <draw:g>
          <draw:polygon draw:style-name="gr45" draw:text-style-name="P15" draw:layer="layout" svg:width="0.999cm" svg:height="6.499cm" svg:x="37.25cm" svg:y="32.25cm" svg:viewBox="0 0 1000 6500" draw:points="1000,500 0,0 0,6500 1000,6000">
            <text:p/>
          </draw:polygon>
          <draw:line draw:style-name="gr46" draw:text-style-name="P17" draw:layer="layout" svg:x1="36.75cm" svg:y1="33cm" svg:x2="37.25cm" svg:y2="33cm">
            <text:p/>
          </draw:line>
          <draw:line draw:style-name="gr46" draw:text-style-name="P17" draw:layer="layout" svg:x1="36.75cm" svg:y1="34.25cm" svg:x2="37.25cm" svg:y2="34.25cm">
            <text:p/>
          </draw:line>
          <draw:line draw:style-name="gr46" draw:text-style-name="P17" draw:layer="layout" svg:x1="36.75cm" svg:y1="36.75cm" svg:x2="37.25cm" svg:y2="36.75cm">
            <text:p/>
          </draw:line>
          <draw:line draw:style-name="gr46" draw:text-style-name="P17" draw:layer="layout" svg:x1="36.75cm" svg:y1="38cm" svg:x2="37.25cm" svg:y2="38cm">
            <text:p/>
          </draw:line>
          <draw:line draw:style-name="gr47" draw:text-style-name="P2" draw:layer="layout" svg:x1="38.251cm" svg:y1="35.5cm" svg:x2="39.75cm" svg:y2="35.5cm">
            <text:p/>
          </draw:line>
          <draw:frame draw:style-name="gr48" draw:text-style-name="P13" draw:layer="layout" svg:width="1.75cm" svg:height="1.119cm" svg:x="35.5cm" svg:y="34.75cm">
            <draw:text-box>
              <text:p><text:span text:style-name="T7">. . </text:span><text:span text:style-name="T7">.</text:span></text:p>
            </draw:text-box>
          </draw:frame>
        </draw:g>
        <draw:frame draw:style-name="gr49" draw:text-style-name="P13" draw:layer="layout" svg:width="6cm" svg:height="3.96cm" svg:x="42.75cm" svg:y="18.04cm">
          <draw:text-box>
            <text:p><text:span text:style-name="T8">.</text:span><text:span text:style-name="T8"> </text:span><text:span text:style-name="T8">.</text:span><text:span text:style-name="T8"> </text:span><text:span text:style-name="T8">.</text:span></text:p>
          </draw:text-box>
        </draw:frame>
        <draw:g>
          <draw:glue-point draw:id="4" svg:x="-4.705cm" svg:y="-3.846cm"/>
          <draw:glue-point draw:id="5" svg:x="-4.705cm" svg:y="-1.923cm"/>
          <draw:glue-point draw:id="6" svg:x="-4.705cm" svg:y="-3.846cm"/>
          <draw:glue-point draw:id="7" svg:x="-4.705cm" svg:y="1.923cm"/>
          <draw:glue-point draw:id="8" svg:x="-4.705cm" svg:y="3.846cm"/>
          <draw:glue-point draw:id="9" svg:x="4.411cm" svg:y="3.846cm"/>
          <draw:glue-point draw:id="10" svg:x="4.411cm" svg:y="1.923cm"/>
          <draw:glue-point draw:id="11" svg:x="4.411cm" svg:y="-1.923cm"/>
          <draw:glue-point draw:id="12" svg:x="4.411cm" svg:y="-3.846cm"/>
          <draw:frame draw:style-name="gr50" draw:text-style-name="P13" draw:layer="layout" svg:width="1.75cm" svg:height="1.119cm" svg:x="25.25cm" svg:y="6.381cm">
            <draw:text-box>
              <text:p><text:span text:style-name="T7">. . .</text:span></text:p>
            </draw:text-box>
          </draw:frame>
          <draw:frame draw:style-name="gr51" draw:text-style-name="P13" draw:layer="layout" svg:width="1.75cm" svg:height="1.119cm" svg:x="18.5cm" svg:y="6.381cm">
            <draw:text-box>
              <text:p><text:span text:style-name="T7">. . .</text:span></text:p>
            </draw:text-box>
          </draw:frame>
          <draw:custom-shape draw:style-name="gr52" draw:text-style-name="P15" draw:layer="layout" svg:width="4.75cm" svg:height="6.5cm" svg:x="20.25cm" svg:y="3.75cm">
            <text:p text:style-name="P18">数据过滤器</text:p>
            <text:p text:style-name="P18"><text:span text:style-name="T3">（</text:span><text:span text:style-name="T3">只</text:span><text:span text:style-name="T3">通</text:span><text:span text:style-name="T3">过</text:span><text:span text:style-name="T3">0</text:span><text:span text:style-name="T3">接</text:span><text:span text:style-name="T3">收</text:span><text:span text:style-name="T3">端</text:span><text:span text:style-name="T3">口</text:span><text:span text:style-name="T3">）</text:span></text:p>
            <draw:enhanced-geometry svg:viewBox="0 0 21600 21600" draw:type="rectangle" draw:enhanced-path="M 0 0 L 21600 0 21600 21600 0 21600 0 0 Z N"/>
          </draw:custom-shape>
          <draw:line draw:style-name="gr53" draw:text-style-name="P2" draw:layer="layout" svg:x1="18.75cm" svg:y1="4.5cm" svg:x2="20.249cm" svg:y2="4.5cm">
            <text:p/>
          </draw:line>
          <draw:line draw:style-name="gr54" draw:text-style-name="P2" draw:layer="layout" svg:x1="18.751cm" svg:y1="5.75cm" svg:x2="20.25cm" svg:y2="5.75cm">
            <text:p/>
          </draw:line>
          <draw:line draw:style-name="gr55" draw:text-style-name="P2" draw:layer="layout" svg:x1="18.751cm" svg:y1="8.25cm" svg:x2="20.25cm" svg:y2="8.25cm">
            <text:p/>
          </draw:line>
          <draw:line draw:style-name="gr56" draw:text-style-name="P2" draw:layer="layout" svg:x1="18.751cm" svg:y1="9.5cm" svg:x2="20.25cm" svg:y2="9.5cm">
            <text:p/>
          </draw:line>
          <draw:line draw:style-name="gr57" draw:text-style-name="P2" draw:layer="layout" svg:x1="25cm" svg:y1="4.5cm" svg:x2="26.499cm" svg:y2="4.5cm">
            <text:p/>
          </draw:line>
          <draw:line draw:style-name="gr58" draw:text-style-name="P2" draw:layer="layout" svg:x1="25cm" svg:y1="5.75cm" svg:x2="26.499cm" svg:y2="5.75cm">
            <text:p/>
          </draw:line>
          <draw:line draw:style-name="gr59" draw:text-style-name="P2" draw:layer="layout" svg:x1="25cm" svg:y1="8.25cm" svg:x2="26.499cm" svg:y2="8.25cm">
            <text:p/>
          </draw:line>
          <draw:line draw:style-name="gr60" draw:text-style-name="P2" draw:layer="layout" svg:x1="25cm" svg:y1="9.5cm" svg:x2="26.499cm" svg:y2="9.5cm">
            <text:p/>
          </draw:line>
        </draw:g>
        <draw:frame draw:style-name="gr61" draw:text-style-name="P13" draw:layer="layout" svg:width="6cm" svg:height="3.96cm" svg:x="20cm" svg:y="18cm">
          <draw:text-box>
            <text:p><text:span text:style-name="T8">. . .</text:span></text:p>
          </draw:text-box>
        </draw:frame>
        <draw:g>
          <draw:glue-point draw:id="4" svg:x="-4.705cm" svg:y="-3.846cm"/>
          <draw:glue-point draw:id="5" svg:x="-4.705cm" svg:y="-1.923cm"/>
          <draw:glue-point draw:id="6" svg:x="-4.705cm" svg:y="-3.846cm"/>
          <draw:glue-point draw:id="7" svg:x="-4.705cm" svg:y="1.923cm"/>
          <draw:glue-point draw:id="8" svg:x="-4.705cm" svg:y="3.846cm"/>
          <draw:glue-point draw:id="9" svg:x="4.411cm" svg:y="3.846cm"/>
          <draw:glue-point draw:id="10" svg:x="4.411cm" svg:y="1.923cm"/>
          <draw:glue-point draw:id="11" svg:x="4.411cm" svg:y="-1.923cm"/>
          <draw:glue-point draw:id="12" svg:x="4.411cm" svg:y="-3.846cm"/>
          <draw:frame draw:style-name="gr62" draw:text-style-name="P13" draw:layer="layout" svg:width="1.75cm" svg:height="1.119cm" svg:x="25.25cm" svg:y="14.881cm">
            <draw:text-box>
              <text:p><text:span text:style-name="T7">. . .</text:span></text:p>
            </draw:text-box>
          </draw:frame>
          <draw:frame draw:style-name="gr63" draw:text-style-name="P13" draw:layer="layout" svg:width="1.75cm" svg:height="1.119cm" svg:x="18.5cm" svg:y="14.881cm">
            <draw:text-box>
              <text:p><text:span text:style-name="T7">. . .</text:span></text:p>
            </draw:text-box>
          </draw:frame>
          <draw:custom-shape draw:style-name="gr64" draw:text-style-name="P15" draw:layer="layout" svg:width="4.75cm" svg:height="6.5cm" svg:x="20.25cm" svg:y="12.25cm">
            <text:p text:style-name="P18">数据过滤器</text:p>
            <text:p text:style-name="P18"><text:span text:style-name="T3">（只通过</text:span><text:span text:style-name="T3">1</text:span><text:span text:style-name="T3">接收端口）</text:span></text:p>
            <draw:enhanced-geometry svg:viewBox="0 0 21600 21600" draw:type="rectangle" draw:enhanced-path="M 0 0 L 21600 0 21600 21600 0 21600 0 0 Z N"/>
          </draw:custom-shape>
          <draw:line draw:style-name="gr65" draw:text-style-name="P2" draw:layer="layout" svg:x1="18.75cm" svg:y1="13cm" svg:x2="20.249cm" svg:y2="13cm">
            <text:p/>
          </draw:line>
          <draw:line draw:style-name="gr66" draw:text-style-name="P2" draw:layer="layout" svg:x1="18.751cm" svg:y1="14.25cm" svg:x2="20.25cm" svg:y2="14.25cm">
            <text:p/>
          </draw:line>
          <draw:line draw:style-name="gr67" draw:text-style-name="P2" draw:layer="layout" svg:x1="18.751cm" svg:y1="16.75cm" svg:x2="20.25cm" svg:y2="16.75cm">
            <text:p/>
          </draw:line>
          <draw:line draw:style-name="gr68" draw:text-style-name="P2" draw:layer="layout" svg:x1="18.751cm" svg:y1="18cm" svg:x2="20.25cm" svg:y2="18cm">
            <text:p/>
          </draw:line>
          <draw:line draw:style-name="gr69" draw:text-style-name="P2" draw:layer="layout" svg:x1="25cm" svg:y1="13cm" svg:x2="26.499cm" svg:y2="13cm">
            <text:p/>
          </draw:line>
          <draw:line draw:style-name="gr70" draw:text-style-name="P2" draw:layer="layout" svg:x1="25cm" svg:y1="14.25cm" svg:x2="26.499cm" svg:y2="14.25cm">
            <text:p/>
          </draw:line>
          <draw:line draw:style-name="gr71" draw:text-style-name="P2" draw:layer="layout" svg:x1="25cm" svg:y1="16.75cm" svg:x2="26.499cm" svg:y2="16.75cm">
            <text:p/>
          </draw:line>
          <draw:line draw:style-name="gr72" draw:text-style-name="P2" draw:layer="layout" svg:x1="25cm" svg:y1="18cm" svg:x2="26.499cm" svg:y2="18cm">
            <text:p/>
          </draw:line>
        </draw:g>
        <draw:g>
          <draw:glue-point draw:id="4" svg:x="-4.705cm" svg:y="-3.846cm"/>
          <draw:glue-point draw:id="5" svg:x="-4.705cm" svg:y="-1.923cm"/>
          <draw:glue-point draw:id="6" svg:x="-4.705cm" svg:y="-3.846cm"/>
          <draw:glue-point draw:id="7" svg:x="-4.705cm" svg:y="1.923cm"/>
          <draw:glue-point draw:id="8" svg:x="-4.705cm" svg:y="3.846cm"/>
          <draw:glue-point draw:id="9" svg:x="4.411cm" svg:y="3.846cm"/>
          <draw:glue-point draw:id="10" svg:x="4.411cm" svg:y="1.923cm"/>
          <draw:glue-point draw:id="11" svg:x="4.411cm" svg:y="-1.923cm"/>
          <draw:glue-point draw:id="12" svg:x="4.411cm" svg:y="-3.846cm"/>
          <draw:frame draw:style-name="gr73" draw:text-style-name="P13" draw:layer="layout" svg:width="1.75cm" svg:height="1.119cm" svg:x="25.25cm" svg:y="34.881cm">
            <draw:text-box>
              <text:p><text:span text:style-name="T7">. . .</text:span></text:p>
            </draw:text-box>
          </draw:frame>
          <draw:frame draw:style-name="gr74" draw:text-style-name="P13" draw:layer="layout" svg:width="1.75cm" svg:height="1.119cm" svg:x="18.5cm" svg:y="34.881cm">
            <draw:text-box>
              <text:p><text:span text:style-name="T7">. . .</text:span></text:p>
            </draw:text-box>
          </draw:frame>
          <draw:custom-shape draw:style-name="gr75" draw:text-style-name="P15" draw:layer="layout" svg:width="4.75cm" svg:height="6.5cm" svg:x="20.25cm" svg:y="32.25cm">
            <text:p text:style-name="P18">数据过滤器</text:p>
            <text:p text:style-name="P18"><text:span text:style-name="T3">（只通过</text:span><text:span text:style-name="T3">15</text:span><text:span text:style-name="T3">接收端口）</text:span></text:p>
            <draw:enhanced-geometry svg:viewBox="0 0 21600 21600" draw:type="rectangle" draw:enhanced-path="M 0 0 L 21600 0 21600 21600 0 21600 0 0 Z N"/>
          </draw:custom-shape>
          <draw:line draw:style-name="gr76" draw:text-style-name="P2" draw:layer="layout" svg:x1="18.75cm" svg:y1="33cm" svg:x2="20.249cm" svg:y2="33cm">
            <text:p/>
          </draw:line>
          <draw:line draw:style-name="gr77" draw:text-style-name="P2" draw:layer="layout" svg:x1="18.751cm" svg:y1="34.25cm" svg:x2="20.25cm" svg:y2="34.25cm">
            <text:p/>
          </draw:line>
          <draw:line draw:style-name="gr78" draw:text-style-name="P2" draw:layer="layout" svg:x1="18.751cm" svg:y1="36.75cm" svg:x2="20.25cm" svg:y2="36.75cm">
            <text:p/>
          </draw:line>
          <draw:line draw:style-name="gr79" draw:text-style-name="P2" draw:layer="layout" svg:x1="18.751cm" svg:y1="38cm" svg:x2="20.25cm" svg:y2="38cm">
            <text:p/>
          </draw:line>
          <draw:line draw:style-name="gr80" draw:text-style-name="P2" draw:layer="layout" svg:x1="25cm" svg:y1="33cm" svg:x2="26.499cm" svg:y2="33cm">
            <text:p/>
          </draw:line>
          <draw:line draw:style-name="gr81" draw:text-style-name="P2" draw:layer="layout" svg:x1="25cm" svg:y1="34.25cm" svg:x2="26.499cm" svg:y2="34.25cm">
            <text:p/>
          </draw:line>
          <draw:line draw:style-name="gr82" draw:text-style-name="P2" draw:layer="layout" svg:x1="25cm" svg:y1="36.75cm" svg:x2="26.499cm" svg:y2="36.75cm">
            <text:p/>
          </draw:line>
          <draw:line draw:style-name="gr83" draw:text-style-name="P2" draw:layer="layout" svg:x1="25cm" svg:y1="38cm" svg:x2="26.499cm" svg:y2="38cm">
            <text:p/>
          </draw:line>
        </draw:g>
        <draw:g>
          <draw:glue-point draw:id="4" svg:x="-4.705cm" svg:y="-3.846cm"/>
          <draw:glue-point draw:id="5" svg:x="-4.705cm" svg:y="-1.923cm"/>
          <draw:glue-point draw:id="6" svg:x="-4.705cm" svg:y="-3.846cm"/>
          <draw:glue-point draw:id="7" svg:x="-4.705cm" svg:y="1.923cm"/>
          <draw:glue-point draw:id="8" svg:x="-4.705cm" svg:y="3.846cm"/>
          <draw:glue-point draw:id="9" svg:x="4.411cm" svg:y="3.846cm"/>
          <draw:glue-point draw:id="10" svg:x="4.411cm" svg:y="1.923cm"/>
          <draw:glue-point draw:id="11" svg:x="4.411cm" svg:y="-1.923cm"/>
          <draw:glue-point draw:id="12" svg:x="4.411cm" svg:y="-3.846cm"/>
          <draw:frame draw:style-name="gr84" draw:text-style-name="P13" draw:layer="layout" svg:width="1.75cm" svg:height="1.119cm" svg:x="25.25cm" svg:y="26.381cm">
            <draw:text-box>
              <text:p><text:span text:style-name="T7">. . .</text:span></text:p>
            </draw:text-box>
          </draw:frame>
          <draw:frame draw:style-name="gr85" draw:text-style-name="P13" draw:layer="layout" svg:width="1.75cm" svg:height="1.119cm" svg:x="18.5cm" svg:y="26.381cm">
            <draw:text-box>
              <text:p><text:span text:style-name="T7">. . .</text:span></text:p>
            </draw:text-box>
          </draw:frame>
          <draw:custom-shape draw:style-name="gr86" draw:text-style-name="P15" draw:layer="layout" svg:width="4.75cm" svg:height="6.5cm" svg:x="20.25cm" svg:y="23.75cm">
            <text:p text:style-name="P18">数据过滤器</text:p>
            <text:p text:style-name="P18"><text:span text:style-name="T3">（只通过</text:span><text:span text:style-name="T3">14</text:span><text:span text:style-name="T3">接收端口）</text:span></text:p>
            <draw:enhanced-geometry svg:viewBox="0 0 21600 21600" draw:type="rectangle" draw:enhanced-path="M 0 0 L 21600 0 21600 21600 0 21600 0 0 Z N"/>
          </draw:custom-shape>
          <draw:line draw:style-name="gr87" draw:text-style-name="P2" draw:layer="layout" svg:x1="18.75cm" svg:y1="24.5cm" svg:x2="20.249cm" svg:y2="24.5cm">
            <text:p/>
          </draw:line>
          <draw:line draw:style-name="gr88" draw:text-style-name="P2" draw:layer="layout" svg:x1="18.751cm" svg:y1="25.75cm" svg:x2="20.25cm" svg:y2="25.75cm">
            <text:p/>
          </draw:line>
          <draw:line draw:style-name="gr89" draw:text-style-name="P2" draw:layer="layout" svg:x1="18.751cm" svg:y1="28.25cm" svg:x2="20.25cm" svg:y2="28.25cm">
            <text:p/>
          </draw:line>
          <draw:line draw:style-name="gr90" draw:text-style-name="P2" draw:layer="layout" svg:x1="18.751cm" svg:y1="29.5cm" svg:x2="20.25cm" svg:y2="29.5cm">
            <text:p/>
          </draw:line>
          <draw:line draw:style-name="gr91" draw:text-style-name="P2" draw:layer="layout" svg:x1="25cm" svg:y1="24.5cm" svg:x2="26.499cm" svg:y2="24.5cm">
            <text:p/>
          </draw:line>
          <draw:line draw:style-name="gr92" draw:text-style-name="P2" draw:layer="layout" svg:x1="25cm" svg:y1="25.75cm" svg:x2="26.499cm" svg:y2="25.75cm">
            <text:p/>
          </draw:line>
          <draw:line draw:style-name="gr93" draw:text-style-name="P2" draw:layer="layout" svg:x1="25cm" svg:y1="28.25cm" svg:x2="26.499cm" svg:y2="28.25cm">
            <text:p/>
          </draw:line>
          <draw:line draw:style-name="gr94" draw:text-style-name="P2" draw:layer="layout" svg:x1="25cm" svg:y1="29.5cm" svg:x2="26.499cm" svg:y2="29.5cm">
            <text:p/>
          </draw:line>
        </draw:g>
        <draw:line draw:style-name="gr47" draw:text-style-name="P2" draw:layer="layout" svg:x1="26.5cm" svg:y1="4.5cm" svg:x2="36.75cm" svg:y2="4.5cm">
          <text:p/>
        </draw:line>
        <draw:line draw:style-name="gr47" draw:text-style-name="P2" draw:layer="layout" svg:x1="26.5cm" svg:y1="13cm" svg:x2="36.75cm" svg:y2="5.75cm">
          <text:p/>
        </draw:line>
        <draw:line draw:style-name="gr47" draw:text-style-name="P2" draw:layer="layout" svg:x1="26.5cm" svg:y1="24.5cm" svg:x2="36.75cm" svg:y2="8.25cm">
          <text:p/>
        </draw:line>
        <draw:line draw:style-name="gr47" draw:text-style-name="P2" draw:layer="layout" svg:x1="26.5cm" svg:y1="33cm" svg:x2="36.75cm" svg:y2="9.5cm">
          <text:p/>
        </draw:line>
        <draw:line draw:style-name="gr47" draw:text-style-name="P2" draw:layer="layout" svg:x1="26.5cm" svg:y1="5.75cm" svg:x2="36.75cm" svg:y2="13cm">
          <text:p/>
        </draw:line>
        <draw:line draw:style-name="gr47" draw:text-style-name="P2" draw:layer="layout" svg:x1="26.5cm" svg:y1="14.25cm" svg:x2="36.75cm" svg:y2="14.25cm">
          <text:p/>
        </draw:line>
        <draw:line draw:style-name="gr47" draw:text-style-name="P2" draw:layer="layout" svg:x1="26.5cm" svg:y1="25.75cm" svg:x2="36.75cm" svg:y2="16.75cm">
          <text:p/>
        </draw:line>
        <draw:line draw:style-name="gr47" draw:text-style-name="P2" draw:layer="layout" svg:x1="26.5cm" svg:y1="34.25cm" svg:x2="36.75cm" svg:y2="18cm">
          <text:p/>
        </draw:line>
        <draw:line draw:style-name="gr47" draw:text-style-name="P2" draw:layer="layout" svg:x1="26.5cm" svg:y1="16.75cm" svg:x2="36.75cm" svg:y2="25.75cm">
          <text:p/>
        </draw:line>
        <draw:line draw:style-name="gr47" draw:text-style-name="P2" draw:layer="layout" svg:x1="26.5cm" svg:y1="8.25cm" svg:x2="36.75cm" svg:y2="24.5cm">
          <text:p/>
        </draw:line>
        <draw:line draw:style-name="gr47" draw:text-style-name="P2" draw:layer="layout" svg:x1="26.5cm" svg:y1="9.5cm" svg:x2="36.75cm" svg:y2="33cm">
          <text:p/>
        </draw:line>
        <draw:line draw:style-name="gr47" draw:text-style-name="P2" draw:layer="layout" svg:x1="26.25cm" svg:y1="28.25cm" svg:x2="36.75cm" svg:y2="28.25cm">
          <text:p/>
        </draw:line>
        <draw:line draw:style-name="gr47" draw:text-style-name="P2" draw:layer="layout" svg:x1="26.5cm" svg:y1="36.75cm" svg:x2="36.75cm" svg:y2="29.5cm">
          <text:p/>
        </draw:line>
        <draw:line draw:style-name="gr47" draw:text-style-name="P2" draw:layer="layout" svg:x1="26.5cm" svg:y1="38cm" svg:x2="36.75cm" svg:y2="38cm">
          <text:p/>
        </draw:line>
        <draw:line draw:style-name="gr47" draw:text-style-name="P2" draw:layer="layout" svg:x1="26.5cm" svg:y1="29.5cm" svg:x2="36.75cm" svg:y2="36.75cm">
          <text:p/>
        </draw:line>
        <draw:line draw:style-name="gr47" draw:text-style-name="P2" draw:layer="layout" svg:x1="26.5cm" svg:y1="18cm" svg:x2="36.75cm" svg:y2="34.25cm">
          <text:p/>
        </draw:line>
        <draw:custom-shape draw:style-name="gr95" draw:text-style-name="P20" draw:layer="layout" svg:width="8.25cm" svg:height="2.5cm" svg:x="27.5cm" svg:y="19.75cm">
          <text:p text:style-name="P18"><text:span text:style-name="T9">. . .</text:span></text:p>
          <text:p text:style-name="P18"><text:span text:style-name="T10"/></text:p>
          <draw:enhanced-geometry svg:viewBox="0 0 21600 21600" draw:type="rectangle" draw:enhanced-path="M 0 0 L 21600 0 21600 21600 0 21600 0 0 Z N"/>
        </draw:custom-shape>
        <draw:g>
          <draw:glue-point draw:id="4" svg:x="-4.705cm" svg:y="-3.846cm"/>
          <draw:glue-point draw:id="5" svg:x="-4.705cm" svg:y="-1.923cm"/>
          <draw:glue-point draw:id="6" svg:x="-4.705cm" svg:y="-3.846cm"/>
          <draw:glue-point draw:id="7" svg:x="-4.705cm" svg:y="1.923cm"/>
          <draw:glue-point draw:id="8" svg:x="-4.705cm" svg:y="3.846cm"/>
          <draw:glue-point draw:id="9" svg:x="4.411cm" svg:y="3.846cm"/>
          <draw:glue-point draw:id="10" svg:x="4.411cm" svg:y="1.923cm"/>
          <draw:glue-point draw:id="11" svg:x="4.411cm" svg:y="-1.923cm"/>
          <draw:glue-point draw:id="12" svg:x="4.411cm" svg:y="-3.846cm"/>
          <draw:frame draw:style-name="gr96" draw:text-style-name="P13" draw:layer="layout" svg:width="1.75cm" svg:height="1.119cm" svg:x="4.5cm" svg:y="20.631cm">
            <draw:text-box>
              <text:p><text:span text:style-name="T7">. . .</text:span></text:p>
            </draw:text-box>
          </draw:frame>
          <draw:custom-shape draw:style-name="gr97" draw:text-style-name="P15" draw:layer="layout" svg:width="4.75cm" svg:height="6.5cm" svg:x="6.25cm" svg:y="18cm">
            <text:p text:style-name="P18"><text:span text:style-name="T11">桶移位器</text:span></text:p>
            <text:p text:style-name="P18"><text:span text:style-name="T6">循环移位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8" draw:text-style-name="P2" draw:layer="layout" svg:x1="4.75cm" svg:y1="18.75cm" svg:x2="6.249cm" svg:y2="18.75cm">
            <text:p/>
          </draw:line>
          <draw:line draw:style-name="gr99" draw:text-style-name="P2" draw:layer="layout" svg:x1="4.751cm" svg:y1="20cm" svg:x2="6.25cm" svg:y2="20cm">
            <text:p/>
          </draw:line>
          <draw:line draw:style-name="gr100" draw:text-style-name="P2" draw:layer="layout" svg:x1="4.751cm" svg:y1="22.5cm" svg:x2="6.25cm" svg:y2="22.5cm">
            <text:p/>
          </draw:line>
          <draw:line draw:style-name="gr101" draw:text-style-name="P2" draw:layer="layout" svg:x1="4.751cm" svg:y1="23.75cm" svg:x2="6.25cm" svg:y2="23.75cm">
            <text:p/>
          </draw:line>
          <draw:line draw:style-name="gr102" draw:text-style-name="P2" draw:layer="layout" svg:x1="11cm" svg:y1="21.25cm" svg:x2="12.5cm" svg:y2="21.25cm">
            <text:p/>
          </draw:line>
          <draw:line draw:style-name="gr103" draw:text-style-name="P2" draw:layer="layout" svg:x1="12.5cm" svg:y1="4.5cm" svg:x2="12.5cm" svg:y2="38cm">
            <text:p/>
          </draw:line>
          <draw:line draw:style-name="gr104" draw:text-style-name="P2" draw:layer="layout" svg:x1="12.5cm" svg:y1="4.5cm" svg:x2="18.75cm" svg:y2="4.5cm">
            <text:p/>
          </draw:line>
          <draw:line draw:style-name="gr105" draw:text-style-name="P2" draw:layer="layout" svg:x1="12.5cm" svg:y1="5.75cm" svg:x2="18.75cm" svg:y2="5.75cm">
            <text:p/>
          </draw:line>
          <draw:line draw:style-name="gr106" draw:text-style-name="P2" draw:layer="layout" svg:x1="12.5cm" svg:y1="8.25cm" svg:x2="18.75cm" svg:y2="8.25cm">
            <text:p/>
          </draw:line>
          <draw:line draw:style-name="gr107" draw:text-style-name="P2" draw:layer="layout" svg:x1="12.5cm" svg:y1="9.5cm" svg:x2="18.75cm" svg:y2="9.5cm">
            <text:p/>
          </draw:line>
          <draw:line draw:style-name="gr108" draw:text-style-name="P2" draw:layer="layout" svg:x1="12.5cm" svg:y1="13cm" svg:x2="18.75cm" svg:y2="13cm">
            <text:p/>
          </draw:line>
          <draw:line draw:style-name="gr109" draw:text-style-name="P2" draw:layer="layout" svg:x1="12.5cm" svg:y1="14.25cm" svg:x2="18.75cm" svg:y2="14.25cm">
            <text:p/>
          </draw:line>
          <draw:line draw:style-name="gr110" draw:text-style-name="P2" draw:layer="layout" svg:x1="12.5cm" svg:y1="16.75cm" svg:x2="18.75cm" svg:y2="16.75cm">
            <text:p/>
          </draw:line>
          <draw:line draw:style-name="gr111" draw:text-style-name="P2" draw:layer="layout" svg:x1="12.5cm" svg:y1="18cm" svg:x2="18.75cm" svg:y2="18cm">
            <text:p/>
          </draw:line>
          <draw:line draw:style-name="gr112" draw:text-style-name="P2" draw:layer="layout" svg:x1="12.5cm" svg:y1="24.5cm" svg:x2="18.75cm" svg:y2="24.5cm">
            <text:p/>
          </draw:line>
          <draw:line draw:style-name="gr113" draw:text-style-name="P2" draw:layer="layout" svg:x1="12.5cm" svg:y1="25.75cm" svg:x2="18.75cm" svg:y2="25.75cm">
            <text:p/>
          </draw:line>
          <draw:line draw:style-name="gr114" draw:text-style-name="P2" draw:layer="layout" svg:x1="12.5cm" svg:y1="28.25cm" svg:x2="18.75cm" svg:y2="28.25cm">
            <text:p/>
          </draw:line>
          <draw:line draw:style-name="gr115" draw:text-style-name="P2" draw:layer="layout" svg:x1="12.5cm" svg:y1="29.5cm" svg:x2="18.75cm" svg:y2="29.5cm">
            <text:p/>
          </draw:line>
          <draw:line draw:style-name="gr116" draw:text-style-name="P2" draw:layer="layout" svg:x1="12.5cm" svg:y1="33cm" svg:x2="18.75cm" svg:y2="33cm">
            <text:p/>
          </draw:line>
          <draw:line draw:style-name="gr117" draw:text-style-name="P2" draw:layer="layout" svg:x1="12.5cm" svg:y1="34.25cm" svg:x2="18.75cm" svg:y2="34.25cm">
            <text:p/>
          </draw:line>
          <draw:line draw:style-name="gr118" draw:text-style-name="P2" draw:layer="layout" svg:x1="12.5cm" svg:y1="36.75cm" svg:x2="18.75cm" svg:y2="36.75cm">
            <text:p/>
          </draw:line>
          <draw:line draw:style-name="gr119" draw:text-style-name="P2" draw:layer="layout" svg:x1="12.5cm" svg:y1="38cm" svg:x2="18.75cm" svg:y2="38cm">
            <text:p/>
          </draw:line>
        </draw:g>
        <draw:g>
          <draw:polygon draw:style-name="gr38" draw:text-style-name="P15" draw:layer="layout" svg:width="0.999cm" svg:height="6.499cm" svg:x="64.75cm" svg:y="3.75cm" svg:viewBox="0 0 1000 6500" draw:points="0,500 1000,0 1000,6500 0,6000">
            <text:p/>
          </draw:polygon>
          <draw:custom-shape draw:style-name="gr39" draw:text-style-name="P15" draw:layer="layout" svg:width="6.5cm" svg:height="1cm" svg:x="66.25cm" svg:y="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66.25cm" svg:y="5.2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66.25cm" svg:y="7.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66.25cm" svg:y="9cm">
            <text:p/>
            <draw:enhanced-geometry svg:viewBox="0 0 21600 21600" draw:type="rectangle" draw:enhanced-path="M 0 0 L 21600 0 21600 21600 0 21600 0 0 Z N"/>
          </draw:custom-shape>
          <draw:polygon draw:style-name="gr38" draw:text-style-name="P15" draw:layer="layout" svg:width="0.999cm" svg:height="6.499cm" svg:x="73.25cm" svg:y="3.75cm" svg:viewBox="0 0 1000 6500" draw:points="1000,500 0,0 0,6500 1000,6000">
            <text:p/>
          </draw:polygon>
          <draw:frame draw:style-name="gr40" draw:text-style-name="P16" draw:layer="layout" svg:width="3.25cm" svg:height="2.143cm" svg:x="68.25cm" svg:y="5.5cm">
            <draw:text-box>
              <text:p><text:span text:style-name="T5">. . .</text:span></text:p>
            </draw:text-box>
          </draw:frame>
          <draw:line draw:style-name="gr41" draw:text-style-name="P17" draw:layer="layout" svg:x1="65.75cm" svg:y1="4.5cm" svg:x2="66.25cm" svg:y2="4.5cm">
            <text:p/>
          </draw:line>
          <draw:line draw:style-name="gr41" draw:text-style-name="P17" draw:layer="layout" svg:x1="65.75cm" svg:y1="8.25cm" svg:x2="66.25cm" svg:y2="8.25cm">
            <text:p/>
          </draw:line>
          <draw:line draw:style-name="gr41" draw:text-style-name="P17" draw:layer="layout" svg:x1="65.75cm" svg:y1="5.75cm" svg:x2="66.25cm" svg:y2="5.75cm">
            <text:p/>
          </draw:line>
          <draw:line draw:style-name="gr41" draw:text-style-name="P17" draw:layer="layout" svg:x1="65.75cm" svg:y1="9.5cm" svg:x2="66.25cm" svg:y2="9.5cm">
            <text:p/>
          </draw:line>
          <draw:line draw:style-name="gr41" draw:text-style-name="P17" draw:layer="layout" svg:x1="72.75cm" svg:y1="4.5cm" svg:x2="73.25cm" svg:y2="4.5cm">
            <text:p/>
          </draw:line>
          <draw:line draw:style-name="gr41" draw:text-style-name="P17" draw:layer="layout" svg:x1="72.75cm" svg:y1="5.75cm" svg:x2="73.25cm" svg:y2="5.75cm">
            <text:p/>
          </draw:line>
          <draw:line draw:style-name="gr41" draw:text-style-name="P17" draw:layer="layout" svg:x1="72.75cm" svg:y1="8.25cm" svg:x2="73.25cm" svg:y2="8.25cm">
            <text:p/>
          </draw:line>
          <draw:line draw:style-name="gr41" draw:text-style-name="P17" draw:layer="layout" svg:x1="72.75cm" svg:y1="9.5cm" svg:x2="73.25cm" svg:y2="9.5cm">
            <text:p/>
          </draw:line>
          <draw:line draw:style-name="gr42" draw:text-style-name="P17" draw:layer="layout" svg:x1="62.75cm" svg:y1="7cm" svg:x2="64.75cm" svg:y2="7cm">
            <text:p/>
          </draw:line>
          <draw:line draw:style-name="gr42" draw:text-style-name="P17" draw:layer="layout" svg:x1="74.25cm" svg:y1="7cm" svg:x2="76.25cm" svg:y2="7cm">
            <text:p/>
          </draw:line>
          <draw:custom-shape draw:style-name="gr43" draw:text-style-name="P18" draw:layer="layout" svg:width="0.5cm" svg:height="0.5cm" svg:x="72cm" svg:y="4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71.25cm" svg:y="4.2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70.5cm" svg:y="4.2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72cm" svg:y="5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71.25cm" svg:y="5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70.5cm" svg:y="5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69.75cm" svg:y="5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72cm" svg:y="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71.25cm" svg:y="8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72cm" svg:y="9.25cm">
            <text:p/>
            <draw:enhanced-geometry svg:viewBox="0 0 21600 21600" draw:type="rectangle" draw:enhanced-path="M 0 0 L 21600 0 21600 21600 0 21600 0 0 Z N"/>
          </draw:custom-shape>
        </draw:g>
        <draw:polygon draw:style-name="gr45" draw:text-style-name="P15" draw:layer="layout" svg:width="0.999cm" svg:height="6.499cm" svg:x="61.25cm" svg:y="3.75cm" svg:viewBox="0 0 1000 6500" draw:points="1000,500 0,0 0,6500 1000,6000">
          <text:p/>
        </draw:polygon>
        <draw:line draw:style-name="gr46" draw:text-style-name="P17" draw:layer="layout" svg:x1="60.75cm" svg:y1="4.5cm" svg:x2="61.25cm" svg:y2="4.5cm">
          <text:p/>
        </draw:line>
        <draw:line draw:style-name="gr46" draw:text-style-name="P17" draw:layer="layout" svg:x1="60.75cm" svg:y1="5.75cm" svg:x2="61.25cm" svg:y2="5.75cm">
          <text:p/>
        </draw:line>
        <draw:line draw:style-name="gr46" draw:text-style-name="P17" draw:layer="layout" svg:x1="60.75cm" svg:y1="8.25cm" svg:x2="61.25cm" svg:y2="8.25cm">
          <text:p/>
        </draw:line>
        <draw:line draw:style-name="gr46" draw:text-style-name="P17" draw:layer="layout" svg:x1="60.75cm" svg:y1="9.5cm" svg:x2="61.25cm" svg:y2="9.5cm">
          <text:p/>
        </draw:line>
        <draw:line draw:style-name="gr47" draw:text-style-name="P2" draw:layer="layout" svg:x1="62.251cm" svg:y1="7cm" svg:x2="63.75cm" svg:y2="7cm">
          <text:p/>
        </draw:line>
        <draw:frame draw:style-name="gr48" draw:text-style-name="P13" draw:layer="layout" svg:width="1.75cm" svg:height="1.119cm" svg:x="59.5cm" svg:y="6.25cm">
          <draw:text-box>
            <text:p><text:span text:style-name="T7">. . .</text:span></text:p>
          </draw:text-box>
        </draw:frame>
        <draw:g>
          <draw:polygon draw:style-name="gr38" draw:text-style-name="P15" draw:layer="layout" svg:width="0.999cm" svg:height="6.499cm" svg:x="64.75cm" svg:y="12.25cm" svg:viewBox="0 0 1000 6500" draw:points="0,500 1000,0 1000,6500 0,6000">
            <text:p/>
          </draw:polygon>
          <draw:custom-shape draw:style-name="gr39" draw:text-style-name="P15" draw:layer="layout" svg:width="6.5cm" svg:height="1cm" svg:x="66.25cm" svg:y="12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66.25cm" svg:y="13.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66.25cm" svg:y="16.2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66.25cm" svg:y="17.5cm">
            <text:p/>
            <draw:enhanced-geometry svg:viewBox="0 0 21600 21600" draw:type="rectangle" draw:enhanced-path="M 0 0 L 21600 0 21600 21600 0 21600 0 0 Z N"/>
          </draw:custom-shape>
          <draw:polygon draw:style-name="gr38" draw:text-style-name="P15" draw:layer="layout" svg:width="0.999cm" svg:height="6.499cm" svg:x="73.25cm" svg:y="12.25cm" svg:viewBox="0 0 1000 6500" draw:points="1000,500 0,0 0,6500 1000,6000">
            <text:p/>
          </draw:polygon>
          <draw:frame draw:style-name="gr40" draw:text-style-name="P16" draw:layer="layout" svg:width="3.25cm" svg:height="2.143cm" svg:x="68.25cm" svg:y="14cm">
            <draw:text-box>
              <text:p><text:span text:style-name="T5">. . .</text:span></text:p>
            </draw:text-box>
          </draw:frame>
          <draw:line draw:style-name="gr41" draw:text-style-name="P17" draw:layer="layout" svg:x1="65.75cm" svg:y1="13cm" svg:x2="66.25cm" svg:y2="13cm">
            <text:p/>
          </draw:line>
          <draw:line draw:style-name="gr41" draw:text-style-name="P17" draw:layer="layout" svg:x1="65.75cm" svg:y1="16.75cm" svg:x2="66.25cm" svg:y2="16.75cm">
            <text:p/>
          </draw:line>
          <draw:line draw:style-name="gr41" draw:text-style-name="P17" draw:layer="layout" svg:x1="65.75cm" svg:y1="14.25cm" svg:x2="66.25cm" svg:y2="14.25cm">
            <text:p/>
          </draw:line>
          <draw:line draw:style-name="gr41" draw:text-style-name="P17" draw:layer="layout" svg:x1="65.75cm" svg:y1="18cm" svg:x2="66.25cm" svg:y2="18cm">
            <text:p/>
          </draw:line>
          <draw:line draw:style-name="gr41" draw:text-style-name="P17" draw:layer="layout" svg:x1="72.75cm" svg:y1="13cm" svg:x2="73.25cm" svg:y2="13cm">
            <text:p/>
          </draw:line>
          <draw:line draw:style-name="gr41" draw:text-style-name="P17" draw:layer="layout" svg:x1="72.75cm" svg:y1="14.25cm" svg:x2="73.25cm" svg:y2="14.25cm">
            <text:p/>
          </draw:line>
          <draw:line draw:style-name="gr41" draw:text-style-name="P17" draw:layer="layout" svg:x1="72.75cm" svg:y1="16.75cm" svg:x2="73.25cm" svg:y2="16.75cm">
            <text:p/>
          </draw:line>
          <draw:line draw:style-name="gr41" draw:text-style-name="P17" draw:layer="layout" svg:x1="72.75cm" svg:y1="18cm" svg:x2="73.25cm" svg:y2="18cm">
            <text:p/>
          </draw:line>
          <draw:line draw:style-name="gr42" draw:text-style-name="P17" draw:layer="layout" svg:x1="62.75cm" svg:y1="15.5cm" svg:x2="64.75cm" svg:y2="15.5cm">
            <text:p/>
          </draw:line>
          <draw:line draw:style-name="gr42" draw:text-style-name="P17" draw:layer="layout" svg:x1="74.25cm" svg:y1="15.5cm" svg:x2="76.25cm" svg:y2="15.5cm">
            <text:p/>
          </draw:line>
          <draw:custom-shape draw:style-name="gr43" draw:text-style-name="P18" draw:layer="layout" svg:width="0.5cm" svg:height="0.5cm" svg:x="72cm" svg:y="12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71.25cm" svg:y="12.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70.5cm" svg:y="12.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72cm" svg:y="1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71.25cm" svg:y="14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70.5cm" svg:y="1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69.75cm" svg:y="1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72cm" svg:y="1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71.25cm" svg:y="16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72cm" svg:y="17.75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38" draw:text-style-name="P15" draw:layer="layout" svg:width="0.999cm" svg:height="6.499cm" svg:x="65cm" svg:y="23.75cm" svg:viewBox="0 0 1000 6500" draw:points="0,500 1000,0 1000,6500 0,6000">
            <text:p/>
          </draw:polygon>
          <draw:custom-shape draw:style-name="gr39" draw:text-style-name="P15" draw:layer="layout" svg:width="6.5cm" svg:height="1cm" svg:x="66.5cm" svg:y="2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66.5cm" svg:y="25.2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66.5cm" svg:y="27.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66.5cm" svg:y="29cm">
            <text:p/>
            <draw:enhanced-geometry svg:viewBox="0 0 21600 21600" draw:type="rectangle" draw:enhanced-path="M 0 0 L 21600 0 21600 21600 0 21600 0 0 Z N"/>
          </draw:custom-shape>
          <draw:polygon draw:style-name="gr38" draw:text-style-name="P15" draw:layer="layout" svg:width="0.999cm" svg:height="6.499cm" svg:x="73.5cm" svg:y="23.75cm" svg:viewBox="0 0 1000 6500" draw:points="1000,500 0,0 0,6500 1000,6000">
            <text:p/>
          </draw:polygon>
          <draw:frame draw:style-name="gr40" draw:text-style-name="P16" draw:layer="layout" svg:width="3.25cm" svg:height="2.143cm" svg:x="68.5cm" svg:y="25.5cm">
            <draw:text-box>
              <text:p><text:span text:style-name="T5">. . .</text:span></text:p>
            </draw:text-box>
          </draw:frame>
          <draw:line draw:style-name="gr41" draw:text-style-name="P17" draw:layer="layout" svg:x1="66cm" svg:y1="24.5cm" svg:x2="66.5cm" svg:y2="24.5cm">
            <text:p/>
          </draw:line>
          <draw:line draw:style-name="gr41" draw:text-style-name="P17" draw:layer="layout" svg:x1="66cm" svg:y1="28.25cm" svg:x2="66.5cm" svg:y2="28.25cm">
            <text:p/>
          </draw:line>
          <draw:line draw:style-name="gr41" draw:text-style-name="P17" draw:layer="layout" svg:x1="66cm" svg:y1="25.75cm" svg:x2="66.5cm" svg:y2="25.75cm">
            <text:p/>
          </draw:line>
          <draw:line draw:style-name="gr41" draw:text-style-name="P17" draw:layer="layout" svg:x1="66cm" svg:y1="29.5cm" svg:x2="66.5cm" svg:y2="29.5cm">
            <text:p/>
          </draw:line>
          <draw:line draw:style-name="gr41" draw:text-style-name="P17" draw:layer="layout" svg:x1="73cm" svg:y1="24.5cm" svg:x2="73.5cm" svg:y2="24.5cm">
            <text:p/>
          </draw:line>
          <draw:line draw:style-name="gr41" draw:text-style-name="P17" draw:layer="layout" svg:x1="73cm" svg:y1="25.75cm" svg:x2="73.5cm" svg:y2="25.75cm">
            <text:p/>
          </draw:line>
          <draw:line draw:style-name="gr41" draw:text-style-name="P17" draw:layer="layout" svg:x1="73cm" svg:y1="28.25cm" svg:x2="73.5cm" svg:y2="28.25cm">
            <text:p/>
          </draw:line>
          <draw:line draw:style-name="gr41" draw:text-style-name="P17" draw:layer="layout" svg:x1="73cm" svg:y1="29.5cm" svg:x2="73.5cm" svg:y2="29.5cm">
            <text:p/>
          </draw:line>
          <draw:line draw:style-name="gr42" draw:text-style-name="P17" draw:layer="layout" svg:x1="63cm" svg:y1="27cm" svg:x2="65cm" svg:y2="27cm">
            <text:p/>
          </draw:line>
          <draw:line draw:style-name="gr42" draw:text-style-name="P17" draw:layer="layout" svg:x1="74.5cm" svg:y1="27cm" svg:x2="76.5cm" svg:y2="27cm">
            <text:p/>
          </draw:line>
          <draw:custom-shape draw:style-name="gr43" draw:text-style-name="P18" draw:layer="layout" svg:width="0.5cm" svg:height="0.5cm" svg:x="72.25cm" svg:y="24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71.5cm" svg:y="24.2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70.75cm" svg:y="24.2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72.25cm" svg:y="25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71.5cm" svg:y="25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70.75cm" svg:y="25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70cm" svg:y="25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72.25cm" svg:y="2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71.5cm" svg:y="28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72.25cm" svg:y="29.25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38" draw:text-style-name="P15" draw:layer="layout" svg:width="0.999cm" svg:height="6.499cm" svg:x="65cm" svg:y="32.25cm" svg:viewBox="0 0 1000 6500" draw:points="0,500 1000,0 1000,6500 0,6000">
            <text:p/>
          </draw:polygon>
          <draw:custom-shape draw:style-name="gr39" draw:text-style-name="P15" draw:layer="layout" svg:width="6.5cm" svg:height="1cm" svg:x="66.5cm" svg:y="32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66.5cm" svg:y="33.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66.5cm" svg:y="36.2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66.5cm" svg:y="37.5cm">
            <text:p/>
            <draw:enhanced-geometry svg:viewBox="0 0 21600 21600" draw:type="rectangle" draw:enhanced-path="M 0 0 L 21600 0 21600 21600 0 21600 0 0 Z N"/>
          </draw:custom-shape>
          <draw:polygon draw:style-name="gr38" draw:text-style-name="P15" draw:layer="layout" svg:width="0.999cm" svg:height="6.499cm" svg:x="73.5cm" svg:y="32.25cm" svg:viewBox="0 0 1000 6500" draw:points="1000,500 0,0 0,6500 1000,6000">
            <text:p/>
          </draw:polygon>
          <draw:frame draw:style-name="gr40" draw:text-style-name="P16" draw:layer="layout" svg:width="3.25cm" svg:height="2.143cm" svg:x="68.5cm" svg:y="34cm">
            <draw:text-box>
              <text:p><text:span text:style-name="T5">. . .</text:span></text:p>
            </draw:text-box>
          </draw:frame>
          <draw:line draw:style-name="gr41" draw:text-style-name="P17" draw:layer="layout" svg:x1="66cm" svg:y1="33cm" svg:x2="66.5cm" svg:y2="33cm">
            <text:p/>
          </draw:line>
          <draw:line draw:style-name="gr41" draw:text-style-name="P17" draw:layer="layout" svg:x1="66cm" svg:y1="36.75cm" svg:x2="66.5cm" svg:y2="36.75cm">
            <text:p/>
          </draw:line>
          <draw:line draw:style-name="gr41" draw:text-style-name="P17" draw:layer="layout" svg:x1="66cm" svg:y1="34.25cm" svg:x2="66.5cm" svg:y2="34.25cm">
            <text:p/>
          </draw:line>
          <draw:line draw:style-name="gr41" draw:text-style-name="P17" draw:layer="layout" svg:x1="66cm" svg:y1="38cm" svg:x2="66.5cm" svg:y2="38cm">
            <text:p/>
          </draw:line>
          <draw:line draw:style-name="gr41" draw:text-style-name="P17" draw:layer="layout" svg:x1="73cm" svg:y1="33cm" svg:x2="73.5cm" svg:y2="33cm">
            <text:p/>
          </draw:line>
          <draw:line draw:style-name="gr41" draw:text-style-name="P17" draw:layer="layout" svg:x1="73cm" svg:y1="34.25cm" svg:x2="73.5cm" svg:y2="34.25cm">
            <text:p/>
          </draw:line>
          <draw:line draw:style-name="gr41" draw:text-style-name="P17" draw:layer="layout" svg:x1="73cm" svg:y1="36.75cm" svg:x2="73.5cm" svg:y2="36.75cm">
            <text:p/>
          </draw:line>
          <draw:line draw:style-name="gr41" draw:text-style-name="P17" draw:layer="layout" svg:x1="73cm" svg:y1="38cm" svg:x2="73.5cm" svg:y2="38cm">
            <text:p/>
          </draw:line>
          <draw:line draw:style-name="gr42" draw:text-style-name="P17" draw:layer="layout" svg:x1="63cm" svg:y1="35.5cm" svg:x2="65cm" svg:y2="35.5cm">
            <text:p/>
          </draw:line>
          <draw:line draw:style-name="gr42" draw:text-style-name="P17" draw:layer="layout" svg:x1="74.5cm" svg:y1="35.5cm" svg:x2="76.5cm" svg:y2="35.5cm">
            <text:p/>
          </draw:line>
          <draw:custom-shape draw:style-name="gr43" draw:text-style-name="P18" draw:layer="layout" svg:width="0.5cm" svg:height="0.5cm" svg:x="72.25cm" svg:y="32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71.5cm" svg:y="32.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70.75cm" svg:y="32.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72.25cm" svg:y="3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71.5cm" svg:y="34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70.75cm" svg:y="3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70cm" svg:y="3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72.25cm" svg:y="3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71.5cm" svg:y="36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72.25cm" svg:y="37.75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45" draw:text-style-name="P15" draw:layer="layout" svg:width="0.999cm" svg:height="6.499cm" svg:x="61.25cm" svg:y="12.25cm" svg:viewBox="0 0 1000 6500" draw:points="1000,500 0,0 0,6500 1000,6000">
            <text:p/>
          </draw:polygon>
          <draw:line draw:style-name="gr46" draw:text-style-name="P17" draw:layer="layout" svg:x1="60.75cm" svg:y1="13cm" svg:x2="61.25cm" svg:y2="13cm">
            <text:p/>
          </draw:line>
          <draw:line draw:style-name="gr46" draw:text-style-name="P17" draw:layer="layout" svg:x1="60.75cm" svg:y1="14.25cm" svg:x2="61.25cm" svg:y2="14.25cm">
            <text:p/>
          </draw:line>
          <draw:line draw:style-name="gr46" draw:text-style-name="P17" draw:layer="layout" svg:x1="60.75cm" svg:y1="16.75cm" svg:x2="61.25cm" svg:y2="16.75cm">
            <text:p/>
          </draw:line>
          <draw:line draw:style-name="gr46" draw:text-style-name="P17" draw:layer="layout" svg:x1="60.75cm" svg:y1="18cm" svg:x2="61.25cm" svg:y2="18cm">
            <text:p/>
          </draw:line>
          <draw:line draw:style-name="gr47" draw:text-style-name="P2" draw:layer="layout" svg:x1="62.251cm" svg:y1="15.5cm" svg:x2="63.75cm" svg:y2="15.5cm">
            <text:p/>
          </draw:line>
          <draw:frame draw:style-name="gr48" draw:text-style-name="P13" draw:layer="layout" svg:width="1.75cm" svg:height="1.119cm" svg:x="59.5cm" svg:y="14.75cm">
            <draw:text-box>
              <text:p><text:span text:style-name="T7">. . .</text:span></text:p>
            </draw:text-box>
          </draw:frame>
        </draw:g>
        <draw:g>
          <draw:polygon draw:style-name="gr45" draw:text-style-name="P15" draw:layer="layout" svg:width="0.999cm" svg:height="6.499cm" svg:x="61.25cm" svg:y="23.75cm" svg:viewBox="0 0 1000 6500" draw:points="1000,500 0,0 0,6500 1000,6000">
            <text:p/>
          </draw:polygon>
          <draw:line draw:style-name="gr46" draw:text-style-name="P17" draw:layer="layout" svg:x1="60.75cm" svg:y1="24.5cm" svg:x2="61.25cm" svg:y2="24.5cm">
            <text:p/>
          </draw:line>
          <draw:line draw:style-name="gr46" draw:text-style-name="P17" draw:layer="layout" svg:x1="60.75cm" svg:y1="25.75cm" svg:x2="61.25cm" svg:y2="25.75cm">
            <text:p/>
          </draw:line>
          <draw:line draw:style-name="gr46" draw:text-style-name="P17" draw:layer="layout" svg:x1="60.75cm" svg:y1="28.25cm" svg:x2="61.25cm" svg:y2="28.25cm">
            <text:p/>
          </draw:line>
          <draw:line draw:style-name="gr46" draw:text-style-name="P17" draw:layer="layout" svg:x1="60.75cm" svg:y1="29.5cm" svg:x2="61.25cm" svg:y2="29.5cm">
            <text:p/>
          </draw:line>
          <draw:line draw:style-name="gr47" draw:text-style-name="P2" draw:layer="layout" svg:x1="62.251cm" svg:y1="27cm" svg:x2="63.75cm" svg:y2="27cm">
            <text:p/>
          </draw:line>
          <draw:frame draw:style-name="gr48" draw:text-style-name="P13" draw:layer="layout" svg:width="1.75cm" svg:height="1.119cm" svg:x="59.5cm" svg:y="26.25cm">
            <draw:text-box>
              <text:p><text:span text:style-name="T7">. . .</text:span></text:p>
            </draw:text-box>
          </draw:frame>
        </draw:g>
        <draw:g>
          <draw:polygon draw:style-name="gr45" draw:text-style-name="P15" draw:layer="layout" svg:width="0.999cm" svg:height="6.499cm" svg:x="61.25cm" svg:y="32.25cm" svg:viewBox="0 0 1000 6500" draw:points="1000,500 0,0 0,6500 1000,6000">
            <text:p/>
          </draw:polygon>
          <draw:line draw:style-name="gr46" draw:text-style-name="P17" draw:layer="layout" svg:x1="60.75cm" svg:y1="33cm" svg:x2="61.25cm" svg:y2="33cm">
            <text:p/>
          </draw:line>
          <draw:line draw:style-name="gr46" draw:text-style-name="P17" draw:layer="layout" svg:x1="60.75cm" svg:y1="34.25cm" svg:x2="61.25cm" svg:y2="34.25cm">
            <text:p/>
          </draw:line>
          <draw:line draw:style-name="gr46" draw:text-style-name="P17" draw:layer="layout" svg:x1="60.75cm" svg:y1="36.75cm" svg:x2="61.25cm" svg:y2="36.75cm">
            <text:p/>
          </draw:line>
          <draw:line draw:style-name="gr46" draw:text-style-name="P17" draw:layer="layout" svg:x1="60.75cm" svg:y1="38cm" svg:x2="61.25cm" svg:y2="38cm">
            <text:p/>
          </draw:line>
          <draw:line draw:style-name="gr47" draw:text-style-name="P2" draw:layer="layout" svg:x1="62.251cm" svg:y1="35.5cm" svg:x2="63.75cm" svg:y2="35.5cm">
            <text:p/>
          </draw:line>
          <draw:frame draw:style-name="gr48" draw:text-style-name="P13" draw:layer="layout" svg:width="1.75cm" svg:height="1.119cm" svg:x="59.5cm" svg:y="34.75cm">
            <draw:text-box>
              <text:p><text:span text:style-name="T7">. . .</text:span></text:p>
            </draw:text-box>
          </draw:frame>
        </draw:g>
        <draw:frame draw:style-name="gr49" draw:text-style-name="P13" draw:layer="layout" svg:width="6cm" svg:height="3.96cm" svg:x="66.75cm" svg:y="18cm">
          <draw:text-box>
            <text:p><text:span text:style-name="T8">. . .</text:span></text:p>
          </draw:text-box>
        </draw:frame>
        <draw:line draw:style-name="gr120" draw:text-style-name="P2" draw:layer="layout" svg:x1="52.25cm" svg:y1="7cm" svg:x2="60.75cm" svg:y2="4.5cm">
          <text:p/>
        </draw:line>
        <draw:line draw:style-name="gr120" draw:text-style-name="P2" draw:layer="layout" svg:x1="52.25cm" svg:y1="7cm" svg:x2="60.75cm" svg:y2="13cm">
          <text:p/>
        </draw:line>
        <draw:line draw:style-name="gr120" draw:text-style-name="P2" draw:layer="layout" svg:x1="52.25cm" svg:y1="7cm" svg:x2="60.75cm" svg:y2="24.5cm">
          <text:p/>
        </draw:line>
        <draw:line draw:style-name="gr120" draw:text-style-name="P2" draw:layer="layout" svg:x1="52.25cm" svg:y1="7cm" svg:x2="60.75cm" svg:y2="33cm">
          <text:p/>
        </draw:line>
        <draw:line draw:style-name="gr120" draw:text-style-name="P2" draw:layer="layout" svg:x1="52.25cm" svg:y1="15.5cm" svg:x2="60.75cm" svg:y2="5.75cm">
          <text:p/>
        </draw:line>
        <draw:line draw:style-name="gr120" draw:text-style-name="P2" draw:layer="layout" svg:x1="52.25cm" svg:y1="15.5cm" svg:x2="60.75cm" svg:y2="14.25cm">
          <text:p/>
        </draw:line>
        <draw:line draw:style-name="gr120" draw:text-style-name="P2" draw:layer="layout" svg:x1="52.25cm" svg:y1="15.5cm" svg:x2="60.75cm" svg:y2="25.75cm">
          <text:p/>
        </draw:line>
        <draw:line draw:style-name="gr120" draw:text-style-name="P2" draw:layer="layout" svg:x1="52.25cm" svg:y1="15.5cm" svg:x2="60.75cm" svg:y2="34.25cm">
          <text:p/>
        </draw:line>
        <draw:line draw:style-name="gr120" draw:text-style-name="P2" draw:layer="layout" svg:x1="52.5cm" svg:y1="27cm" svg:x2="60.75cm" svg:y2="8.25cm">
          <text:p/>
        </draw:line>
        <draw:line draw:style-name="gr120" draw:text-style-name="P2" draw:layer="layout" svg:x1="52.5cm" svg:y1="27cm" svg:x2="60.75cm" svg:y2="16.75cm">
          <text:p/>
        </draw:line>
        <draw:line draw:style-name="gr120" draw:text-style-name="P2" draw:layer="layout" svg:x1="52.5cm" svg:y1="27cm" svg:x2="60.75cm" svg:y2="28.25cm">
          <text:p/>
        </draw:line>
        <draw:line draw:style-name="gr120" draw:text-style-name="P2" draw:layer="layout" svg:x1="52.5cm" svg:y1="27cm" svg:x2="60.75cm" svg:y2="36.75cm">
          <text:p/>
        </draw:line>
        <draw:line draw:style-name="gr120" draw:text-style-name="P2" draw:layer="layout" svg:x1="52.5cm" svg:y1="35.5cm" svg:x2="60.75cm" svg:y2="38cm">
          <text:p/>
        </draw:line>
        <draw:line draw:style-name="gr120" draw:text-style-name="P2" draw:layer="layout" svg:x1="52.5cm" svg:y1="35.5cm" svg:x2="60.75cm" svg:y2="29.5cm">
          <text:p/>
        </draw:line>
        <draw:line draw:style-name="gr120" draw:text-style-name="P2" draw:layer="layout" svg:x1="52.5cm" svg:y1="35.5cm" svg:x2="60.75cm" svg:y2="18cm">
          <text:p/>
        </draw:line>
        <draw:line draw:style-name="gr120" draw:text-style-name="P2" draw:layer="layout" svg:x1="52.5cm" svg:y1="35.5cm" svg:x2="60.75cm" svg:y2="9.5cm">
          <text:p/>
        </draw:line>
        <draw:custom-shape draw:style-name="gr121" draw:text-style-name="P15" draw:layer="layout" svg:width="6.75cm" svg:height="5.75cm" svg:x="53.75cm" svg:y="40cm">
          <text:p text:style-name="P18"><text:span text:style-name="T7">选择控制单元</text:span></text:p>
          <draw:enhanced-geometry svg:viewBox="0 0 21600 21600" draw:type="rectangle" draw:enhanced-path="M 0 0 L 21600 0 21600 21600 0 21600 0 0 Z N"/>
        </draw:custom-shape>
        <draw:custom-shape draw:style-name="gr122" draw:text-style-name="P18" draw:layer="layout" svg:width="1cm" svg:height="2.25cm" svg:x="11.25cm" svg:y="20cm">
          <text:p/>
          <draw:enhanced-geometry svg:viewBox="0 0 21600 21600" draw:text-areas="0 0 21600 21600" draw:mirror-horizontal="false" draw:mirror-vertical="false" draw:type="circular-arrow" draw:modifiers="179.441940328032 133.631419193047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5" draw:text-style-name="P20" draw:layer="layout" svg:width="8.25cm" svg:height="2.5cm" svg:x="53cm" svg:y="19.75cm">
          <text:p text:style-name="P18"><text:span text:style-name="T9">. . .</text:span></text:p>
          <text:p text:style-name="P18"><text:span text:style-name="T10"/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默认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marker draw:name="线条箭头_20_1" draw:display-name="线条箭头 1" svg:viewBox="0 0 20 20" svg:d="M0 20l10-20 10 20z"/>
    <draw:marker draw:name="线条箭头_20_10" draw:display-name="线条箭头 10" svg:viewBox="0 0 20 20" svg:d="M0 20l10-20 10 20z"/>
    <draw:marker draw:name="线条箭头_20_11" draw:display-name="线条箭头 11" svg:viewBox="0 0 20 20" svg:d="M0 20l10-20 10 20z"/>
    <draw:marker draw:name="线条箭头_20_12" draw:display-name="线条箭头 12" svg:viewBox="0 0 20 20" svg:d="M0 20l10-20 10 20z"/>
    <draw:marker draw:name="线条箭头_20_13" draw:display-name="线条箭头 13" svg:viewBox="0 0 20 20" svg:d="M0 20l10-20 10 20z"/>
    <draw:marker draw:name="线条箭头_20_14" draw:display-name="线条箭头 14" svg:viewBox="0 0 20 20" svg:d="M0 20l10-20 10 20z"/>
    <draw:marker draw:name="线条箭头_20_15" draw:display-name="线条箭头 15" svg:viewBox="0 0 20 20" svg:d="M0 20l10-20 10 20z"/>
    <draw:marker draw:name="线条箭头_20_16" draw:display-name="线条箭头 16" svg:viewBox="0 0 20 20" svg:d="M0 20l10-20 10 20z"/>
    <draw:marker draw:name="线条箭头_20_17" draw:display-name="线条箭头 17" svg:viewBox="0 0 20 20" svg:d="M0 20l10-20 10 20z"/>
    <draw:marker draw:name="线条箭头_20_18" draw:display-name="线条箭头 18" svg:viewBox="0 0 20 20" svg:d="M0 20l10-20 10 20z"/>
    <draw:marker draw:name="线条箭头_20_19" draw:display-name="线条箭头 19" svg:viewBox="0 0 20 20" svg:d="M0 20l10-20 10 20z"/>
    <draw:marker draw:name="线条箭头_20_20" draw:display-name="线条箭头 20" svg:viewBox="0 0 20 20" svg:d="M0 20l10-20 10 20z"/>
    <draw:marker draw:name="线条箭头_20_21" draw:display-name="线条箭头 21" svg:viewBox="0 0 20 20" svg:d="M0 20l10-20 10 20z"/>
    <draw:marker draw:name="线条箭头_20_22" draw:display-name="线条箭头 22" svg:viewBox="0 0 20 20" svg:d="M0 20l10-20 10 20z"/>
    <draw:marker draw:name="线条箭头_20_23" draw:display-name="线条箭头 23" svg:viewBox="0 0 20 20" svg:d="M0 20l10-20 10 20z"/>
    <draw:marker draw:name="线条箭头_20_24" draw:display-name="线条箭头 24" svg:viewBox="0 0 20 20" svg:d="M0 20l10-20 10 20z"/>
    <draw:marker draw:name="线条箭头_20_25" draw:display-name="线条箭头 25" svg:viewBox="0 0 20 20" svg:d="M0 20l10-20 10 20z"/>
    <draw:marker draw:name="线条箭头_20_26" draw:display-name="线条箭头 26" svg:viewBox="0 0 20 20" svg:d="M0 20l10-20 10 20z"/>
    <draw:marker draw:name="线条箭头_20_27" draw:display-name="线条箭头 27" svg:viewBox="0 0 20 20" svg:d="M0 20l10-20 10 20z"/>
    <draw:marker draw:name="线条箭头_20_28" draw:display-name="线条箭头 28" svg:viewBox="0 0 20 20" svg:d="M0 20l10-20 10 20z"/>
    <draw:marker draw:name="线条箭头_20_29" draw:display-name="线条箭头 29" svg:viewBox="0 0 20 20" svg:d="M0 20l10-20 10 20z"/>
    <draw:marker draw:name="线条箭头_20_30" draw:display-name="线条箭头 30" svg:viewBox="0 0 20 20" svg:d="M0 20l10-20 10 20z"/>
    <draw:marker draw:name="线条箭头_20_31" draw:display-name="线条箭头 31" svg:viewBox="0 0 20 20" svg:d="M0 20l10-20 10 20z"/>
    <draw:marker draw:name="线条箭头_20_32" draw:display-name="线条箭头 32" svg:viewBox="0 0 20 20" svg:d="M0 20l10-20 10 20z"/>
    <draw:marker draw:name="线条箭头_20_33" draw:display-name="线条箭头 33" svg:viewBox="0 0 20 20" svg:d="M0 20l10-20 10 20z"/>
    <draw:marker draw:name="线条箭头_20_34" draw:display-name="线条箭头 34" svg:viewBox="0 0 20 20" svg:d="M0 20l10-20 10 20z"/>
    <draw:marker draw:name="线条箭头_20_35" draw:display-name="线条箭头 35" svg:viewBox="0 0 20 20" svg:d="M0 20l10-20 10 20z"/>
    <draw:marker draw:name="线条箭头_20_36" draw:display-name="线条箭头 36" svg:viewBox="0 0 20 20" svg:d="M0 20l10-20 10 20z"/>
    <draw:marker draw:name="线条箭头_20_37" draw:display-name="线条箭头 37" svg:viewBox="0 0 20 20" svg:d="M0 20l10-20 10 20z"/>
    <draw:marker draw:name="线条箭头_20_38" draw:display-name="线条箭头 38" svg:viewBox="0 0 20 20" svg:d="M0 20l10-20 10 20z"/>
    <draw:marker draw:name="线条箭头_20_39" draw:display-name="线条箭头 39" svg:viewBox="0 0 20 20" svg:d="M0 20l10-20 10 20z"/>
    <draw:marker draw:name="线条箭头_20_4" draw:display-name="线条箭头 4" svg:viewBox="0 0 20 20" svg:d="M0 20l10-20 10 20z"/>
    <draw:marker draw:name="线条箭头_20_40" draw:display-name="线条箭头 40" svg:viewBox="0 0 20 20" svg:d="M0 20l10-20 10 20z"/>
    <draw:marker draw:name="线条箭头_20_41" draw:display-name="线条箭头 41" svg:viewBox="0 0 20 20" svg:d="M0 20l10-20 10 20z"/>
    <draw:marker draw:name="线条箭头_20_42" draw:display-name="线条箭头 42" svg:viewBox="0 0 20 20" svg:d="M0 20l10-20 10 20z"/>
    <draw:marker draw:name="线条箭头_20_43" draw:display-name="线条箭头 43" svg:viewBox="0 0 20 20" svg:d="M0 20l10-20 10 20z"/>
    <draw:marker draw:name="线条箭头_20_44" draw:display-name="线条箭头 44" svg:viewBox="0 0 20 20" svg:d="M0 20l10-20 10 20z"/>
    <draw:marker draw:name="线条箭头_20_45" draw:display-name="线条箭头 45" svg:viewBox="0 0 20 20" svg:d="M0 20l10-20 10 20z"/>
    <draw:marker draw:name="线条箭头_20_46" draw:display-name="线条箭头 46" svg:viewBox="0 0 20 20" svg:d="M0 20l10-20 10 20z"/>
    <draw:marker draw:name="线条箭头_20_47" draw:display-name="线条箭头 47" svg:viewBox="0 0 20 20" svg:d="M0 20l10-20 10 20z"/>
    <draw:marker draw:name="线条箭头_20_48" draw:display-name="线条箭头 48" svg:viewBox="0 0 20 20" svg:d="M0 20l10-20 10 20z"/>
    <draw:marker draw:name="线条箭头_20_49" draw:display-name="线条箭头 49" svg:viewBox="0 0 20 20" svg:d="M0 20l10-20 10 20z"/>
    <draw:marker draw:name="线条箭头_20_5" draw:display-name="线条箭头 5" svg:viewBox="0 0 20 20" svg:d="M0 20l10-20 10 20z"/>
    <draw:marker draw:name="线条箭头_20_50" draw:display-name="线条箭头 50" svg:viewBox="0 0 20 20" svg:d="M0 20l10-20 10 20z"/>
    <draw:marker draw:name="线条箭头_20_51" draw:display-name="线条箭头 51" svg:viewBox="0 0 20 20" svg:d="M0 20l10-20 10 20z"/>
    <draw:marker draw:name="线条箭头_20_52" draw:display-name="线条箭头 52" svg:viewBox="0 0 20 20" svg:d="M0 20l10-20 10 20z"/>
    <draw:marker draw:name="线条箭头_20_53" draw:display-name="线条箭头 53" svg:viewBox="0 0 20 20" svg:d="M0 20l10-20 10 20z"/>
    <draw:marker draw:name="线条箭头_20_54" draw:display-name="线条箭头 54" svg:viewBox="0 0 20 20" svg:d="M0 20l10-20 10 20z"/>
    <draw:marker draw:name="线条箭头_20_55" draw:display-name="线条箭头 55" svg:viewBox="0 0 20 20" svg:d="M0 20l10-20 10 20z"/>
    <draw:marker draw:name="线条箭头_20_56" draw:display-name="线条箭头 56" svg:viewBox="0 0 20 20" svg:d="M0 20l10-20 10 20z"/>
    <draw:marker draw:name="线条箭头_20_57" draw:display-name="线条箭头 57" svg:viewBox="0 0 20 20" svg:d="M0 20l10-20 10 20z"/>
    <draw:marker draw:name="线条箭头_20_58" draw:display-name="线条箭头 58" svg:viewBox="0 0 20 20" svg:d="M0 20l10-20 10 20z"/>
    <draw:marker draw:name="线条箭头_20_59" draw:display-name="线条箭头 59" svg:viewBox="0 0 20 20" svg:d="M0 20l10-20 10 20z"/>
    <draw:marker draw:name="线条箭头_20_6" draw:display-name="线条箭头 6" svg:viewBox="0 0 20 20" svg:d="M0 20l10-20 10 20z"/>
    <draw:marker draw:name="线条箭头_20_60" draw:display-name="线条箭头 60" svg:viewBox="0 0 20 20" svg:d="M0 20l10-20 10 20z"/>
    <draw:marker draw:name="线条箭头_20_61" draw:display-name="线条箭头 61" svg:viewBox="0 0 20 20" svg:d="M0 20l10-20 10 20z"/>
    <draw:marker draw:name="线条箭头_20_62" draw:display-name="线条箭头 62" svg:viewBox="0 0 20 20" svg:d="M0 20l10-20 10 20z"/>
    <draw:marker draw:name="线条箭头_20_63" draw:display-name="线条箭头 63" svg:viewBox="0 0 20 20" svg:d="M0 20l10-20 10 20z"/>
    <draw:marker draw:name="线条箭头_20_64" draw:display-name="线条箭头 64" svg:viewBox="0 0 20 20" svg:d="M0 20l10-20 10 20z"/>
    <draw:marker draw:name="线条箭头_20_65" draw:display-name="线条箭头 65" svg:viewBox="0 0 20 20" svg:d="M0 20l10-20 10 20z"/>
    <draw:marker draw:name="线条箭头_20_66" draw:display-name="线条箭头 66" svg:viewBox="0 0 20 20" svg:d="M0 20l10-20 10 20z"/>
    <draw:marker draw:name="线条箭头_20_67" draw:display-name="线条箭头 67" svg:viewBox="0 0 20 20" svg:d="M0 20l10-20 10 20z"/>
    <draw:marker draw:name="线条箭头_20_68" draw:display-name="线条箭头 68" svg:viewBox="0 0 20 20" svg:d="M0 20l10-20 10 20z"/>
    <draw:marker draw:name="线条箭头_20_69" draw:display-name="线条箭头 69" svg:viewBox="0 0 20 20" svg:d="M0 20l10-20 10 20z"/>
    <draw:marker draw:name="线条箭头_20_70" draw:display-name="线条箭头 70" svg:viewBox="0 0 20 20" svg:d="M0 20l10-20 10 20z"/>
    <draw:marker draw:name="线条箭头_20_71" draw:display-name="线条箭头 71" svg:viewBox="0 0 20 20" svg:d="M0 20l10-20 10 20z"/>
    <draw:marker draw:name="线条箭头_20_72" draw:display-name="线条箭头 72" svg:viewBox="0 0 20 20" svg:d="M0 20l10-20 10 20z"/>
    <draw:marker draw:name="线条箭头_20_73" draw:display-name="线条箭头 73" svg:viewBox="0 0 20 20" svg:d="M0 20l10-20 10 20z"/>
    <draw:marker draw:name="线条箭头_20_74" draw:display-name="线条箭头 74" svg:viewBox="0 0 20 20" svg:d="M0 20l10-20 10 20z"/>
    <draw:marker draw:name="线条箭头_20_75" draw:display-name="线条箭头 75" svg:viewBox="0 0 20 20" svg:d="M0 20l10-20 10 20z"/>
    <draw:marker draw:name="线条箭头_20_76" draw:display-name="线条箭头 76" svg:viewBox="0 0 20 20" svg:d="M0 20l10-20 10 20z"/>
    <draw:marker draw:name="线条箭头_20_77" draw:display-name="线条箭头 77" svg:viewBox="0 0 20 20" svg:d="M0 20l10-20 10 20z"/>
    <draw:marker draw:name="线条箭头_20_78" draw:display-name="线条箭头 78" svg:viewBox="0 0 20 20" svg:d="M0 20l10-20 10 20z"/>
    <draw:marker draw:name="线条箭头_20_8" draw:display-name="线条箭头 8" svg:viewBox="0 0 20 20" svg:d="M0 20l10-20 10 20z"/>
    <draw:marker draw:name="线条箭头_20_9" draw:display-name="线条箭头 9" svg:viewBox="0 0 20 20" svg:d="M0 20l10-20 10 20z"/>
    <draw:stroke-dash draw:name="Long_20_Dash" draw:display-name="Long Dash" draw:style="rect" draw:dots1="1" draw:dots1-length="400%" draw:distance="300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00:03:20.391999246</meta:creation-date>
    <dc:date>2024-05-09T00:58:35.181692511</dc:date>
    <meta:editing-duration>PT8H48M50S</meta:editing-duration>
    <meta:editing-cycles>9</meta:editing-cycles>
    <meta:generator>LibreOffice/7.4.7.2$Linux_X86_64 LibreOffice_project/40$Build-2</meta:generator>
    <meta:document-statistic meta:object-count="695"/>
  </office:meta>
</office:document-meta>
</file>